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3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24mm"/>
    </style:style>
    <style:style style:name="co4" style:family="table-column">
      <style:table-column-properties fo:break-before="auto" style:column-width="84.6mm"/>
    </style:style>
    <style:style style:name="co5" style:family="table-column">
      <style:table-column-properties fo:break-before="auto" style:column-width="80.96mm"/>
    </style:style>
    <style:style style:name="co6" style:family="table-column">
      <style:table-column-properties fo:break-before="auto" style:column-width="6.23mm"/>
    </style:style>
    <style:style style:name="co7" style:family="table-column">
      <style:table-column-properties fo:break-before="auto" style:column-width="48.9mm"/>
    </style:style>
    <style:style style:name="co8" style:family="table-column">
      <style:table-column-properties fo:break-before="auto" style:column-width="52.51mm"/>
    </style:style>
    <style:style style:name="co9" style:family="table-column">
      <style:table-column-properties fo:break-before="auto" style:column-width="9.54mm"/>
    </style:style>
    <style:style style:name="co10" style:family="table-column">
      <style:table-column-properties fo:break-before="auto" style:column-width="20.14mm"/>
    </style:style>
    <style:style style:name="co11" style:family="table-column">
      <style:table-column-properties fo:break-before="auto" style:column-width="35.28mm"/>
    </style:style>
    <style:style style:name="co12" style:family="table-column">
      <style:table-column-properties fo:break-before="auto" style:column-width="31.03mm"/>
    </style:style>
    <style:style style:name="co13" style:family="table-column">
      <style:table-column-properties fo:break-before="auto" style:column-width="31.94mm"/>
    </style:style>
    <style:style style:name="co14" style:family="table-column">
      <style:table-column-properties fo:break-before="auto" style:column-width="96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mm"/>
      <style:text-properties style:text-position="" style:font-name="Ubuntu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Ubuntu"/>
    </style:style>
    <style:style style:name="ce3" style:family="table-cell" style:parent-style-name="Default">
      <style:table-cell-properties fo:border-bottom="0.06pt solid #000000" fo:background-color="#ffff99" fo:border-left="none" fo:border-right="none" fo:border-top="none"/>
      <style:text-properties style:text-position="" style:font-name="Ubuntu" fo:font-weight="bold" style:font-weight-asian="bold" style:font-weight-complex="bold"/>
    </style:style>
    <style:style style:name="ce4" style:family="table-cell" style:parent-style-name="Default">
      <style:text-properties style:text-position="" style:font-name="Ubuntu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style:font-name="Ubuntu"/>
    </style:style>
    <style:style style:name="ce11" style:family="table-cell" style:parent-style-name="Default">
      <style:text-properties style:text-position="" style:font-name="Ubuntu"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ffff99" fo:border-left="none" fo:border-right="none" fo:border-top="none"/>
      <style:text-properties style:text-position="" style:font-name="Ubuntu" fo:font-weight="bold" style:font-weight-asian="bold" style:font-weight-complex="bold"/>
    </style:style>
    <style:style style:name="ce8" style:family="table-cell" style:parent-style-name="Default">
      <style:text-properties style:text-position="" style:font-name="Ubuntu"/>
    </style:style>
    <style:style style:name="ce9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start" fo:margin-left="0mm"/>
      <style:text-properties style:text-position="" style:font-name="Ubuntu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mm"/>
      <style:text-properties style:font-name="Ubuntu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/>
    </style:style>
    <style:style style:name="ce14" style:family="table-cell" style:parent-style-name="Default">
      <style:table-cell-properties fo:border-bottom="0.06pt solid #000000" fo:background-color="#ffff99" fo:border-left="none" fo:border-right="none" fo:border-top="none"/>
      <style:text-properties style:font-name="Ubuntu" fo:font-weight="bold" style:font-weight-asian="bold" style:font-weight-complex="bold"/>
    </style:style>
    <style:style style:name="ce15" style:family="table-cell" style:parent-style-name="Default">
      <style:text-properties style:font-name="Ubuntu"/>
    </style:style>
    <style:style style:name="ce16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start" fo:margin-left="0mm"/>
      <style:text-properties style:font-name="Ubuntu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/>
    </style:style>
    <style:style style:name="ce18" style:family="table-cell" style:parent-style-name="Default">
      <style:text-properties style:font-name="Ubuntu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 style:text-underline-style="none"/>
    </style:style>
  </office:automatic-styles>
  <office:body>
    <office:spreadsheet>
      <table:calculation-settings table:automatic-find-labels="false"/>
      <table:table table:name="DML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number-columns-repeated="1019" table:default-cell-style-name="ce4"/>
        <table:table-row table:style-name="ro1">
          <table:table-cell table:style-name="ce1" office:value-type="string" calcext:value-type="string">
            <text:p>N</text:p>
          </table:table-cell>
          <table:table-cell table:style-name="ce3" office:value-type="string" calcext:value-type="string">
            <text:p>TABLA</text:p>
          </table:table-cell>
          <table:table-cell table:style-name="ce3" office:value-type="string" calcext:value-type="string">
            <text:p>COLUMNA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DESCRIPCIÓN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rrera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, AUTO_INCREMENT, NOT NULL, PRIMARY KEY</text:p>
          </table:table-cell>
          <table:table-cell office:value-type="string" calcext:value-type="string">
            <text:p>Valor único autoincrementable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reras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TEXT, NOT NULL</text:p>
          </table:table-cell>
          <table:table-cell office:value-type="string" calcext:value-type="string">
            <text:p>Nombre de la carrera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umno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, AUTO_INCREMENT, NOT NULL, PRIMARY KEY</text:p>
          </table:table-cell>
          <table:table-cell office:value-type="string" calcext:value-type="string">
            <text:p>Valor único autoincrementable.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umnos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INT, NOT NULL</text:p>
          </table:table-cell>
          <table:table-cell office:value-type="string" calcext:value-type="string">
            <text:p>Código único de cada alumno.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umnos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TEXT, NOT NULL</text:p>
          </table:table-cell>
          <table:table-cell office:value-type="string" calcext:value-type="string">
            <text:p>Nombres del alumno.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umnos</text:p>
          </table:table-cell>
          <table:table-cell office:value-type="string" calcext:value-type="string">
            <text:p>apellido_paterno</text:p>
          </table:table-cell>
          <table:table-cell office:value-type="string" calcext:value-type="string">
            <text:p>TEXT, NOT NULL</text:p>
          </table:table-cell>
          <table:table-cell office:value-type="string" calcext:value-type="string">
            <text:p>Apellido paterno del alumno.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umnos</text:p>
          </table:table-cell>
          <table:table-cell office:value-type="string" calcext:value-type="string">
            <text:p>apellido_materno</text:p>
          </table:table-cell>
          <table:table-cell office:value-type="string" calcext:value-type="string">
            <text:p>TEXT, NOT NULL</text:p>
          </table:table-cell>
          <table:table-cell office:value-type="string" calcext:value-type="string">
            <text:p>Apellido materno del alumno.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umnos</text:p>
          </table:table-cell>
          <table:table-cell office:value-type="string" calcext:value-type="string">
            <text:p>carrera_id</text:p>
          </table:table-cell>
          <table:table-cell office:value-type="string" calcext:value-type="string">
            <text:p>FK_carreras – INT, NOT NULL</text:p>
          </table:table-cell>
          <table:table-cell office:value-type="string" calcext:value-type="string">
            <text:p>Llave foránea que indica la carrera del alumno.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reras" table:style-name="ta1">
        <table:table-column table:style-name="co6" table:default-cell-style-name="ce10"/>
        <table:table-column table:style-name="co7" table:default-cell-style-name="ce10"/>
        <table:table-column table:style-name="co2" table:default-cell-style-name="ce8"/>
        <table:table-column table:style-name="co8" table:default-cell-style-name="ce8"/>
        <table:table-column table:style-name="co2" table:number-columns-repeated="1020" table:default-cell-style-name="ce8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bre</text:p>
          </table:table-cell>
          <table:table-cell table:style-name="ce11"/>
          <table:table-cell table:style-name="ce7" office:value-type="string" calcext:value-type="string">
            <text:p>rpta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quitectura</text:p>
          </table:table-cell>
          <table:table-cell/>
          <table:table-cell table:formula="of:=CONCATENATE([.A2];&quot;::&quot;;[.B2])" office:value-type="string" office:string-value="1::Arquitectura" calcext:value-type="string">
            <text:p>1::Arquitectura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ministración</text:p>
          </table:table-cell>
          <table:table-cell/>
          <table:table-cell table:formula="of:=CONCATENATE([.A3];&quot;::&quot;;[.B3])" office:value-type="string" office:string-value="2::Administración" calcext:value-type="string">
            <text:p>2::Administración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geniería de Sistemas</text:p>
          </table:table-cell>
          <table:table-cell/>
          <table:table-cell table:formula="of:=CONCATENATE([.A4];&quot;::&quot;;[.B4])" office:value-type="string" office:string-value="3::Ingeniería de Sistemas" calcext:value-type="string">
            <text:p>3::Ingeniería de Sistemas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geniería Civil</text:p>
          </table:table-cell>
          <table:table-cell/>
          <table:table-cell table:formula="of:=CONCATENATE([.A5];&quot;::&quot;;[.B5])" office:value-type="string" office:string-value="4::Ingeniería Civil" calcext:value-type="string">
            <text:p>4::Ingeniería Civil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geniería Industrial</text:p>
          </table:table-cell>
          <table:table-cell/>
          <table:table-cell table:formula="of:=CONCATENATE([.A6];&quot;::&quot;;[.B6])" office:value-type="string" office:string-value="5::Ingeniería Industrial" calcext:value-type="string">
            <text:p>5::Ingeniería Industrial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conomía</text:p>
          </table:table-cell>
          <table:table-cell/>
          <table:table-cell table:formula="of:=CONCATENATE([.A7];&quot;::&quot;;[.B7])" office:value-type="string" office:string-value="6::Economía" calcext:value-type="string">
            <text:p>6::Economía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iencias de la Comunicación</text:p>
          </table:table-cell>
          <table:table-cell/>
          <table:table-cell table:formula="of:=CONCATENATE([.A8];&quot;::&quot;;[.B8])" office:value-type="string" office:string-value="7::Ciencias de la Comunicación" calcext:value-type="string">
            <text:p>7::Ciencias de la Comunicación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recho</text:p>
          </table:table-cell>
          <table:table-cell/>
          <table:table-cell table:formula="of:=CONCATENATE([.A9];&quot;::&quot;;[.B9])" office:value-type="string" office:string-value="8::Derecho" calcext:value-type="string">
            <text:p>8::Derecho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umnos" table:style-name="ta1"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2" table:default-cell-style-name="ce17"/>
        <table:table-column table:style-name="co2" table:default-cell-style-name="ce15"/>
        <table:table-column table:style-name="co14" table:default-cell-style-name="ce15"/>
        <table:table-column table:style-name="co2" table:number-columns-repeated="1015" table:default-cell-style-name="ce15"/>
        <table:table-row table:style-name="ro1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igo</text:p>
          </table:table-cell>
          <table:table-cell table:style-name="ce16" office:value-type="string" calcext:value-type="string">
            <text:p>nombres</text:p>
          </table:table-cell>
          <table:table-cell table:style-name="ce16" office:value-type="string" calcext:value-type="string">
            <text:p>apellido_paterno</text:p>
          </table:table-cell>
          <table:table-cell table:style-name="ce16" office:value-type="string" calcext:value-type="string">
            <text:p>apellido_materno</text:p>
          </table:table-cell>
          <table:table-cell table:style-name="ce16" office:value-type="string" calcext:value-type="string">
            <text:p>carrera_id</text:p>
          </table:table-cell>
          <table:table-cell table:style-name="ce18"/>
          <table:table-cell table:style-name="ce14" office:value-type="string" calcext:value-type="string">
            <text:p>rpta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50001" calcext:value-type="float">
            <text:p>20050001</text:p>
          </table:table-cell>
          <table:table-cell office:value-type="string" calcext:value-type="string">
            <text:p>Julia Matthew</text:p>
          </table:table-cell>
          <table:table-cell table:style-name="Default" office:value-type="string" calcext:value-type="string">
            <text:p>Alexander</text:p>
          </table:table-cell>
          <table:table-cell table:style-name="Default" office:value-type="string" calcext:value-type="string">
            <text:p>Elliott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2];&quot;::&quot;;[.B2];&quot;::&quot;;[.C2];&quot;::&quot;;[.D2];&quot;::&quot;;[.E2];&quot;::&quot;;[.F2])" office:value-type="string" office:string-value="1::20050001::Julia Matthew::Alexander::Elliott::7" calcext:value-type="string">
            <text:p>1::20050001::Julia Matthew::Alexander::Elliott::7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50002" calcext:value-type="float">
            <text:p>20050002</text:p>
          </table:table-cell>
          <table:table-cell office:value-type="string" calcext:value-type="string">
            <text:p>Ann Angela</text:p>
          </table:table-cell>
          <table:table-cell table:style-name="Default" office:value-type="string" calcext:value-type="string">
            <text:p>Alexander</text:p>
          </table:table-cell>
          <table:table-cell table:style-name="Default" office:value-type="string" calcext:value-type="string">
            <text:p>Woods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3];&quot;::&quot;;[.B3];&quot;::&quot;;[.C3];&quot;::&quot;;[.D3];&quot;::&quot;;[.E3];&quot;::&quot;;[.F3])" office:value-type="string" office:string-value="2::20050002::Ann Angela::Alexander::Woods::6" calcext:value-type="string">
            <text:p>2::20050002::Ann Angela::Alexander::Woods::6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50003" calcext:value-type="float">
            <text:p>20050003</text:p>
          </table:table-cell>
          <table:table-cell office:value-type="string" calcext:value-type="string">
            <text:p>Rose Barbara</text:p>
          </table:table-cell>
          <table:table-cell table:style-name="Default" office:value-type="string" calcext:value-type="string">
            <text:p>Alvarez</text:p>
          </table:table-cell>
          <table:table-cell table:style-name="Default" office:value-type="string" calcext:value-type="string">
            <text:p>Little</text:p>
          </table:table-cell>
          <table:table-cell table:formula="of:=RANDBETWEEN(1;8)" office:value-type="float" office:value="7" calcext:value-type="float">
            <text:p>7</text:p>
          </table:table-cell>
          <table:table-cell/>
          <table:table-cell table:formula="of:=CONCATENATE([.A4];&quot;::&quot;;[.B4];&quot;::&quot;;[.C4];&quot;::&quot;;[.D4];&quot;::&quot;;[.E4];&quot;::&quot;;[.F4])" office:value-type="string" office:string-value="3::20050003::Rose Barbara::Alvarez::Little::7" calcext:value-type="string">
            <text:p>3::20050003::Rose Barbara::Alvarez::Little::7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50004" calcext:value-type="float">
            <text:p>20050004</text:p>
          </table:table-cell>
          <table:table-cell office:value-type="string" calcext:value-type="string">
            <text:p>Jason James</text:p>
          </table:table-cell>
          <table:table-cell table:style-name="Default" office:value-type="string" calcext:value-type="string">
            <text:p>Armstrong</text:p>
          </table:table-cell>
          <table:table-cell table:style-name="Default" office:value-type="string" calcext:value-type="string">
            <text:p>Chapman</text:p>
          </table:table-cell>
          <table:table-cell table:formula="of:=RANDBETWEEN(1;8)" office:value-type="float" office:value="4" calcext:value-type="float">
            <text:p>4</text:p>
          </table:table-cell>
          <table:table-cell/>
          <table:table-cell table:formula="of:=CONCATENATE([.A5];&quot;::&quot;;[.B5];&quot;::&quot;;[.C5];&quot;::&quot;;[.D5];&quot;::&quot;;[.E5];&quot;::&quot;;[.F5])" office:value-type="string" office:string-value="4::20050004::Jason James::Armstrong::Chapman::4" calcext:value-type="string">
            <text:p>4::20050004::Jason James::Armstrong::Chapman::4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50005" calcext:value-type="float">
            <text:p>20050005</text:p>
          </table:table-cell>
          <table:table-cell office:value-type="string" calcext:value-type="string">
            <text:p>Pamela Rachel</text:p>
          </table:table-cell>
          <table:table-cell table:style-name="Default" office:value-type="string" calcext:value-type="string">
            <text:p>Armstrong</text:p>
          </table:table-cell>
          <table:table-cell table:style-name="Default" office:value-type="string" calcext:value-type="string">
            <text:p>Campbell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6];&quot;::&quot;;[.B6];&quot;::&quot;;[.C6];&quot;::&quot;;[.D6];&quot;::&quot;;[.E6];&quot;::&quot;;[.F6])" office:value-type="string" office:string-value="5::20050005::Pamela Rachel::Armstrong::Campbell::5" calcext:value-type="string">
            <text:p>5::20050005::Pamela Rachel::Armstrong::Campbell::5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50006" calcext:value-type="float">
            <text:p>20050006</text:p>
          </table:table-cell>
          <table:table-cell office:value-type="string" calcext:value-type="string">
            <text:p>Brian Mary</text:p>
          </table:table-cell>
          <table:table-cell table:style-name="Default" office:value-type="string" calcext:value-type="string">
            <text:p>Austin</text:p>
          </table:table-cell>
          <table:table-cell table:style-name="Default" office:value-type="string" calcext:value-type="string">
            <text:p>Harvey</text:p>
          </table:table-cell>
          <table:table-cell table:formula="of:=RANDBETWEEN(1;8)" office:value-type="float" office:value="7" calcext:value-type="float">
            <text:p>7</text:p>
          </table:table-cell>
          <table:table-cell/>
          <table:table-cell table:formula="of:=CONCATENATE([.A7];&quot;::&quot;;[.B7];&quot;::&quot;;[.C7];&quot;::&quot;;[.D7];&quot;::&quot;;[.E7];&quot;::&quot;;[.F7])" office:value-type="string" office:string-value="6::20050006::Brian Mary::Austin::Harvey::7" calcext:value-type="string">
            <text:p>6::20050006::Brian Mary::Austin::Harvey::7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050007" calcext:value-type="float">
            <text:p>20050007</text:p>
          </table:table-cell>
          <table:table-cell office:value-type="string" calcext:value-type="string">
            <text:p>Cynthia Diana</text:p>
          </table:table-cell>
          <table:table-cell table:style-name="Default" office:value-type="string" calcext:value-type="string">
            <text:p>Barnes</text:p>
          </table:table-cell>
          <table:table-cell table:style-name="Default" office:value-type="string" calcext:value-type="string">
            <text:p>Kelley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8];&quot;::&quot;;[.B8];&quot;::&quot;;[.C8];&quot;::&quot;;[.D8];&quot;::&quot;;[.E8];&quot;::&quot;;[.F8])" office:value-type="string" office:string-value="7::20050007::Cynthia Diana::Barnes::Kelley::8" calcext:value-type="string">
            <text:p>7::20050007::Cynthia Diana::Barnes::Kelley::8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50008" calcext:value-type="float">
            <text:p>20050008</text:p>
          </table:table-cell>
          <table:table-cell office:value-type="string" calcext:value-type="string">
            <text:p>Jose Kelly</text:p>
          </table:table-cell>
          <table:table-cell table:style-name="Default" office:value-type="string" calcext:value-type="string">
            <text:p>Berry</text:p>
          </table:table-cell>
          <table:table-cell table:style-name="Default" office:value-type="string" calcext:value-type="string">
            <text:p>Fields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9];&quot;::&quot;;[.B9];&quot;::&quot;;[.C9];&quot;::&quot;;[.D9];&quot;::&quot;;[.E9];&quot;::&quot;;[.F9])" office:value-type="string" office:string-value="8::20050008::Jose Kelly::Berry::Fields::5" calcext:value-type="string">
            <text:p>8::20050008::Jose Kelly::Berry::Fields::5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050009" calcext:value-type="float">
            <text:p>20050009</text:p>
          </table:table-cell>
          <table:table-cell office:value-type="string" calcext:value-type="string">
            <text:p>Larry Bonnie</text:p>
          </table:table-cell>
          <table:table-cell table:style-name="Default" office:value-type="string" calcext:value-type="string">
            <text:p>Bishop</text:p>
          </table:table-cell>
          <table:table-cell table:style-name="Default" office:value-type="string" calcext:value-type="string">
            <text:p>Perry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10];&quot;::&quot;;[.B10];&quot;::&quot;;[.C10];&quot;::&quot;;[.D10];&quot;::&quot;;[.E10];&quot;::&quot;;[.F10])" office:value-type="string" office:string-value="9::20050009::Larry Bonnie::Bishop::Perry::6" calcext:value-type="string">
            <text:p>9::20050009::Larry Bonnie::Bishop::Perry::6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50010" calcext:value-type="float">
            <text:p>20050010</text:p>
          </table:table-cell>
          <table:table-cell office:value-type="string" calcext:value-type="string">
            <text:p>Heather Robin</text:p>
          </table:table-cell>
          <table:table-cell table:style-name="Default" office:value-type="string" calcext:value-type="string">
            <text:p>Bishop</text:p>
          </table:table-cell>
          <table:table-cell table:style-name="Default" office:value-type="string" calcext:value-type="string">
            <text:p>Hicks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11];&quot;::&quot;;[.B11];&quot;::&quot;;[.C11];&quot;::&quot;;[.D11];&quot;::&quot;;[.E11];&quot;::&quot;;[.F11])" office:value-type="string" office:string-value="10::20050010::Heather Robin::Bishop::Hicks::3" calcext:value-type="string">
            <text:p>10::20050010::Heather Robin::Bishop::Hicks::3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50011" calcext:value-type="float">
            <text:p>20050011</text:p>
          </table:table-cell>
          <table:table-cell office:value-type="string" calcext:value-type="string">
            <text:p>Harold John</text:p>
          </table:table-cell>
          <table:table-cell table:style-name="Default" office:value-type="string" calcext:value-type="string">
            <text:p>Bishop</text:p>
          </table:table-cell>
          <table:table-cell table:style-name="Default" office:value-type="string" calcext:value-type="string">
            <text:p>Johnston</text:p>
          </table:table-cell>
          <table:table-cell table:formula="of:=RANDBETWEEN(1;8)" office:value-type="float" office:value="7" calcext:value-type="float">
            <text:p>7</text:p>
          </table:table-cell>
          <table:table-cell/>
          <table:table-cell table:formula="of:=CONCATENATE([.A12];&quot;::&quot;;[.B12];&quot;::&quot;;[.C12];&quot;::&quot;;[.D12];&quot;::&quot;;[.E12];&quot;::&quot;;[.F12])" office:value-type="string" office:string-value="11::20050011::Harold John::Bishop::Johnston::7" calcext:value-type="string">
            <text:p>11::20050011::Harold John::Bishop::Johnston::7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50012" calcext:value-type="float">
            <text:p>20050012</text:p>
          </table:table-cell>
          <table:table-cell office:value-type="string" calcext:value-type="string">
            <text:p>Ralph Dennis</text:p>
          </table:table-cell>
          <table:table-cell table:style-name="Default" office:value-type="string" calcext:value-type="string">
            <text:p>Black</text:p>
          </table:table-cell>
          <table:table-cell table:style-name="Default" office:value-type="string" calcext:value-type="string">
            <text:p>Mills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13];&quot;::&quot;;[.B13];&quot;::&quot;;[.C13];&quot;::&quot;;[.D13];&quot;::&quot;;[.E13];&quot;::&quot;;[.F13])" office:value-type="string" office:string-value="12::20050012::Ralph Dennis::Black::Mills::5" calcext:value-type="string">
            <text:p>12::20050012::Ralph Dennis::Black::Mills::5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050013" calcext:value-type="float">
            <text:p>20050013</text:p>
          </table:table-cell>
          <table:table-cell office:value-type="string" calcext:value-type="string">
            <text:p>Frank Howard</text:p>
          </table:table-cell>
          <table:table-cell table:style-name="Default" office:value-type="string" calcext:value-type="string">
            <text:p>Bowman</text:p>
          </table:table-cell>
          <table:table-cell table:style-name="Default" office:value-type="string" calcext:value-type="string">
            <text:p>Arnold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14];&quot;::&quot;;[.B14];&quot;::&quot;;[.C14];&quot;::&quot;;[.D14];&quot;::&quot;;[.E14];&quot;::&quot;;[.F14])" office:value-type="string" office:string-value="13::20050013::Frank Howard::Bowman::Arnold::1" calcext:value-type="string">
            <text:p>13::20050013::Frank Howard::Bowman::Arnold::1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050014" calcext:value-type="float">
            <text:p>20050014</text:p>
          </table:table-cell>
          <table:table-cell office:value-type="string" calcext:value-type="string">
            <text:p>Victor Clarence</text:p>
          </table:table-cell>
          <table:table-cell table:style-name="Default" office:value-type="string" calcext:value-type="string">
            <text:p>Brooks</text:p>
          </table:table-cell>
          <table:table-cell table:style-name="Default" office:value-type="string" calcext:value-type="string">
            <text:p>Hunter</text:p>
          </table:table-cell>
          <table:table-cell table:formula="of:=RANDBETWEEN(1;8)" office:value-type="float" office:value="7" calcext:value-type="float">
            <text:p>7</text:p>
          </table:table-cell>
          <table:table-cell/>
          <table:table-cell table:formula="of:=CONCATENATE([.A15];&quot;::&quot;;[.B15];&quot;::&quot;;[.C15];&quot;::&quot;;[.D15];&quot;::&quot;;[.E15];&quot;::&quot;;[.F15])" office:value-type="string" office:string-value="14::20050014::Victor Clarence::Brooks::Hunter::7" calcext:value-type="string">
            <text:p>14::20050014::Victor Clarence::Brooks::Hunter::7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50015" calcext:value-type="float">
            <text:p>20050015</text:p>
          </table:table-cell>
          <table:table-cell office:value-type="string" calcext:value-type="string">
            <text:p>Shirley Martin</text:p>
          </table:table-cell>
          <table:table-cell table:style-name="Default" office:value-type="string" calcext:value-type="string">
            <text:p>Bryant</text:p>
          </table:table-cell>
          <table:table-cell table:style-name="Default" office:value-type="string" calcext:value-type="string">
            <text:p>Johnston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16];&quot;::&quot;;[.B16];&quot;::&quot;;[.C16];&quot;::&quot;;[.D16];&quot;::&quot;;[.E16];&quot;::&quot;;[.F16])" office:value-type="string" office:string-value="15::20050015::Shirley Martin::Bryant::Johnston::1" calcext:value-type="string">
            <text:p>15::20050015::Shirley Martin::Bryant::Johnston::1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50016" calcext:value-type="float">
            <text:p>20050016</text:p>
          </table:table-cell>
          <table:table-cell office:value-type="string" calcext:value-type="string">
            <text:p>Martha Richard</text:p>
          </table:table-cell>
          <table:table-cell table:style-name="Default" office:value-type="string" calcext:value-type="string">
            <text:p>Burton</text:p>
          </table:table-cell>
          <table:table-cell table:style-name="Default" office:value-type="string" calcext:value-type="string">
            <text:p>Washington</text:p>
          </table:table-cell>
          <table:table-cell table:formula="of:=RANDBETWEEN(1;8)" office:value-type="float" office:value="7" calcext:value-type="float">
            <text:p>7</text:p>
          </table:table-cell>
          <table:table-cell/>
          <table:table-cell table:formula="of:=CONCATENATE([.A17];&quot;::&quot;;[.B17];&quot;::&quot;;[.C17];&quot;::&quot;;[.D17];&quot;::&quot;;[.E17];&quot;::&quot;;[.F17])" office:value-type="string" office:string-value="16::20050016::Martha Richard::Burton::Washington::7" calcext:value-type="string">
            <text:p>16::20050016::Martha Richard::Burton::Washington::7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050017" calcext:value-type="float">
            <text:p>20050017</text:p>
          </table:table-cell>
          <table:table-cell office:value-type="string" calcext:value-type="string">
            <text:p>Donald Matthew</text:p>
          </table:table-cell>
          <table:table-cell table:style-name="Default" office:value-type="string" calcext:value-type="string">
            <text:p>Burton</text:p>
          </table:table-cell>
          <table:table-cell table:style-name="Default" office:value-type="string" calcext:value-type="string">
            <text:p>Mccoy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18];&quot;::&quot;;[.B18];&quot;::&quot;;[.C18];&quot;::&quot;;[.D18];&quot;::&quot;;[.E18];&quot;::&quot;;[.F18])" office:value-type="string" office:string-value="17::20050017::Donald Matthew::Burton::Mccoy::1" calcext:value-type="string">
            <text:p>17::20050017::Donald Matthew::Burton::Mccoy::1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050018" calcext:value-type="float">
            <text:p>20050018</text:p>
          </table:table-cell>
          <table:table-cell office:value-type="string" calcext:value-type="string">
            <text:p>Carolyn Joan</text:p>
          </table:table-cell>
          <table:table-cell table:style-name="Default" office:value-type="string" calcext:value-type="string">
            <text:p>Carpenter</text:p>
          </table:table-cell>
          <table:table-cell table:style-name="Default" office:value-type="string" calcext:value-type="string">
            <text:p>Russell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19];&quot;::&quot;;[.B19];&quot;::&quot;;[.C19];&quot;::&quot;;[.D19];&quot;::&quot;;[.E19];&quot;::&quot;;[.F19])" office:value-type="string" office:string-value="18::20050018::Carolyn Joan::Carpenter::Russell::1" calcext:value-type="string">
            <text:p>18::20050018::Carolyn Joan::Carpenter::Russell::1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050019" calcext:value-type="float">
            <text:p>20050019</text:p>
          </table:table-cell>
          <table:table-cell office:value-type="string" calcext:value-type="string">
            <text:p>Willie Mildred</text:p>
          </table:table-cell>
          <table:table-cell table:style-name="Default" office:value-type="string" calcext:value-type="string">
            <text:p>Carpenter</text:p>
          </table:table-cell>
          <table:table-cell table:style-name="Default" office:value-type="string" calcext:value-type="string">
            <text:p>Hudson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20];&quot;::&quot;;[.B20];&quot;::&quot;;[.C20];&quot;::&quot;;[.D20];&quot;::&quot;;[.E20];&quot;::&quot;;[.F20])" office:value-type="string" office:string-value="19::20050019::Willie Mildred::Carpenter::Hudson::6" calcext:value-type="string">
            <text:p>19::20050019::Willie Mildred::Carpenter::Hudson::6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50020" calcext:value-type="float">
            <text:p>20050020</text:p>
          </table:table-cell>
          <table:table-cell office:value-type="string" calcext:value-type="string">
            <text:p>Clarence Johnny</text:p>
          </table:table-cell>
          <table:table-cell table:style-name="Default" office:value-type="string" calcext:value-type="string">
            <text:p>Carroll</text:p>
          </table:table-cell>
          <table:table-cell table:style-name="Default" office:value-type="string" calcext:value-type="string">
            <text:p>Lee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21];&quot;::&quot;;[.B21];&quot;::&quot;;[.C21];&quot;::&quot;;[.D21];&quot;::&quot;;[.E21];&quot;::&quot;;[.F21])" office:value-type="string" office:string-value="20::20050020::Clarence Johnny::Carroll::Lee::2" calcext:value-type="string">
            <text:p>20::20050020::Clarence Johnny::Carroll::Lee::2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050021" calcext:value-type="float">
            <text:p>20050021</text:p>
          </table:table-cell>
          <table:table-cell office:value-type="string" calcext:value-type="string">
            <text:p>Phillip Christine</text:p>
          </table:table-cell>
          <table:table-cell table:style-name="Default" office:value-type="string" calcext:value-type="string">
            <text:p>Carter</text:p>
          </table:table-cell>
          <table:table-cell table:style-name="Default" office:value-type="string" calcext:value-type="string">
            <text:p>Frazier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22];&quot;::&quot;;[.B22];&quot;::&quot;;[.C22];&quot;::&quot;;[.D22];&quot;::&quot;;[.E22];&quot;::&quot;;[.F22])" office:value-type="string" office:string-value="21::20050021::Phillip Christine::Carter::Frazier::1" calcext:value-type="string">
            <text:p>21::20050021::Phillip Christine::Carter::Frazier::1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50022" calcext:value-type="float">
            <text:p>20050022</text:p>
          </table:table-cell>
          <table:table-cell office:value-type="string" calcext:value-type="string">
            <text:p>Lawrence Benjamin</text:p>
          </table:table-cell>
          <table:table-cell table:style-name="Default" office:value-type="string" calcext:value-type="string">
            <text:p>Castillo</text:p>
          </table:table-cell>
          <table:table-cell table:style-name="Default" office:value-type="string" calcext:value-type="string">
            <text:p>Gilbert</text:p>
          </table:table-cell>
          <table:table-cell table:formula="of:=RANDBETWEEN(1;8)" office:value-type="float" office:value="4" calcext:value-type="float">
            <text:p>4</text:p>
          </table:table-cell>
          <table:table-cell/>
          <table:table-cell table:formula="of:=CONCATENATE([.A23];&quot;::&quot;;[.B23];&quot;::&quot;;[.C23];&quot;::&quot;;[.D23];&quot;::&quot;;[.E23];&quot;::&quot;;[.F23])" office:value-type="string" office:string-value="22::20050022::Lawrence Benjamin::Castillo::Gilbert::4" calcext:value-type="string">
            <text:p>22::20050022::Lawrence Benjamin::Castillo::Gilbert::4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050023" calcext:value-type="float">
            <text:p>20050023</text:p>
          </table:table-cell>
          <table:table-cell office:value-type="string" calcext:value-type="string">
            <text:p>Carl Bobby</text:p>
          </table:table-cell>
          <table:table-cell table:style-name="Default" office:value-type="string" calcext:value-type="string">
            <text:p>Chapman</text:p>
          </table:table-cell>
          <table:table-cell table:style-name="Default" office:value-type="string" calcext:value-type="string">
            <text:p>George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24];&quot;::&quot;;[.B24];&quot;::&quot;;[.C24];&quot;::&quot;;[.D24];&quot;::&quot;;[.E24];&quot;::&quot;;[.F24])" office:value-type="string" office:string-value="23::20050023::Carl Bobby::Chapman::George::2" calcext:value-type="string">
            <text:p>23::20050023::Carl Bobby::Chapman::George::2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50024" calcext:value-type="float">
            <text:p>20050024</text:p>
          </table:table-cell>
          <table:table-cell office:value-type="string" calcext:value-type="string">
            <text:p>Virginia Linda</text:p>
          </table:table-cell>
          <table:table-cell table:style-name="Default" office:value-type="string" calcext:value-type="string">
            <text:p>Chavez</text:p>
          </table:table-cell>
          <table:table-cell table:style-name="Default" office:value-type="string" calcext:value-type="string">
            <text:p>Hawkins</text:p>
          </table:table-cell>
          <table:table-cell table:formula="of:=RANDBETWEEN(1;8)" office:value-type="float" office:value="4" calcext:value-type="float">
            <text:p>4</text:p>
          </table:table-cell>
          <table:table-cell/>
          <table:table-cell table:formula="of:=CONCATENATE([.A25];&quot;::&quot;;[.B25];&quot;::&quot;;[.C25];&quot;::&quot;;[.D25];&quot;::&quot;;[.E25];&quot;::&quot;;[.F25])" office:value-type="string" office:string-value="24::20050024::Virginia Linda::Chavez::Hawkins::4" calcext:value-type="string">
            <text:p>24::20050024::Virginia Linda::Chavez::Hawkins::4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050025" calcext:value-type="float">
            <text:p>20050025</text:p>
          </table:table-cell>
          <table:table-cell office:value-type="string" calcext:value-type="string">
            <text:p>Eugene Philip</text:p>
          </table:table-cell>
          <table:table-cell table:style-name="Default" office:value-type="string" calcext:value-type="string">
            <text:p>Chavez</text:p>
          </table:table-cell>
          <table:table-cell table:style-name="Default" office:value-type="string" calcext:value-type="string">
            <text:p>Russell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26];&quot;::&quot;;[.B26];&quot;::&quot;;[.C26];&quot;::&quot;;[.D26];&quot;::&quot;;[.E26];&quot;::&quot;;[.F26])" office:value-type="string" office:string-value="25::20050025::Eugene Philip::Chavez::Russell::2" calcext:value-type="string">
            <text:p>25::20050025::Eugene Philip::Chavez::Russell::2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050026" calcext:value-type="float">
            <text:p>20050026</text:p>
          </table:table-cell>
          <table:table-cell office:value-type="string" calcext:value-type="string">
            <text:p>Evelyn Norma</text:p>
          </table:table-cell>
          <table:table-cell table:style-name="Default" office:value-type="string" calcext:value-type="string">
            <text:p>Cole</text:p>
          </table:table-cell>
          <table:table-cell table:style-name="Default" office:value-type="string" calcext:value-type="string">
            <text:p>Nguyen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27];&quot;::&quot;;[.B27];&quot;::&quot;;[.C27];&quot;::&quot;;[.D27];&quot;::&quot;;[.E27];&quot;::&quot;;[.F27])" office:value-type="string" office:string-value="26::20050026::Evelyn Norma::Cole::Nguyen::6" calcext:value-type="string">
            <text:p>26::20050026::Evelyn Norma::Cole::Nguyen::6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050027" calcext:value-type="float">
            <text:p>20050027</text:p>
          </table:table-cell>
          <table:table-cell office:value-type="string" calcext:value-type="string">
            <text:p>Adam Jennifer</text:p>
          </table:table-cell>
          <table:table-cell table:style-name="Default" office:value-type="string" calcext:value-type="string">
            <text:p>Cole</text:p>
          </table:table-cell>
          <table:table-cell table:style-name="Default" office:value-type="string" calcext:value-type="string">
            <text:p>Price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28];&quot;::&quot;;[.B28];&quot;::&quot;;[.C28];&quot;::&quot;;[.D28];&quot;::&quot;;[.E28];&quot;::&quot;;[.F28])" office:value-type="string" office:string-value="27::20050027::Adam Jennifer::Cole::Price::2" calcext:value-type="string">
            <text:p>27::20050027::Adam Jennifer::Cole::Price::2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050028" calcext:value-type="float">
            <text:p>20050028</text:p>
          </table:table-cell>
          <table:table-cell office:value-type="string" calcext:value-type="string">
            <text:p>Terry Aaron</text:p>
          </table:table-cell>
          <table:table-cell table:style-name="Default" office:value-type="string" calcext:value-type="string">
            <text:p>Coleman</text:p>
          </table:table-cell>
          <table:table-cell table:style-name="Default" office:value-type="string" calcext:value-type="string">
            <text:p>Bowman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29];&quot;::&quot;;[.B29];&quot;::&quot;;[.C29];&quot;::&quot;;[.D29];&quot;::&quot;;[.E29];&quot;::&quot;;[.F29])" office:value-type="string" office:string-value="28::20050028::Terry Aaron::Coleman::Bowman::1" calcext:value-type="string">
            <text:p>28::20050028::Terry Aaron::Coleman::Bowman::1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050029" calcext:value-type="float">
            <text:p>20050029</text:p>
          </table:table-cell>
          <table:table-cell office:value-type="string" calcext:value-type="string">
            <text:p>James Richard</text:p>
          </table:table-cell>
          <table:table-cell table:style-name="Default" office:value-type="string" calcext:value-type="string">
            <text:p>Cook</text:p>
          </table:table-cell>
          <table:table-cell table:style-name="Default" office:value-type="string" calcext:value-type="string">
            <text:p>Hayes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30];&quot;::&quot;;[.B30];&quot;::&quot;;[.C30];&quot;::&quot;;[.D30];&quot;::&quot;;[.E30];&quot;::&quot;;[.F30])" office:value-type="string" office:string-value="29::20050029::James Richard::Cook::Hayes::6" calcext:value-type="string">
            <text:p>29::20050029::James Richard::Cook::Hayes::6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050030" calcext:value-type="float">
            <text:p>20050030</text:p>
          </table:table-cell>
          <table:table-cell office:value-type="string" calcext:value-type="string">
            <text:p>Sean Brian</text:p>
          </table:table-cell>
          <table:table-cell table:style-name="Default" office:value-type="string" calcext:value-type="string">
            <text:p>Cunningham</text:p>
          </table:table-cell>
          <table:table-cell table:style-name="Default" office:value-type="string" calcext:value-type="string">
            <text:p>Ellis</text:p>
          </table:table-cell>
          <table:table-cell table:formula="of:=RANDBETWEEN(1;8)" office:value-type="float" office:value="4" calcext:value-type="float">
            <text:p>4</text:p>
          </table:table-cell>
          <table:table-cell/>
          <table:table-cell table:formula="of:=CONCATENATE([.A31];&quot;::&quot;;[.B31];&quot;::&quot;;[.C31];&quot;::&quot;;[.D31];&quot;::&quot;;[.E31];&quot;::&quot;;[.F31])" office:value-type="string" office:string-value="30::20050030::Sean Brian::Cunningham::Ellis::4" calcext:value-type="string">
            <text:p>30::20050030::Sean Brian::Cunningham::Ellis::4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050031" calcext:value-type="float">
            <text:p>20050031</text:p>
          </table:table-cell>
          <table:table-cell office:value-type="string" calcext:value-type="string">
            <text:p>Nicholas Ralph</text:p>
          </table:table-cell>
          <table:table-cell table:style-name="Default" office:value-type="string" calcext:value-type="string">
            <text:p>Cunningham</text:p>
          </table:table-cell>
          <table:table-cell table:style-name="Default" office:value-type="string" calcext:value-type="string">
            <text:p>Parker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32];&quot;::&quot;;[.B32];&quot;::&quot;;[.C32];&quot;::&quot;;[.D32];&quot;::&quot;;[.E32];&quot;::&quot;;[.F32])" office:value-type="string" office:string-value="31::20050031::Nicholas Ralph::Cunningham::Parker::1" calcext:value-type="string">
            <text:p>31::20050031::Nicholas Ralph::Cunningham::Parker::1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50032" calcext:value-type="float">
            <text:p>20050032</text:p>
          </table:table-cell>
          <table:table-cell office:value-type="string" calcext:value-type="string">
            <text:p>Roy Harold</text:p>
          </table:table-cell>
          <table:table-cell table:style-name="Default" office:value-type="string" calcext:value-type="string">
            <text:p>Cunningham</text:p>
          </table:table-cell>
          <table:table-cell table:style-name="Default" office:value-type="string" calcext:value-type="string">
            <text:p>Hawkins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33];&quot;::&quot;;[.B33];&quot;::&quot;;[.C33];&quot;::&quot;;[.D33];&quot;::&quot;;[.E33];&quot;::&quot;;[.F33])" office:value-type="string" office:string-value="32::20050032::Roy Harold::Cunningham::Hawkins::5" calcext:value-type="string">
            <text:p>32::20050032::Roy Harold::Cunningham::Hawkins::5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050033" calcext:value-type="float">
            <text:p>20050033</text:p>
          </table:table-cell>
          <table:table-cell office:value-type="string" calcext:value-type="string">
            <text:p>Juan Martha</text:p>
          </table:table-cell>
          <table:table-cell table:style-name="Default" office:value-type="string" calcext:value-type="string">
            <text:p>Daniels</text:p>
          </table:table-cell>
          <table:table-cell table:style-name="Default" office:value-type="string" calcext:value-type="string">
            <text:p>Stevens</text:p>
          </table:table-cell>
          <table:table-cell table:formula="of:=RANDBETWEEN(1;8)" office:value-type="float" office:value="4" calcext:value-type="float">
            <text:p>4</text:p>
          </table:table-cell>
          <table:table-cell/>
          <table:table-cell table:formula="of:=CONCATENATE([.A34];&quot;::&quot;;[.B34];&quot;::&quot;;[.C34];&quot;::&quot;;[.D34];&quot;::&quot;;[.E34];&quot;::&quot;;[.F34])" office:value-type="string" office:string-value="33::20050033::Juan Martha::Daniels::Stevens::4" calcext:value-type="string">
            <text:p>33::20050033::Juan Martha::Daniels::Stevens::4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050034" calcext:value-type="float">
            <text:p>20050034</text:p>
          </table:table-cell>
          <table:table-cell office:value-type="string" calcext:value-type="string">
            <text:p>Frank Julia</text:p>
          </table:table-cell>
          <table:table-cell table:style-name="Default" office:value-type="string" calcext:value-type="string">
            <text:p>Davis</text:p>
          </table:table-cell>
          <table:table-cell table:style-name="Default" office:value-type="string" calcext:value-type="string">
            <text:p>Carr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35];&quot;::&quot;;[.B35];&quot;::&quot;;[.C35];&quot;::&quot;;[.D35];&quot;::&quot;;[.E35];&quot;::&quot;;[.F35])" office:value-type="string" office:string-value="34::20050034::Frank Julia::Davis::Carr::5" calcext:value-type="string">
            <text:p>34::20050034::Frank Julia::Davis::Carr::5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050035" calcext:value-type="float">
            <text:p>20050035</text:p>
          </table:table-cell>
          <table:table-cell office:value-type="string" calcext:value-type="string">
            <text:p>Anthony Kelly</text:p>
          </table:table-cell>
          <table:table-cell table:style-name="Default" office:value-type="string" calcext:value-type="string">
            <text:p>Davis</text:p>
          </table:table-cell>
          <table:table-cell table:style-name="Default" office:value-type="string" calcext:value-type="string">
            <text:p>Gibson</text:p>
          </table:table-cell>
          <table:table-cell table:formula="of:=RANDBETWEEN(1;8)" office:value-type="float" office:value="4" calcext:value-type="float">
            <text:p>4</text:p>
          </table:table-cell>
          <table:table-cell/>
          <table:table-cell table:formula="of:=CONCATENATE([.A36];&quot;::&quot;;[.B36];&quot;::&quot;;[.C36];&quot;::&quot;;[.D36];&quot;::&quot;;[.E36];&quot;::&quot;;[.F36])" office:value-type="string" office:string-value="35::20050035::Anthony Kelly::Davis::Gibson::4" calcext:value-type="string">
            <text:p>35::20050035::Anthony Kelly::Davis::Gibson::4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050036" calcext:value-type="float">
            <text:p>20050036</text:p>
          </table:table-cell>
          <table:table-cell office:value-type="string" calcext:value-type="string">
            <text:p>John Margaret</text:p>
          </table:table-cell>
          <table:table-cell table:style-name="Default" office:value-type="string" calcext:value-type="string">
            <text:p>Davis</text:p>
          </table:table-cell>
          <table:table-cell table:style-name="Default" office:value-type="string" calcext:value-type="string">
            <text:p>Campbell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37];&quot;::&quot;;[.B37];&quot;::&quot;;[.C37];&quot;::&quot;;[.D37];&quot;::&quot;;[.E37];&quot;::&quot;;[.F37])" office:value-type="string" office:string-value="36::20050036::John Margaret::Davis::Campbell::2" calcext:value-type="string">
            <text:p>36::20050036::John Margaret::Davis::Campbell::2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050037" calcext:value-type="float">
            <text:p>20050037</text:p>
          </table:table-cell>
          <table:table-cell office:value-type="string" calcext:value-type="string">
            <text:p>Barbara Norma</text:p>
          </table:table-cell>
          <table:table-cell table:style-name="Default" office:value-type="string" calcext:value-type="string">
            <text:p>Davis</text:p>
          </table:table-cell>
          <table:table-cell table:style-name="Default" office:value-type="string" calcext:value-type="string">
            <text:p>Miller</text:p>
          </table:table-cell>
          <table:table-cell table:formula="of:=RANDBETWEEN(1;8)" office:value-type="float" office:value="7" calcext:value-type="float">
            <text:p>7</text:p>
          </table:table-cell>
          <table:table-cell/>
          <table:table-cell table:formula="of:=CONCATENATE([.A38];&quot;::&quot;;[.B38];&quot;::&quot;;[.C38];&quot;::&quot;;[.D38];&quot;::&quot;;[.E38];&quot;::&quot;;[.F38])" office:value-type="string" office:string-value="37::20050037::Barbara Norma::Davis::Miller::7" calcext:value-type="string">
            <text:p>37::20050037::Barbara Norma::Davis::Miller::7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050038" calcext:value-type="float">
            <text:p>20050038</text:p>
          </table:table-cell>
          <table:table-cell office:value-type="string" calcext:value-type="string">
            <text:p>Sandra Nicole</text:p>
          </table:table-cell>
          <table:table-cell table:style-name="Default" office:value-type="string" calcext:value-type="string">
            <text:p>Dean</text:p>
          </table:table-cell>
          <table:table-cell table:style-name="Default" office:value-type="string" calcext:value-type="string">
            <text:p>Oliver</text:p>
          </table:table-cell>
          <table:table-cell table:formula="of:=RANDBETWEEN(1;8)" office:value-type="float" office:value="7" calcext:value-type="float">
            <text:p>7</text:p>
          </table:table-cell>
          <table:table-cell/>
          <table:table-cell table:formula="of:=CONCATENATE([.A39];&quot;::&quot;;[.B39];&quot;::&quot;;[.C39];&quot;::&quot;;[.D39];&quot;::&quot;;[.E39];&quot;::&quot;;[.F39])" office:value-type="string" office:string-value="38::20050038::Sandra Nicole::Dean::Oliver::7" calcext:value-type="string">
            <text:p>38::20050038::Sandra Nicole::Dean::Oliver::7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050039" calcext:value-type="float">
            <text:p>20050039</text:p>
          </table:table-cell>
          <table:table-cell office:value-type="string" calcext:value-type="string">
            <text:p>Jean Carol</text:p>
          </table:table-cell>
          <table:table-cell table:style-name="Default" office:value-type="string" calcext:value-type="string">
            <text:p>Diaz</text:p>
          </table:table-cell>
          <table:table-cell table:style-name="Default" office:value-type="string" calcext:value-type="string">
            <text:p>Lewis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40];&quot;::&quot;;[.B40];&quot;::&quot;;[.C40];&quot;::&quot;;[.D40];&quot;::&quot;;[.E40];&quot;::&quot;;[.F40])" office:value-type="string" office:string-value="39::20050039::Jean Carol::Diaz::Lewis::1" calcext:value-type="string">
            <text:p>39::20050039::Jean Carol::Diaz::Lewis::1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50040" calcext:value-type="float">
            <text:p>20050040</text:p>
          </table:table-cell>
          <table:table-cell office:value-type="string" calcext:value-type="string">
            <text:p>Debra Wanda</text:p>
          </table:table-cell>
          <table:table-cell table:style-name="Default" office:value-type="string" calcext:value-type="string">
            <text:p>Dunn</text:p>
          </table:table-cell>
          <table:table-cell table:style-name="Default" office:value-type="string" calcext:value-type="string">
            <text:p>Lane</text:p>
          </table:table-cell>
          <table:table-cell table:formula="of:=RANDBETWEEN(1;8)" office:value-type="float" office:value="7" calcext:value-type="float">
            <text:p>7</text:p>
          </table:table-cell>
          <table:table-cell/>
          <table:table-cell table:formula="of:=CONCATENATE([.A41];&quot;::&quot;;[.B41];&quot;::&quot;;[.C41];&quot;::&quot;;[.D41];&quot;::&quot;;[.E41];&quot;::&quot;;[.F41])" office:value-type="string" office:string-value="40::20050040::Debra Wanda::Dunn::Lane::7" calcext:value-type="string">
            <text:p>40::20050040::Debra Wanda::Dunn::Lane::7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050041" calcext:value-type="float">
            <text:p>20050041</text:p>
          </table:table-cell>
          <table:table-cell office:value-type="string" calcext:value-type="string">
            <text:p>Roy Paula</text:p>
          </table:table-cell>
          <table:table-cell table:style-name="Default" office:value-type="string" calcext:value-type="string">
            <text:p>Edwards</text:p>
          </table:table-cell>
          <table:table-cell table:style-name="Default" office:value-type="string" calcext:value-type="string">
            <text:p>Gonzalez</text:p>
          </table:table-cell>
          <table:table-cell table:formula="of:=RANDBETWEEN(1;8)" office:value-type="float" office:value="4" calcext:value-type="float">
            <text:p>4</text:p>
          </table:table-cell>
          <table:table-cell/>
          <table:table-cell table:formula="of:=CONCATENATE([.A42];&quot;::&quot;;[.B42];&quot;::&quot;;[.C42];&quot;::&quot;;[.D42];&quot;::&quot;;[.E42];&quot;::&quot;;[.F42])" office:value-type="string" office:string-value="41::20050041::Roy Paula::Edwards::Gonzalez::4" calcext:value-type="string">
            <text:p>41::20050041::Roy Paula::Edwards::Gonzalez::4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050042" calcext:value-type="float">
            <text:p>20050042</text:p>
          </table:table-cell>
          <table:table-cell office:value-type="string" calcext:value-type="string">
            <text:p>Elizabeth Beverly</text:p>
          </table:table-cell>
          <table:table-cell table:number-columns-repeated="2" table:style-name="Default" office:value-type="string" calcext:value-type="string">
            <text:p>Evans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43];&quot;::&quot;;[.B43];&quot;::&quot;;[.C43];&quot;::&quot;;[.D43];&quot;::&quot;;[.E43];&quot;::&quot;;[.F43])" office:value-type="string" office:string-value="42::20050042::Elizabeth Beverly::Evans::Evans::2" calcext:value-type="string">
            <text:p>42::20050042::Elizabeth Beverly::Evans::Evans::2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050043" calcext:value-type="float">
            <text:p>20050043</text:p>
          </table:table-cell>
          <table:table-cell office:value-type="string" calcext:value-type="string">
            <text:p>Tammy Louise</text:p>
          </table:table-cell>
          <table:table-cell table:style-name="Default" office:value-type="string" calcext:value-type="string">
            <text:p>Evans</text:p>
          </table:table-cell>
          <table:table-cell table:style-name="Default" office:value-type="string" calcext:value-type="string">
            <text:p>Nguyen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44];&quot;::&quot;;[.B44];&quot;::&quot;;[.C44];&quot;::&quot;;[.D44];&quot;::&quot;;[.E44];&quot;::&quot;;[.F44])" office:value-type="string" office:string-value="43::20050043::Tammy Louise::Evans::Nguyen::2" calcext:value-type="string">
            <text:p>43::20050043::Tammy Louise::Evans::Nguyen::2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050044" calcext:value-type="float">
            <text:p>20050044</text:p>
          </table:table-cell>
          <table:table-cell office:value-type="string" calcext:value-type="string">
            <text:p>Peter Gary</text:p>
          </table:table-cell>
          <table:table-cell table:style-name="Default" office:value-type="string" calcext:value-type="string">
            <text:p>Fernandez</text:p>
          </table:table-cell>
          <table:table-cell table:style-name="Default" office:value-type="string" calcext:value-type="string">
            <text:p>Gibson</text:p>
          </table:table-cell>
          <table:table-cell table:formula="of:=RANDBETWEEN(1;8)" office:value-type="float" office:value="4" calcext:value-type="float">
            <text:p>4</text:p>
          </table:table-cell>
          <table:table-cell/>
          <table:table-cell table:formula="of:=CONCATENATE([.A45];&quot;::&quot;;[.B45];&quot;::&quot;;[.C45];&quot;::&quot;;[.D45];&quot;::&quot;;[.E45];&quot;::&quot;;[.F45])" office:value-type="string" office:string-value="44::20050044::Peter Gary::Fernandez::Gibson::4" calcext:value-type="string">
            <text:p>44::20050044::Peter Gary::Fernandez::Gibson::4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050045" calcext:value-type="float">
            <text:p>20050045</text:p>
          </table:table-cell>
          <table:table-cell office:value-type="string" calcext:value-type="string">
            <text:p>Bobby Stephanie</text:p>
          </table:table-cell>
          <table:table-cell table:style-name="Default" office:value-type="string" calcext:value-type="string">
            <text:p>Fernandez</text:p>
          </table:table-cell>
          <table:table-cell table:style-name="Default" office:value-type="string" calcext:value-type="string">
            <text:p>Palmer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46];&quot;::&quot;;[.B46];&quot;::&quot;;[.C46];&quot;::&quot;;[.D46];&quot;::&quot;;[.E46];&quot;::&quot;;[.F46])" office:value-type="string" office:string-value="45::20050045::Bobby Stephanie::Fernandez::Palmer::1" calcext:value-type="string">
            <text:p>45::20050045::Bobby Stephanie::Fernandez::Palmer::1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050046" calcext:value-type="float">
            <text:p>20050046</text:p>
          </table:table-cell>
          <table:table-cell office:value-type="string" calcext:value-type="string">
            <text:p>Patrick Julia</text:p>
          </table:table-cell>
          <table:table-cell table:style-name="Default" office:value-type="string" calcext:value-type="string">
            <text:p>Fields</text:p>
          </table:table-cell>
          <table:table-cell table:style-name="Default" office:value-type="string" calcext:value-type="string">
            <text:p>Kennedy</text:p>
          </table:table-cell>
          <table:table-cell table:formula="of:=RANDBETWEEN(1;8)" office:value-type="float" office:value="4" calcext:value-type="float">
            <text:p>4</text:p>
          </table:table-cell>
          <table:table-cell/>
          <table:table-cell table:formula="of:=CONCATENATE([.A47];&quot;::&quot;;[.B47];&quot;::&quot;;[.C47];&quot;::&quot;;[.D47];&quot;::&quot;;[.E47];&quot;::&quot;;[.F47])" office:value-type="string" office:string-value="46::20050046::Patrick Julia::Fields::Kennedy::4" calcext:value-type="string">
            <text:p>46::20050046::Patrick Julia::Fields::Kennedy::4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050047" calcext:value-type="float">
            <text:p>20050047</text:p>
          </table:table-cell>
          <table:table-cell office:value-type="string" calcext:value-type="string">
            <text:p>Jean Martha</text:p>
          </table:table-cell>
          <table:table-cell table:style-name="Default" office:value-type="string" calcext:value-type="string">
            <text:p>Fisher</text:p>
          </table:table-cell>
          <table:table-cell table:style-name="Default" office:value-type="string" calcext:value-type="string">
            <text:p>Nichols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48];&quot;::&quot;;[.B48];&quot;::&quot;;[.C48];&quot;::&quot;;[.D48];&quot;::&quot;;[.E48];&quot;::&quot;;[.F48])" office:value-type="string" office:string-value="47::20050047::Jean Martha::Fisher::Nichols::8" calcext:value-type="string">
            <text:p>47::20050047::Jean Martha::Fisher::Nichols::8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050048" calcext:value-type="float">
            <text:p>20050048</text:p>
          </table:table-cell>
          <table:table-cell office:value-type="string" calcext:value-type="string">
            <text:p>Sandra Walter</text:p>
          </table:table-cell>
          <table:table-cell table:style-name="Default" office:value-type="string" calcext:value-type="string">
            <text:p>Ford</text:p>
          </table:table-cell>
          <table:table-cell table:style-name="Default" office:value-type="string" calcext:value-type="string">
            <text:p>Green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49];&quot;::&quot;;[.B49];&quot;::&quot;;[.C49];&quot;::&quot;;[.D49];&quot;::&quot;;[.E49];&quot;::&quot;;[.F49])" office:value-type="string" office:string-value="48::20050048::Sandra Walter::Ford::Green::5" calcext:value-type="string">
            <text:p>48::20050048::Sandra Walter::Ford::Green::5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050049" calcext:value-type="float">
            <text:p>20050049</text:p>
          </table:table-cell>
          <table:table-cell office:value-type="string" calcext:value-type="string">
            <text:p>Jacqueline Edward</text:p>
          </table:table-cell>
          <table:table-cell table:style-name="Default" office:value-type="string" calcext:value-type="string">
            <text:p>Ford</text:p>
          </table:table-cell>
          <table:table-cell table:style-name="Default" office:value-type="string" calcext:value-type="string">
            <text:p>Coleman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50];&quot;::&quot;;[.B50];&quot;::&quot;;[.C50];&quot;::&quot;;[.D50];&quot;::&quot;;[.E50];&quot;::&quot;;[.F50])" office:value-type="string" office:string-value="49::20050049::Jacqueline Edward::Ford::Coleman::2" calcext:value-type="string">
            <text:p>49::20050049::Jacqueline Edward::Ford::Coleman::2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050050" calcext:value-type="float">
            <text:p>20050050</text:p>
          </table:table-cell>
          <table:table-cell office:value-type="string" calcext:value-type="string">
            <text:p>Benjamin Russell</text:p>
          </table:table-cell>
          <table:table-cell table:style-name="Default" office:value-type="string" calcext:value-type="string">
            <text:p>Ford</text:p>
          </table:table-cell>
          <table:table-cell table:style-name="Default" office:value-type="string" calcext:value-type="string">
            <text:p>Reyes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51];&quot;::&quot;;[.B51];&quot;::&quot;;[.C51];&quot;::&quot;;[.D51];&quot;::&quot;;[.E51];&quot;::&quot;;[.F51])" office:value-type="string" office:string-value="50::20050050::Benjamin Russell::Ford::Reyes::2" calcext:value-type="string">
            <text:p>50::20050050::Benjamin Russell::Ford::Reyes::2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50051" calcext:value-type="float">
            <text:p>20050051</text:p>
          </table:table-cell>
          <table:table-cell office:value-type="string" calcext:value-type="string">
            <text:p>Chris Andrea</text:p>
          </table:table-cell>
          <table:table-cell table:style-name="Default" office:value-type="string" calcext:value-type="string">
            <text:p>Franklin</text:p>
          </table:table-cell>
          <table:table-cell table:style-name="Default" office:value-type="string" calcext:value-type="string">
            <text:p>Ortiz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52];&quot;::&quot;;[.B52];&quot;::&quot;;[.C52];&quot;::&quot;;[.D52];&quot;::&quot;;[.E52];&quot;::&quot;;[.F52])" office:value-type="string" office:string-value="51::20050051::Chris Andrea::Franklin::Ortiz::8" calcext:value-type="string">
            <text:p>51::20050051::Chris Andrea::Franklin::Ortiz::8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050052" calcext:value-type="float">
            <text:p>20050052</text:p>
          </table:table-cell>
          <table:table-cell office:value-type="string" calcext:value-type="string">
            <text:p>Virginia Susan</text:p>
          </table:table-cell>
          <table:table-cell table:style-name="Default" office:value-type="string" calcext:value-type="string">
            <text:p>Frazier</text:p>
          </table:table-cell>
          <table:table-cell table:style-name="Default" office:value-type="string" calcext:value-type="string">
            <text:p>Stone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53];&quot;::&quot;;[.B53];&quot;::&quot;;[.C53];&quot;::&quot;;[.D53];&quot;::&quot;;[.E53];&quot;::&quot;;[.F53])" office:value-type="string" office:string-value="52::20050052::Virginia Susan::Frazier::Stone::8" calcext:value-type="string">
            <text:p>52::20050052::Virginia Susan::Frazier::Stone::8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050053" calcext:value-type="float">
            <text:p>20050053</text:p>
          </table:table-cell>
          <table:table-cell office:value-type="string" calcext:value-type="string">
            <text:p>Jean Dorothy</text:p>
          </table:table-cell>
          <table:table-cell table:style-name="Default" office:value-type="string" calcext:value-type="string">
            <text:p>Fuller</text:p>
          </table:table-cell>
          <table:table-cell table:style-name="Default" office:value-type="string" calcext:value-type="string">
            <text:p>Young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54];&quot;::&quot;;[.B54];&quot;::&quot;;[.C54];&quot;::&quot;;[.D54];&quot;::&quot;;[.E54];&quot;::&quot;;[.F54])" office:value-type="string" office:string-value="53::20050053::Jean Dorothy::Fuller::Young::3" calcext:value-type="string">
            <text:p>53::20050053::Jean Dorothy::Fuller::Young::3</text:p>
          </table:table-cell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050054" calcext:value-type="float">
            <text:p>20050054</text:p>
          </table:table-cell>
          <table:table-cell office:value-type="string" calcext:value-type="string">
            <text:p>Nicole Julia</text:p>
          </table:table-cell>
          <table:table-cell table:style-name="Default" office:value-type="string" calcext:value-type="string">
            <text:p>Garza</text:p>
          </table:table-cell>
          <table:table-cell table:style-name="Default" office:value-type="string" calcext:value-type="string">
            <text:p>Fisher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55];&quot;::&quot;;[.B55];&quot;::&quot;;[.C55];&quot;::&quot;;[.D55];&quot;::&quot;;[.E55];&quot;::&quot;;[.F55])" office:value-type="string" office:string-value="54::20050054::Nicole Julia::Garza::Fisher::2" calcext:value-type="string">
            <text:p>54::20050054::Nicole Julia::Garza::Fisher::2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050055" calcext:value-type="float">
            <text:p>20050055</text:p>
          </table:table-cell>
          <table:table-cell office:value-type="string" calcext:value-type="string">
            <text:p>Catherine Matthew</text:p>
          </table:table-cell>
          <table:table-cell table:style-name="Default" office:value-type="string" calcext:value-type="string">
            <text:p>George</text:p>
          </table:table-cell>
          <table:table-cell table:style-name="Default" office:value-type="string" calcext:value-type="string">
            <text:p>Scott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56];&quot;::&quot;;[.B56];&quot;::&quot;;[.C56];&quot;::&quot;;[.D56];&quot;::&quot;;[.E56];&quot;::&quot;;[.F56])" office:value-type="string" office:string-value="55::20050055::Catherine Matthew::George::Scott::2" calcext:value-type="string">
            <text:p>55::20050055::Catherine Matthew::George::Scott::2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050056" calcext:value-type="float">
            <text:p>20050056</text:p>
          </table:table-cell>
          <table:table-cell office:value-type="string" calcext:value-type="string">
            <text:p>Anne Kelly</text:p>
          </table:table-cell>
          <table:table-cell table:style-name="Default" office:value-type="string" calcext:value-type="string">
            <text:p>George</text:p>
          </table:table-cell>
          <table:table-cell table:style-name="Default" office:value-type="string" calcext:value-type="string">
            <text:p>Carroll</text:p>
          </table:table-cell>
          <table:table-cell table:formula="of:=RANDBETWEEN(1;8)" office:value-type="float" office:value="7" calcext:value-type="float">
            <text:p>7</text:p>
          </table:table-cell>
          <table:table-cell/>
          <table:table-cell table:formula="of:=CONCATENATE([.A57];&quot;::&quot;;[.B57];&quot;::&quot;;[.C57];&quot;::&quot;;[.D57];&quot;::&quot;;[.E57];&quot;::&quot;;[.F57])" office:value-type="string" office:string-value="56::20050056::Anne Kelly::George::Carroll::7" calcext:value-type="string">
            <text:p>56::20050056::Anne Kelly::George::Carroll::7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050057" calcext:value-type="float">
            <text:p>20050057</text:p>
          </table:table-cell>
          <table:table-cell office:value-type="string" calcext:value-type="string">
            <text:p>Donna Julia</text:p>
          </table:table-cell>
          <table:table-cell table:style-name="Default" office:value-type="string" calcext:value-type="string">
            <text:p>Gibson</text:p>
          </table:table-cell>
          <table:table-cell table:style-name="Default" office:value-type="string" calcext:value-type="string">
            <text:p>Peterson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58];&quot;::&quot;;[.B58];&quot;::&quot;;[.C58];&quot;::&quot;;[.D58];&quot;::&quot;;[.E58];&quot;::&quot;;[.F58])" office:value-type="string" office:string-value="57::20050057::Donna Julia::Gibson::Peterson::1" calcext:value-type="string">
            <text:p>57::20050057::Donna Julia::Gibson::Peterson::1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050058" calcext:value-type="float">
            <text:p>20050058</text:p>
          </table:table-cell>
          <table:table-cell office:value-type="string" calcext:value-type="string">
            <text:p>Laura Brandon</text:p>
          </table:table-cell>
          <table:table-cell table:style-name="Default" office:value-type="string" calcext:value-type="string">
            <text:p>Gilbert</text:p>
          </table:table-cell>
          <table:table-cell table:style-name="Default" office:value-type="string" calcext:value-type="string">
            <text:p>Reed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59];&quot;::&quot;;[.B59];&quot;::&quot;;[.C59];&quot;::&quot;;[.D59];&quot;::&quot;;[.E59];&quot;::&quot;;[.F59])" office:value-type="string" office:string-value="58::20050058::Laura Brandon::Gilbert::Reed::3" calcext:value-type="string">
            <text:p>58::20050058::Laura Brandon::Gilbert::Reed::3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050059" calcext:value-type="float">
            <text:p>20050059</text:p>
          </table:table-cell>
          <table:table-cell office:value-type="string" calcext:value-type="string">
            <text:p>Ryan Christina</text:p>
          </table:table-cell>
          <table:table-cell table:style-name="Default" office:value-type="string" calcext:value-type="string">
            <text:p>Gomez</text:p>
          </table:table-cell>
          <table:table-cell table:style-name="Default" office:value-type="string" calcext:value-type="string">
            <text:p>Burke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60];&quot;::&quot;;[.B60];&quot;::&quot;;[.C60];&quot;::&quot;;[.D60];&quot;::&quot;;[.E60];&quot;::&quot;;[.F60])" office:value-type="string" office:string-value="59::20050059::Ryan Christina::Gomez::Burke::8" calcext:value-type="string">
            <text:p>59::20050059::Ryan Christina::Gomez::Burke::8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050060" calcext:value-type="float">
            <text:p>20050060</text:p>
          </table:table-cell>
          <table:table-cell office:value-type="string" calcext:value-type="string">
            <text:p>Anna Maria</text:p>
          </table:table-cell>
          <table:table-cell table:style-name="Default" office:value-type="string" calcext:value-type="string">
            <text:p>Gonzalez</text:p>
          </table:table-cell>
          <table:table-cell table:style-name="Default" office:value-type="string" calcext:value-type="string">
            <text:p>Holmes</text:p>
          </table:table-cell>
          <table:table-cell table:formula="of:=RANDBETWEEN(1;8)" office:value-type="float" office:value="4" calcext:value-type="float">
            <text:p>4</text:p>
          </table:table-cell>
          <table:table-cell/>
          <table:table-cell table:formula="of:=CONCATENATE([.A61];&quot;::&quot;;[.B61];&quot;::&quot;;[.C61];&quot;::&quot;;[.D61];&quot;::&quot;;[.E61];&quot;::&quot;;[.F61])" office:value-type="string" office:string-value="60::20050060::Anna Maria::Gonzalez::Holmes::4" calcext:value-type="string">
            <text:p>60::20050060::Anna Maria::Gonzalez::Holmes::4</text:p>
          </table:table-cell>
          <table:table-cell table:number-columns-repeated="10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050061" calcext:value-type="float">
            <text:p>20050061</text:p>
          </table:table-cell>
          <table:table-cell office:value-type="string" calcext:value-type="string">
            <text:p>Paula Sarah</text:p>
          </table:table-cell>
          <table:table-cell table:style-name="Default" office:value-type="string" calcext:value-type="string">
            <text:p>Gordon</text:p>
          </table:table-cell>
          <table:table-cell table:style-name="Default" office:value-type="string" calcext:value-type="string">
            <text:p>Bishop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62];&quot;::&quot;;[.B62];&quot;::&quot;;[.C62];&quot;::&quot;;[.D62];&quot;::&quot;;[.E62];&quot;::&quot;;[.F62])" office:value-type="string" office:string-value="61::20050061::Paula Sarah::Gordon::Bishop::3" calcext:value-type="string">
            <text:p>61::20050061::Paula Sarah::Gordon::Bishop::3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050062" calcext:value-type="float">
            <text:p>20050062</text:p>
          </table:table-cell>
          <table:table-cell office:value-type="string" calcext:value-type="string">
            <text:p>Alice Todd</text:p>
          </table:table-cell>
          <table:table-cell table:style-name="Default" office:value-type="string" calcext:value-type="string">
            <text:p>Gordon</text:p>
          </table:table-cell>
          <table:table-cell table:style-name="Default" office:value-type="string" calcext:value-type="string">
            <text:p>Burke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63];&quot;::&quot;;[.B63];&quot;::&quot;;[.C63];&quot;::&quot;;[.D63];&quot;::&quot;;[.E63];&quot;::&quot;;[.F63])" office:value-type="string" office:string-value="62::20050062::Alice Todd::Gordon::Burke::3" calcext:value-type="string">
            <text:p>62::20050062::Alice Todd::Gordon::Burke::3</text:p>
          </table:table-cell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050063" calcext:value-type="float">
            <text:p>20050063</text:p>
          </table:table-cell>
          <table:table-cell office:value-type="string" calcext:value-type="string">
            <text:p>Robin Patrick</text:p>
          </table:table-cell>
          <table:table-cell table:style-name="Default" office:value-type="string" calcext:value-type="string">
            <text:p>Graham</text:p>
          </table:table-cell>
          <table:table-cell table:style-name="Default" office:value-type="string" calcext:value-type="string">
            <text:p>Hernandez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64];&quot;::&quot;;[.B64];&quot;::&quot;;[.C64];&quot;::&quot;;[.D64];&quot;::&quot;;[.E64];&quot;::&quot;;[.F64])" office:value-type="string" office:string-value="63::20050063::Robin Patrick::Graham::Hernandez::2" calcext:value-type="string">
            <text:p>63::20050063::Robin Patrick::Graham::Hernandez::2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050064" calcext:value-type="float">
            <text:p>20050064</text:p>
          </table:table-cell>
          <table:table-cell office:value-type="string" calcext:value-type="string">
            <text:p>Doris Walter</text:p>
          </table:table-cell>
          <table:table-cell table:style-name="Default" office:value-type="string" calcext:value-type="string">
            <text:p>Graham</text:p>
          </table:table-cell>
          <table:table-cell table:style-name="Default" office:value-type="string" calcext:value-type="string">
            <text:p>Matthews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65];&quot;::&quot;;[.B65];&quot;::&quot;;[.C65];&quot;::&quot;;[.D65];&quot;::&quot;;[.E65];&quot;::&quot;;[.F65])" office:value-type="string" office:string-value="64::20050064::Doris Walter::Graham::Matthews::6" calcext:value-type="string">
            <text:p>64::20050064::Doris Walter::Graham::Matthews::6</text:p>
          </table:table-cell>
          <table:table-cell table:number-columns-repeated="10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050065" calcext:value-type="float">
            <text:p>20050065</text:p>
          </table:table-cell>
          <table:table-cell office:value-type="string" calcext:value-type="string">
            <text:p>Juan Melissa</text:p>
          </table:table-cell>
          <table:table-cell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Holmes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66];&quot;::&quot;;[.B66];&quot;::&quot;;[.C66];&quot;::&quot;;[.D66];&quot;::&quot;;[.E66];&quot;::&quot;;[.F66])" office:value-type="string" office:string-value="65::20050065::Juan Melissa::Grant::Holmes::6" calcext:value-type="string">
            <text:p>65::20050065::Juan Melissa::Grant::Holmes::6</text:p>
          </table:table-cell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050066" calcext:value-type="float">
            <text:p>20050066</text:p>
          </table:table-cell>
          <table:table-cell office:value-type="string" calcext:value-type="string">
            <text:p>Johnny Robin</text:p>
          </table:table-cell>
          <table:table-cell table:style-name="Default" office:value-type="string" calcext:value-type="string">
            <text:p>Gray</text:p>
          </table:table-cell>
          <table:table-cell table:style-name="Default" office:value-type="string" calcext:value-type="string">
            <text:p>Mcdonald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67];&quot;::&quot;;[.B67];&quot;::&quot;;[.C67];&quot;::&quot;;[.D67];&quot;::&quot;;[.E67];&quot;::&quot;;[.F67])" office:value-type="string" office:string-value="66::20050066::Johnny Robin::Gray::Mcdonald::2" calcext:value-type="string">
            <text:p>66::20050066::Johnny Robin::Gray::Mcdonald::2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050067" calcext:value-type="float">
            <text:p>20050067</text:p>
          </table:table-cell>
          <table:table-cell office:value-type="string" calcext:value-type="string">
            <text:p>Jennifer Rebecca</text:p>
          </table:table-cell>
          <table:table-cell table:style-name="Default" office:value-type="string" calcext:value-type="string">
            <text:p>Gray</text:p>
          </table:table-cell>
          <table:table-cell table:style-name="Default" office:value-type="string" calcext:value-type="string">
            <text:p>Rose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68];&quot;::&quot;;[.B68];&quot;::&quot;;[.C68];&quot;::&quot;;[.D68];&quot;::&quot;;[.E68];&quot;::&quot;;[.F68])" office:value-type="string" office:string-value="67::20050067::Jennifer Rebecca::Gray::Rose::1" calcext:value-type="string">
            <text:p>67::20050067::Jennifer Rebecca::Gray::Rose::1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050068" calcext:value-type="float">
            <text:p>20050068</text:p>
          </table:table-cell>
          <table:table-cell office:value-type="string" calcext:value-type="string">
            <text:p>Juan Tammy</text:p>
          </table:table-cell>
          <table:table-cell table:style-name="Default" office:value-type="string" calcext:value-type="string">
            <text:p>Gray</text:p>
          </table:table-cell>
          <table:table-cell table:style-name="Default" office:value-type="string" calcext:value-type="string">
            <text:p>Knight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69];&quot;::&quot;;[.B69];&quot;::&quot;;[.C69];&quot;::&quot;;[.D69];&quot;::&quot;;[.E69];&quot;::&quot;;[.F69])" office:value-type="string" office:string-value="68::20050068::Juan Tammy::Gray::Knight::1" calcext:value-type="string">
            <text:p>68::20050068::Juan Tammy::Gray::Knight::1</text:p>
          </table:table-cell>
          <table:table-cell table:number-columns-repeated="10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050069" calcext:value-type="float">
            <text:p>20050069</text:p>
          </table:table-cell>
          <table:table-cell office:value-type="string" calcext:value-type="string">
            <text:p>Dorothy Sarah</text:p>
          </table:table-cell>
          <table:table-cell table:style-name="Default" office:value-type="string" calcext:value-type="string">
            <text:p>Green</text:p>
          </table:table-cell>
          <table:table-cell table:style-name="Default" office:value-type="string" calcext:value-type="string">
            <text:p>Tucker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70];&quot;::&quot;;[.B70];&quot;::&quot;;[.C70];&quot;::&quot;;[.D70];&quot;::&quot;;[.E70];&quot;::&quot;;[.F70])" office:value-type="string" office:string-value="69::20050069::Dorothy Sarah::Green::Tucker::5" calcext:value-type="string">
            <text:p>69::20050069::Dorothy Sarah::Green::Tucker::5</text:p>
          </table:table-cell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050070" calcext:value-type="float">
            <text:p>20050070</text:p>
          </table:table-cell>
          <table:table-cell office:value-type="string" calcext:value-type="string">
            <text:p>Phyllis Brian</text:p>
          </table:table-cell>
          <table:table-cell table:style-name="Default" office:value-type="string" calcext:value-type="string">
            <text:p>Greene</text:p>
          </table:table-cell>
          <table:table-cell table:style-name="Default" office:value-type="string" calcext:value-type="string">
            <text:p>Duncan</text:p>
          </table:table-cell>
          <table:table-cell table:formula="of:=RANDBETWEEN(1;8)" office:value-type="float" office:value="7" calcext:value-type="float">
            <text:p>7</text:p>
          </table:table-cell>
          <table:table-cell/>
          <table:table-cell table:formula="of:=CONCATENATE([.A71];&quot;::&quot;;[.B71];&quot;::&quot;;[.C71];&quot;::&quot;;[.D71];&quot;::&quot;;[.E71];&quot;::&quot;;[.F71])" office:value-type="string" office:string-value="70::20050070::Phyllis Brian::Greene::Duncan::7" calcext:value-type="string">
            <text:p>70::20050070::Phyllis Brian::Greene::Duncan::7</text:p>
          </table:table-cell>
          <table:table-cell table:number-columns-repeated="101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050071" calcext:value-type="float">
            <text:p>20050071</text:p>
          </table:table-cell>
          <table:table-cell office:value-type="string" calcext:value-type="string">
            <text:p>Brenda Kathryn</text:p>
          </table:table-cell>
          <table:table-cell table:style-name="Default" office:value-type="string" calcext:value-type="string">
            <text:p>Greene</text:p>
          </table:table-cell>
          <table:table-cell table:style-name="Default" office:value-type="string" calcext:value-type="string">
            <text:p>Ford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72];&quot;::&quot;;[.B72];&quot;::&quot;;[.C72];&quot;::&quot;;[.D72];&quot;::&quot;;[.E72];&quot;::&quot;;[.F72])" office:value-type="string" office:string-value="71::20050071::Brenda Kathryn::Greene::Ford::5" calcext:value-type="string">
            <text:p>71::20050071::Brenda Kathryn::Greene::Ford::5</text:p>
          </table:table-cell>
          <table:table-cell table:number-columns-repeated="101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050072" calcext:value-type="float">
            <text:p>20050072</text:p>
          </table:table-cell>
          <table:table-cell office:value-type="string" calcext:value-type="string">
            <text:p>Christine Harry</text:p>
          </table:table-cell>
          <table:table-cell table:style-name="Default" office:value-type="string" calcext:value-type="string">
            <text:p>Griffin</text:p>
          </table:table-cell>
          <table:table-cell table:style-name="Default" office:value-type="string" calcext:value-type="string">
            <text:p>Richards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73];&quot;::&quot;;[.B73];&quot;::&quot;;[.C73];&quot;::&quot;;[.D73];&quot;::&quot;;[.E73];&quot;::&quot;;[.F73])" office:value-type="string" office:string-value="72::20050072::Christine Harry::Griffin::Richards::6" calcext:value-type="string">
            <text:p>72::20050072::Christine Harry::Griffin::Richards::6</text:p>
          </table:table-cell>
          <table:table-cell table:number-columns-repeated="101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050073" calcext:value-type="float">
            <text:p>20050073</text:p>
          </table:table-cell>
          <table:table-cell office:value-type="string" calcext:value-type="string">
            <text:p>Jose Brenda</text:p>
          </table:table-cell>
          <table:table-cell table:style-name="Default" office:value-type="string" calcext:value-type="string">
            <text:p>Gutierrez</text:p>
          </table:table-cell>
          <table:table-cell table:style-name="Default" office:value-type="string" calcext:value-type="string">
            <text:p>Robinson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74];&quot;::&quot;;[.B74];&quot;::&quot;;[.C74];&quot;::&quot;;[.D74];&quot;::&quot;;[.E74];&quot;::&quot;;[.F74])" office:value-type="string" office:string-value="73::20050073::Jose Brenda::Gutierrez::Robinson::3" calcext:value-type="string">
            <text:p>73::20050073::Jose Brenda::Gutierrez::Robinson::3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050074" calcext:value-type="float">
            <text:p>20050074</text:p>
          </table:table-cell>
          <table:table-cell office:value-type="string" calcext:value-type="string">
            <text:p>Donna Diane</text:p>
          </table:table-cell>
          <table:table-cell table:style-name="Default" office:value-type="string" calcext:value-type="string">
            <text:p>Hall</text:p>
          </table:table-cell>
          <table:table-cell table:style-name="Default" office:value-type="string" calcext:value-type="string">
            <text:p>Stone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75];&quot;::&quot;;[.B75];&quot;::&quot;;[.C75];&quot;::&quot;;[.D75];&quot;::&quot;;[.E75];&quot;::&quot;;[.F75])" office:value-type="string" office:string-value="74::20050074::Donna Diane::Hall::Stone::1" calcext:value-type="string">
            <text:p>74::20050074::Donna Diane::Hall::Stone::1</text:p>
          </table:table-cell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050075" calcext:value-type="float">
            <text:p>20050075</text:p>
          </table:table-cell>
          <table:table-cell office:value-type="string" calcext:value-type="string">
            <text:p>Earl Willie</text:p>
          </table:table-cell>
          <table:table-cell table:style-name="Default" office:value-type="string" calcext:value-type="string">
            <text:p>Hall</text:p>
          </table:table-cell>
          <table:table-cell table:style-name="Default" office:value-type="string" calcext:value-type="string">
            <text:p>Hamilton</text:p>
          </table:table-cell>
          <table:table-cell table:formula="of:=RANDBETWEEN(1;8)" office:value-type="float" office:value="7" calcext:value-type="float">
            <text:p>7</text:p>
          </table:table-cell>
          <table:table-cell/>
          <table:table-cell table:formula="of:=CONCATENATE([.A76];&quot;::&quot;;[.B76];&quot;::&quot;;[.C76];&quot;::&quot;;[.D76];&quot;::&quot;;[.E76];&quot;::&quot;;[.F76])" office:value-type="string" office:string-value="75::20050075::Earl Willie::Hall::Hamilton::7" calcext:value-type="string">
            <text:p>75::20050075::Earl Willie::Hall::Hamilton::7</text:p>
          </table:table-cell>
          <table:table-cell table:number-columns-repeated="101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050076" calcext:value-type="float">
            <text:p>20050076</text:p>
          </table:table-cell>
          <table:table-cell office:value-type="string" calcext:value-type="string">
            <text:p>Rose Lawrence</text:p>
          </table:table-cell>
          <table:table-cell table:style-name="Default" office:value-type="string" calcext:value-type="string">
            <text:p>Hall</text:p>
          </table:table-cell>
          <table:table-cell table:style-name="Default" office:value-type="string" calcext:value-type="string">
            <text:p>Gardner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77];&quot;::&quot;;[.B77];&quot;::&quot;;[.C77];&quot;::&quot;;[.D77];&quot;::&quot;;[.E77];&quot;::&quot;;[.F77])" office:value-type="string" office:string-value="76::20050076::Rose Lawrence::Hall::Gardner::2" calcext:value-type="string">
            <text:p>76::20050076::Rose Lawrence::Hall::Gardner::2</text:p>
          </table:table-cell>
          <table:table-cell table:number-columns-repeated="10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050077" calcext:value-type="float">
            <text:p>20050077</text:p>
          </table:table-cell>
          <table:table-cell office:value-type="string" calcext:value-type="string">
            <text:p>Maria Jean</text:p>
          </table:table-cell>
          <table:table-cell table:style-name="Default" office:value-type="string" calcext:value-type="string">
            <text:p>Harper</text:p>
          </table:table-cell>
          <table:table-cell table:style-name="Default" office:value-type="string" calcext:value-type="string">
            <text:p>Stewart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78];&quot;::&quot;;[.B78];&quot;::&quot;;[.C78];&quot;::&quot;;[.D78];&quot;::&quot;;[.E78];&quot;::&quot;;[.F78])" office:value-type="string" office:string-value="77::20050077::Maria Jean::Harper::Stewart::2" calcext:value-type="string">
            <text:p>77::20050077::Maria Jean::Harper::Stewart::2</text:p>
          </table:table-cell>
          <table:table-cell table:number-columns-repeated="101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050078" calcext:value-type="float">
            <text:p>20050078</text:p>
          </table:table-cell>
          <table:table-cell office:value-type="string" calcext:value-type="string">
            <text:p>Joseph Willie</text:p>
          </table:table-cell>
          <table:table-cell table:style-name="Default" office:value-type="string" calcext:value-type="string">
            <text:p>Harrison</text:p>
          </table:table-cell>
          <table:table-cell table:style-name="Default" office:value-type="string" calcext:value-type="string">
            <text:p>Hawkins</text:p>
          </table:table-cell>
          <table:table-cell table:formula="of:=RANDBETWEEN(1;8)" office:value-type="float" office:value="4" calcext:value-type="float">
            <text:p>4</text:p>
          </table:table-cell>
          <table:table-cell/>
          <table:table-cell table:formula="of:=CONCATENATE([.A79];&quot;::&quot;;[.B79];&quot;::&quot;;[.C79];&quot;::&quot;;[.D79];&quot;::&quot;;[.E79];&quot;::&quot;;[.F79])" office:value-type="string" office:string-value="78::20050078::Joseph Willie::Harrison::Hawkins::4" calcext:value-type="string">
            <text:p>78::20050078::Joseph Willie::Harrison::Hawkins::4</text:p>
          </table:table-cell>
          <table:table-cell table:number-columns-repeated="101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50079" calcext:value-type="float">
            <text:p>20050079</text:p>
          </table:table-cell>
          <table:table-cell office:value-type="string" calcext:value-type="string">
            <text:p>Theresa Gloria</text:p>
          </table:table-cell>
          <table:table-cell table:style-name="Default" office:value-type="string" calcext:value-type="string">
            <text:p>Harvey</text:p>
          </table:table-cell>
          <table:table-cell table:style-name="Default" office:value-type="string" calcext:value-type="string">
            <text:p>Nguyen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80];&quot;::&quot;;[.B80];&quot;::&quot;;[.C80];&quot;::&quot;;[.D80];&quot;::&quot;;[.E80];&quot;::&quot;;[.F80])" office:value-type="string" office:string-value="79::20050079::Theresa Gloria::Harvey::Nguyen::6" calcext:value-type="string">
            <text:p>79::20050079::Theresa Gloria::Harvey::Nguyen::6</text:p>
          </table:table-cell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50080" calcext:value-type="float">
            <text:p>20050080</text:p>
          </table:table-cell>
          <table:table-cell office:value-type="string" calcext:value-type="string">
            <text:p>Aaron Kimberly</text:p>
          </table:table-cell>
          <table:table-cell table:style-name="Default" office:value-type="string" calcext:value-type="string">
            <text:p>Hawkins</text:p>
          </table:table-cell>
          <table:table-cell table:style-name="Default" office:value-type="string" calcext:value-type="string">
            <text:p>Torres</text:p>
          </table:table-cell>
          <table:table-cell table:formula="of:=RANDBETWEEN(1;8)" office:value-type="float" office:value="4" calcext:value-type="float">
            <text:p>4</text:p>
          </table:table-cell>
          <table:table-cell/>
          <table:table-cell table:formula="of:=CONCATENATE([.A81];&quot;::&quot;;[.B81];&quot;::&quot;;[.C81];&quot;::&quot;;[.D81];&quot;::&quot;;[.E81];&quot;::&quot;;[.F81])" office:value-type="string" office:string-value="80::20050080::Aaron Kimberly::Hawkins::Torres::4" calcext:value-type="string">
            <text:p>80::20050080::Aaron Kimberly::Hawkins::Torres::4</text:p>
          </table:table-cell>
          <table:table-cell table:number-columns-repeated="101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050081" calcext:value-type="float">
            <text:p>20050081</text:p>
          </table:table-cell>
          <table:table-cell office:value-type="string" calcext:value-type="string">
            <text:p>Amanda Jimmy</text:p>
          </table:table-cell>
          <table:table-cell table:style-name="Default" office:value-type="string" calcext:value-type="string">
            <text:p>Hawkins</text:p>
          </table:table-cell>
          <table:table-cell table:style-name="Default" office:value-type="string" calcext:value-type="string">
            <text:p>Ross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82];&quot;::&quot;;[.B82];&quot;::&quot;;[.C82];&quot;::&quot;;[.D82];&quot;::&quot;;[.E82];&quot;::&quot;;[.F82])" office:value-type="string" office:string-value="81::20050081::Amanda Jimmy::Hawkins::Ross::8" calcext:value-type="string">
            <text:p>81::20050081::Amanda Jimmy::Hawkins::Ross::8</text:p>
          </table:table-cell>
          <table:table-cell table:number-columns-repeated="101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050082" calcext:value-type="float">
            <text:p>20050082</text:p>
          </table:table-cell>
          <table:table-cell office:value-type="string" calcext:value-type="string">
            <text:p>Arthur Alan</text:p>
          </table:table-cell>
          <table:table-cell table:style-name="Default" office:value-type="string" calcext:value-type="string">
            <text:p>Hayes</text:p>
          </table:table-cell>
          <table:table-cell table:style-name="Default" office:value-type="string" calcext:value-type="string">
            <text:p>Perez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83];&quot;::&quot;;[.B83];&quot;::&quot;;[.C83];&quot;::&quot;;[.D83];&quot;::&quot;;[.E83];&quot;::&quot;;[.F83])" office:value-type="string" office:string-value="82::20050082::Arthur Alan::Hayes::Perez::8" calcext:value-type="string">
            <text:p>82::20050082::Arthur Alan::Hayes::Perez::8</text:p>
          </table:table-cell>
          <table:table-cell table:number-columns-repeated="101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050083" calcext:value-type="float">
            <text:p>20050083</text:p>
          </table:table-cell>
          <table:table-cell office:value-type="string" calcext:value-type="string">
            <text:p>Lawrence Shirley</text:p>
          </table:table-cell>
          <table:table-cell table:style-name="Default" office:value-type="string" calcext:value-type="string">
            <text:p>Hayes</text:p>
          </table:table-cell>
          <table:table-cell table:style-name="Default" office:value-type="string" calcext:value-type="string">
            <text:p>Sullivan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84];&quot;::&quot;;[.B84];&quot;::&quot;;[.C84];&quot;::&quot;;[.D84];&quot;::&quot;;[.E84];&quot;::&quot;;[.F84])" office:value-type="string" office:string-value="83::20050083::Lawrence Shirley::Hayes::Sullivan::6" calcext:value-type="string">
            <text:p>83::20050083::Lawrence Shirley::Hayes::Sullivan::6</text:p>
          </table:table-cell>
          <table:table-cell table:number-columns-repeated="101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050084" calcext:value-type="float">
            <text:p>20050084</text:p>
          </table:table-cell>
          <table:table-cell office:value-type="string" calcext:value-type="string">
            <text:p>Matthew Shirley</text:p>
          </table:table-cell>
          <table:table-cell table:style-name="Default" office:value-type="string" calcext:value-type="string">
            <text:p>Hayes</text:p>
          </table:table-cell>
          <table:table-cell table:style-name="Default" office:value-type="string" calcext:value-type="string">
            <text:p>Martin</text:p>
          </table:table-cell>
          <table:table-cell table:formula="of:=RANDBETWEEN(1;8)" office:value-type="float" office:value="7" calcext:value-type="float">
            <text:p>7</text:p>
          </table:table-cell>
          <table:table-cell/>
          <table:table-cell table:formula="of:=CONCATENATE([.A85];&quot;::&quot;;[.B85];&quot;::&quot;;[.C85];&quot;::&quot;;[.D85];&quot;::&quot;;[.E85];&quot;::&quot;;[.F85])" office:value-type="string" office:string-value="84::20050084::Matthew Shirley::Hayes::Martin::7" calcext:value-type="string">
            <text:p>84::20050084::Matthew Shirley::Hayes::Martin::7</text:p>
          </table:table-cell>
          <table:table-cell table:number-columns-repeated="10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050085" calcext:value-type="float">
            <text:p>20050085</text:p>
          </table:table-cell>
          <table:table-cell office:value-type="string" calcext:value-type="string">
            <text:p>Heather Evelyn</text:p>
          </table:table-cell>
          <table:table-cell table:style-name="Default" office:value-type="string" calcext:value-type="string">
            <text:p>Henry</text:p>
          </table:table-cell>
          <table:table-cell table:style-name="Default" office:value-type="string" calcext:value-type="string">
            <text:p>Hall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86];&quot;::&quot;;[.B86];&quot;::&quot;;[.C86];&quot;::&quot;;[.D86];&quot;::&quot;;[.E86];&quot;::&quot;;[.F86])" office:value-type="string" office:string-value="85::20050085::Heather Evelyn::Henry::Hall::5" calcext:value-type="string">
            <text:p>85::20050085::Heather Evelyn::Henry::Hall::5</text:p>
          </table:table-cell>
          <table:table-cell table:number-columns-repeated="101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050086" calcext:value-type="float">
            <text:p>20050086</text:p>
          </table:table-cell>
          <table:table-cell office:value-type="string" calcext:value-type="string">
            <text:p>Gregory Helen</text:p>
          </table:table-cell>
          <table:table-cell table:style-name="Default" office:value-type="string" calcext:value-type="string">
            <text:p>Hicks</text:p>
          </table:table-cell>
          <table:table-cell table:style-name="Default" office:value-type="string" calcext:value-type="string">
            <text:p>Ross</text:p>
          </table:table-cell>
          <table:table-cell table:formula="of:=RANDBETWEEN(1;8)" office:value-type="float" office:value="7" calcext:value-type="float">
            <text:p>7</text:p>
          </table:table-cell>
          <table:table-cell/>
          <table:table-cell table:formula="of:=CONCATENATE([.A87];&quot;::&quot;;[.B87];&quot;::&quot;;[.C87];&quot;::&quot;;[.D87];&quot;::&quot;;[.E87];&quot;::&quot;;[.F87])" office:value-type="string" office:string-value="86::20050086::Gregory Helen::Hicks::Ross::7" calcext:value-type="string">
            <text:p>86::20050086::Gregory Helen::Hicks::Ross::7</text:p>
          </table:table-cell>
          <table:table-cell table:number-columns-repeated="10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050087" calcext:value-type="float">
            <text:p>20050087</text:p>
          </table:table-cell>
          <table:table-cell office:value-type="string" calcext:value-type="string">
            <text:p>Thomas Michael</text:p>
          </table:table-cell>
          <table:table-cell table:style-name="Default" office:value-type="string" calcext:value-type="string">
            <text:p>Hill</text:p>
          </table:table-cell>
          <table:table-cell table:style-name="Default" office:value-type="string" calcext:value-type="string">
            <text:p>Anderson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88];&quot;::&quot;;[.B88];&quot;::&quot;;[.C88];&quot;::&quot;;[.D88];&quot;::&quot;;[.E88];&quot;::&quot;;[.F88])" office:value-type="string" office:string-value="87::20050087::Thomas Michael::Hill::Anderson::8" calcext:value-type="string">
            <text:p>87::20050087::Thomas Michael::Hill::Anderson::8</text:p>
          </table:table-cell>
          <table:table-cell table:number-columns-repeated="101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050088" calcext:value-type="float">
            <text:p>20050088</text:p>
          </table:table-cell>
          <table:table-cell office:value-type="string" calcext:value-type="string">
            <text:p>Anthony Joseph</text:p>
          </table:table-cell>
          <table:table-cell table:style-name="Default" office:value-type="string" calcext:value-type="string">
            <text:p>Holmes</text:p>
          </table:table-cell>
          <table:table-cell table:style-name="Default" office:value-type="string" calcext:value-type="string">
            <text:p>Myers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89];&quot;::&quot;;[.B89];&quot;::&quot;;[.C89];&quot;::&quot;;[.D89];&quot;::&quot;;[.E89];&quot;::&quot;;[.F89])" office:value-type="string" office:string-value="88::20050088::Anthony Joseph::Holmes::Myers::8" calcext:value-type="string">
            <text:p>88::20050088::Anthony Joseph::Holmes::Myers::8</text:p>
          </table:table-cell>
          <table:table-cell table:number-columns-repeated="101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050089" calcext:value-type="float">
            <text:p>20050089</text:p>
          </table:table-cell>
          <table:table-cell office:value-type="string" calcext:value-type="string">
            <text:p>Steven Marie</text:p>
          </table:table-cell>
          <table:table-cell table:style-name="Default" office:value-type="string" calcext:value-type="string">
            <text:p>Holmes</text:p>
          </table:table-cell>
          <table:table-cell table:style-name="Default" office:value-type="string" calcext:value-type="string">
            <text:p>Andrews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90];&quot;::&quot;;[.B90];&quot;::&quot;;[.C90];&quot;::&quot;;[.D90];&quot;::&quot;;[.E90];&quot;::&quot;;[.F90])" office:value-type="string" office:string-value="89::20050089::Steven Marie::Holmes::Andrews::8" calcext:value-type="string">
            <text:p>89::20050089::Steven Marie::Holmes::Andrews::8</text:p>
          </table:table-cell>
          <table:table-cell table:number-columns-repeated="10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050090" calcext:value-type="float">
            <text:p>20050090</text:p>
          </table:table-cell>
          <table:table-cell office:value-type="string" calcext:value-type="string">
            <text:p>Rebecca Steven</text:p>
          </table:table-cell>
          <table:table-cell table:style-name="Default" office:value-type="string" calcext:value-type="string">
            <text:p>Holmes</text:p>
          </table:table-cell>
          <table:table-cell table:style-name="Default" office:value-type="string" calcext:value-type="string">
            <text:p>Jordan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91];&quot;::&quot;;[.B91];&quot;::&quot;;[.C91];&quot;::&quot;;[.D91];&quot;::&quot;;[.E91];&quot;::&quot;;[.F91])" office:value-type="string" office:string-value="90::20050090::Rebecca Steven::Holmes::Jordan::1" calcext:value-type="string">
            <text:p>90::20050090::Rebecca Steven::Holmes::Jordan::1</text:p>
          </table:table-cell>
          <table:table-cell table:number-columns-repeated="101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050091" calcext:value-type="float">
            <text:p>20050091</text:p>
          </table:table-cell>
          <table:table-cell office:value-type="string" calcext:value-type="string">
            <text:p>Nancy Jack</text:p>
          </table:table-cell>
          <table:table-cell table:style-name="Default" office:value-type="string" calcext:value-type="string">
            <text:p>Howard</text:p>
          </table:table-cell>
          <table:table-cell table:style-name="Default" office:value-type="string" calcext:value-type="string">
            <text:p>Carter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92];&quot;::&quot;;[.B92];&quot;::&quot;;[.C92];&quot;::&quot;;[.D92];&quot;::&quot;;[.E92];&quot;::&quot;;[.F92])" office:value-type="string" office:string-value="91::20050091::Nancy Jack::Howard::Carter::5" calcext:value-type="string">
            <text:p>91::20050091::Nancy Jack::Howard::Carter::5</text:p>
          </table:table-cell>
          <table:table-cell table:number-columns-repeated="101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050092" calcext:value-type="float">
            <text:p>20050092</text:p>
          </table:table-cell>
          <table:table-cell office:value-type="string" calcext:value-type="string">
            <text:p>Nancy Virginia</text:p>
          </table:table-cell>
          <table:table-cell table:style-name="Default" office:value-type="string" calcext:value-type="string">
            <text:p>Hudson</text:p>
          </table:table-cell>
          <table:table-cell table:style-name="Default" office:value-type="string" calcext:value-type="string">
            <text:p>Watson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93];&quot;::&quot;;[.B93];&quot;::&quot;;[.C93];&quot;::&quot;;[.D93];&quot;::&quot;;[.E93];&quot;::&quot;;[.F93])" office:value-type="string" office:string-value="92::20050092::Nancy Virginia::Hudson::Watson::5" calcext:value-type="string">
            <text:p>92::20050092::Nancy Virginia::Hudson::Watson::5</text:p>
          </table:table-cell>
          <table:table-cell table:number-columns-repeated="101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050093" calcext:value-type="float">
            <text:p>20050093</text:p>
          </table:table-cell>
          <table:table-cell office:value-type="string" calcext:value-type="string">
            <text:p>Theresa Judith</text:p>
          </table:table-cell>
          <table:table-cell table:style-name="Default" office:value-type="string" calcext:value-type="string">
            <text:p>Hunt</text:p>
          </table:table-cell>
          <table:table-cell table:style-name="Default" office:value-type="string" calcext:value-type="string">
            <text:p>Schmidt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94];&quot;::&quot;;[.B94];&quot;::&quot;;[.C94];&quot;::&quot;;[.D94];&quot;::&quot;;[.E94];&quot;::&quot;;[.F94])" office:value-type="string" office:string-value="93::20050093::Theresa Judith::Hunt::Schmidt::2" calcext:value-type="string">
            <text:p>93::20050093::Theresa Judith::Hunt::Schmidt::2</text:p>
          </table:table-cell>
          <table:table-cell table:number-columns-repeated="101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050094" calcext:value-type="float">
            <text:p>20050094</text:p>
          </table:table-cell>
          <table:table-cell office:value-type="string" calcext:value-type="string">
            <text:p>Carol Jesse</text:p>
          </table:table-cell>
          <table:table-cell table:style-name="Default" office:value-type="string" calcext:value-type="string">
            <text:p>Hunter</text:p>
          </table:table-cell>
          <table:table-cell table:style-name="Default" office:value-type="string" calcext:value-type="string">
            <text:p>Jacobs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95];&quot;::&quot;;[.B95];&quot;::&quot;;[.C95];&quot;::&quot;;[.D95];&quot;::&quot;;[.E95];&quot;::&quot;;[.F95])" office:value-type="string" office:string-value="94::20050094::Carol Jesse::Hunter::Jacobs::5" calcext:value-type="string">
            <text:p>94::20050094::Carol Jesse::Hunter::Jacobs::5</text:p>
          </table:table-cell>
          <table:table-cell table:number-columns-repeated="10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050095" calcext:value-type="float">
            <text:p>20050095</text:p>
          </table:table-cell>
          <table:table-cell office:value-type="string" calcext:value-type="string">
            <text:p>William Jane</text:p>
          </table:table-cell>
          <table:table-cell table:style-name="Default" office:value-type="string" calcext:value-type="string">
            <text:p>Jackson</text:p>
          </table:table-cell>
          <table:table-cell table:style-name="Default" office:value-type="string" calcext:value-type="string">
            <text:p>Ruiz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96];&quot;::&quot;;[.B96];&quot;::&quot;;[.C96];&quot;::&quot;;[.D96];&quot;::&quot;;[.E96];&quot;::&quot;;[.F96])" office:value-type="string" office:string-value="95::20050095::William Jane::Jackson::Ruiz::3" calcext:value-type="string">
            <text:p>95::20050095::William Jane::Jackson::Ruiz::3</text:p>
          </table:table-cell>
          <table:table-cell table:number-columns-repeated="101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050096" calcext:value-type="float">
            <text:p>20050096</text:p>
          </table:table-cell>
          <table:table-cell office:value-type="string" calcext:value-type="string">
            <text:p>Timothy Irene</text:p>
          </table:table-cell>
          <table:table-cell table:style-name="Default" office:value-type="string" calcext:value-type="string">
            <text:p>James</text:p>
          </table:table-cell>
          <table:table-cell table:style-name="Default" office:value-type="string" calcext:value-type="string">
            <text:p>Fuller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97];&quot;::&quot;;[.B97];&quot;::&quot;;[.C97];&quot;::&quot;;[.D97];&quot;::&quot;;[.E97];&quot;::&quot;;[.F97])" office:value-type="string" office:string-value="96::20050096::Timothy Irene::James::Fuller::6" calcext:value-type="string">
            <text:p>96::20050096::Timothy Irene::James::Fuller::6</text:p>
          </table:table-cell>
          <table:table-cell table:number-columns-repeated="101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050097" calcext:value-type="float">
            <text:p>20050097</text:p>
          </table:table-cell>
          <table:table-cell office:value-type="string" calcext:value-type="string">
            <text:p>Heather Katherine</text:p>
          </table:table-cell>
          <table:table-cell table:style-name="Default" office:value-type="string" calcext:value-type="string">
            <text:p>James</text:p>
          </table:table-cell>
          <table:table-cell table:style-name="Default" office:value-type="string" calcext:value-type="string">
            <text:p>Hanson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98];&quot;::&quot;;[.B98];&quot;::&quot;;[.C98];&quot;::&quot;;[.D98];&quot;::&quot;;[.E98];&quot;::&quot;;[.F98])" office:value-type="string" office:string-value="97::20050097::Heather Katherine::James::Hanson::2" calcext:value-type="string">
            <text:p>97::20050097::Heather Katherine::James::Hanson::2</text:p>
          </table:table-cell>
          <table:table-cell table:number-columns-repeated="101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050098" calcext:value-type="float">
            <text:p>20050098</text:p>
          </table:table-cell>
          <table:table-cell office:value-type="string" calcext:value-type="string">
            <text:p>Kathryn Philip</text:p>
          </table:table-cell>
          <table:table-cell table:style-name="Default" office:value-type="string" calcext:value-type="string">
            <text:p>Johnson</text:p>
          </table:table-cell>
          <table:table-cell table:style-name="Default" office:value-type="string" calcext:value-type="string">
            <text:p>Black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99];&quot;::&quot;;[.B99];&quot;::&quot;;[.C99];&quot;::&quot;;[.D99];&quot;::&quot;;[.E99];&quot;::&quot;;[.F99])" office:value-type="string" office:string-value="98::20050098::Kathryn Philip::Johnson::Black::2" calcext:value-type="string">
            <text:p>98::20050098::Kathryn Philip::Johnson::Black::2</text:p>
          </table:table-cell>
          <table:table-cell table:number-columns-repeated="101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050099" calcext:value-type="float">
            <text:p>20050099</text:p>
          </table:table-cell>
          <table:table-cell office:value-type="string" calcext:value-type="string">
            <text:p>Kelly Kathleen</text:p>
          </table:table-cell>
          <table:table-cell table:style-name="Default" office:value-type="string" calcext:value-type="string">
            <text:p>Jones</text:p>
          </table:table-cell>
          <table:table-cell table:style-name="Default" office:value-type="string" calcext:value-type="string">
            <text:p>Larson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100];&quot;::&quot;;[.B100];&quot;::&quot;;[.C100];&quot;::&quot;;[.D100];&quot;::&quot;;[.E100];&quot;::&quot;;[.F100])" office:value-type="string" office:string-value="99::20050099::Kelly Kathleen::Jones::Larson::3" calcext:value-type="string">
            <text:p>99::20050099::Kelly Kathleen::Jones::Larson::3</text:p>
          </table:table-cell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50100" calcext:value-type="float">
            <text:p>20050100</text:p>
          </table:table-cell>
          <table:table-cell office:value-type="string" calcext:value-type="string">
            <text:p>Paul Victor</text:p>
          </table:table-cell>
          <table:table-cell table:style-name="Default" office:value-type="string" calcext:value-type="string">
            <text:p>Jordan</text:p>
          </table:table-cell>
          <table:table-cell table:style-name="Default" office:value-type="string" calcext:value-type="string">
            <text:p>Rodriguez</text:p>
          </table:table-cell>
          <table:table-cell table:formula="of:=RANDBETWEEN(1;8)" office:value-type="float" office:value="4" calcext:value-type="float">
            <text:p>4</text:p>
          </table:table-cell>
          <table:table-cell/>
          <table:table-cell table:formula="of:=CONCATENATE([.A101];&quot;::&quot;;[.B101];&quot;::&quot;;[.C101];&quot;::&quot;;[.D101];&quot;::&quot;;[.E101];&quot;::&quot;;[.F101])" office:value-type="string" office:string-value="100::20050100::Paul Victor::Jordan::Rodriguez::4" calcext:value-type="string">
            <text:p>100::20050100::Paul Victor::Jordan::Rodriguez::4</text:p>
          </table:table-cell>
          <table:table-cell table:number-columns-repeated="101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050101" calcext:value-type="float">
            <text:p>20050101</text:p>
          </table:table-cell>
          <table:table-cell office:value-type="string" calcext:value-type="string">
            <text:p>Gary Frank</text:p>
          </table:table-cell>
          <table:table-cell table:style-name="Default" office:value-type="string" calcext:value-type="string">
            <text:p>Jordan</text:p>
          </table:table-cell>
          <table:table-cell table:style-name="Default" office:value-type="string" calcext:value-type="string">
            <text:p>Alexander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102];&quot;::&quot;;[.B102];&quot;::&quot;;[.C102];&quot;::&quot;;[.D102];&quot;::&quot;;[.E102];&quot;::&quot;;[.F102])" office:value-type="string" office:string-value="101::20050101::Gary Frank::Jordan::Alexander::6" calcext:value-type="string">
            <text:p>101::20050101::Gary Frank::Jordan::Alexander::6</text:p>
          </table:table-cell>
          <table:table-cell table:number-columns-repeated="101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050102" calcext:value-type="float">
            <text:p>20050102</text:p>
          </table:table-cell>
          <table:table-cell office:value-type="string" calcext:value-type="string">
            <text:p>Joan Deborah</text:p>
          </table:table-cell>
          <table:table-cell table:style-name="Default" office:value-type="string" calcext:value-type="string">
            <text:p>Jordan</text:p>
          </table:table-cell>
          <table:table-cell table:style-name="Default" office:value-type="string" calcext:value-type="string">
            <text:p>Cox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103];&quot;::&quot;;[.B103];&quot;::&quot;;[.C103];&quot;::&quot;;[.D103];&quot;::&quot;;[.E103];&quot;::&quot;;[.F103])" office:value-type="string" office:string-value="102::20050102::Joan Deborah::Jordan::Cox::3" calcext:value-type="string">
            <text:p>102::20050102::Joan Deborah::Jordan::Cox::3</text:p>
          </table:table-cell>
          <table:table-cell table:number-columns-repeated="101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050103" calcext:value-type="float">
            <text:p>20050103</text:p>
          </table:table-cell>
          <table:table-cell office:value-type="string" calcext:value-type="string">
            <text:p>Harry Lillian</text:p>
          </table:table-cell>
          <table:table-cell table:style-name="Default" office:value-type="string" calcext:value-type="string">
            <text:p>Kelley</text:p>
          </table:table-cell>
          <table:table-cell table:style-name="Default" office:value-type="string" calcext:value-type="string">
            <text:p>Nelson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104];&quot;::&quot;;[.B104];&quot;::&quot;;[.C104];&quot;::&quot;;[.D104];&quot;::&quot;;[.E104];&quot;::&quot;;[.F104])" office:value-type="string" office:string-value="103::20050103::Harry Lillian::Kelley::Nelson::8" calcext:value-type="string">
            <text:p>103::20050103::Harry Lillian::Kelley::Nelson::8</text:p>
          </table:table-cell>
          <table:table-cell table:number-columns-repeated="101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050104" calcext:value-type="float">
            <text:p>20050104</text:p>
          </table:table-cell>
          <table:table-cell office:value-type="string" calcext:value-type="string">
            <text:p>Paula Lisa</text:p>
          </table:table-cell>
          <table:table-cell table:style-name="Default" office:value-type="string" calcext:value-type="string">
            <text:p>Kennedy</text:p>
          </table:table-cell>
          <table:table-cell table:style-name="Default" office:value-type="string" calcext:value-type="string">
            <text:p>Boyd</text:p>
          </table:table-cell>
          <table:table-cell table:formula="of:=RANDBETWEEN(1;8)" office:value-type="float" office:value="4" calcext:value-type="float">
            <text:p>4</text:p>
          </table:table-cell>
          <table:table-cell/>
          <table:table-cell table:formula="of:=CONCATENATE([.A105];&quot;::&quot;;[.B105];&quot;::&quot;;[.C105];&quot;::&quot;;[.D105];&quot;::&quot;;[.E105];&quot;::&quot;;[.F105])" office:value-type="string" office:string-value="104::20050104::Paula Lisa::Kennedy::Boyd::4" calcext:value-type="string">
            <text:p>104::20050104::Paula Lisa::Kennedy::Boyd::4</text:p>
          </table:table-cell>
          <table:table-cell table:number-columns-repeated="10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050105" calcext:value-type="float">
            <text:p>20050105</text:p>
          </table:table-cell>
          <table:table-cell office:value-type="string" calcext:value-type="string">
            <text:p>Aaron Brian</text:p>
          </table:table-cell>
          <table:table-cell table:style-name="Default" office:value-type="string" calcext:value-type="string">
            <text:p>Kennedy</text:p>
          </table:table-cell>
          <table:table-cell table:style-name="Default" office:value-type="string" calcext:value-type="string">
            <text:p>Dunn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106];&quot;::&quot;;[.B106];&quot;::&quot;;[.C106];&quot;::&quot;;[.D106];&quot;::&quot;;[.E106];&quot;::&quot;;[.F106])" office:value-type="string" office:string-value="105::20050105::Aaron Brian::Kennedy::Dunn::8" calcext:value-type="string">
            <text:p>105::20050105::Aaron Brian::Kennedy::Dunn::8</text:p>
          </table:table-cell>
          <table:table-cell table:number-columns-repeated="101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050106" calcext:value-type="float">
            <text:p>20050106</text:p>
          </table:table-cell>
          <table:table-cell office:value-type="string" calcext:value-type="string">
            <text:p>Judith Michelle</text:p>
          </table:table-cell>
          <table:table-cell table:style-name="Default" office:value-type="string" calcext:value-type="string">
            <text:p>Kim</text:p>
          </table:table-cell>
          <table:table-cell table:style-name="Default" office:value-type="string" calcext:value-type="string">
            <text:p>Holmes</text:p>
          </table:table-cell>
          <table:table-cell table:formula="of:=RANDBETWEEN(1;8)" office:value-type="float" office:value="7" calcext:value-type="float">
            <text:p>7</text:p>
          </table:table-cell>
          <table:table-cell/>
          <table:table-cell table:formula="of:=CONCATENATE([.A107];&quot;::&quot;;[.B107];&quot;::&quot;;[.C107];&quot;::&quot;;[.D107];&quot;::&quot;;[.E107];&quot;::&quot;;[.F107])" office:value-type="string" office:string-value="106::20050106::Judith Michelle::Kim::Holmes::7" calcext:value-type="string">
            <text:p>106::20050106::Judith Michelle::Kim::Holmes::7</text:p>
          </table:table-cell>
          <table:table-cell table:number-columns-repeated="101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050107" calcext:value-type="float">
            <text:p>20050107</text:p>
          </table:table-cell>
          <table:table-cell office:value-type="string" calcext:value-type="string">
            <text:p>Steven Samuel</text:p>
          </table:table-cell>
          <table:table-cell table:style-name="Default" office:value-type="string" calcext:value-type="string">
            <text:p>Lane</text:p>
          </table:table-cell>
          <table:table-cell table:style-name="Default" office:value-type="string" calcext:value-type="string">
            <text:p>Black</text:p>
          </table:table-cell>
          <table:table-cell table:formula="of:=RANDBETWEEN(1;8)" office:value-type="float" office:value="4" calcext:value-type="float">
            <text:p>4</text:p>
          </table:table-cell>
          <table:table-cell/>
          <table:table-cell table:formula="of:=CONCATENATE([.A108];&quot;::&quot;;[.B108];&quot;::&quot;;[.C108];&quot;::&quot;;[.D108];&quot;::&quot;;[.E108];&quot;::&quot;;[.F108])" office:value-type="string" office:string-value="107::20050107::Steven Samuel::Lane::Black::4" calcext:value-type="string">
            <text:p>107::20050107::Steven Samuel::Lane::Black::4</text:p>
          </table:table-cell>
          <table:table-cell table:number-columns-repeated="101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050108" calcext:value-type="float">
            <text:p>20050108</text:p>
          </table:table-cell>
          <table:table-cell office:value-type="string" calcext:value-type="string">
            <text:p>Roger Frank</text:p>
          </table:table-cell>
          <table:table-cell table:style-name="Default" office:value-type="string" calcext:value-type="string">
            <text:p>Lane</text:p>
          </table:table-cell>
          <table:table-cell table:style-name="Default" office:value-type="string" calcext:value-type="string">
            <text:p>Patterson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109];&quot;::&quot;;[.B109];&quot;::&quot;;[.C109];&quot;::&quot;;[.D109];&quot;::&quot;;[.E109];&quot;::&quot;;[.F109])" office:value-type="string" office:string-value="108::20050108::Roger Frank::Lane::Patterson::3" calcext:value-type="string">
            <text:p>108::20050108::Roger Frank::Lane::Patterson::3</text:p>
          </table:table-cell>
          <table:table-cell table:number-columns-repeated="101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050109" calcext:value-type="float">
            <text:p>20050109</text:p>
          </table:table-cell>
          <table:table-cell office:value-type="string" calcext:value-type="string">
            <text:p>Carol Joan</text:p>
          </table:table-cell>
          <table:table-cell table:style-name="Default" office:value-type="string" calcext:value-type="string">
            <text:p>Lane</text:p>
          </table:table-cell>
          <table:table-cell table:style-name="Default" office:value-type="string" calcext:value-type="string">
            <text:p>Evans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110];&quot;::&quot;;[.B110];&quot;::&quot;;[.C110];&quot;::&quot;;[.D110];&quot;::&quot;;[.E110];&quot;::&quot;;[.F110])" office:value-type="string" office:string-value="109::20050109::Carol Joan::Lane::Evans::6" calcext:value-type="string">
            <text:p>109::20050109::Carol Joan::Lane::Evans::6</text:p>
          </table:table-cell>
          <table:table-cell table:number-columns-repeated="10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50110" calcext:value-type="float">
            <text:p>20050110</text:p>
          </table:table-cell>
          <table:table-cell office:value-type="string" calcext:value-type="string">
            <text:p>Craig Barbara</text:p>
          </table:table-cell>
          <table:table-cell table:style-name="Default" office:value-type="string" calcext:value-type="string">
            <text:p>Lawrence</text:p>
          </table:table-cell>
          <table:table-cell table:style-name="Default" office:value-type="string" calcext:value-type="string">
            <text:p>Kim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111];&quot;::&quot;;[.B111];&quot;::&quot;;[.C111];&quot;::&quot;;[.D111];&quot;::&quot;;[.E111];&quot;::&quot;;[.F111])" office:value-type="string" office:string-value="110::20050110::Craig Barbara::Lawrence::Kim::5" calcext:value-type="string">
            <text:p>110::20050110::Craig Barbara::Lawrence::Kim::5</text:p>
          </table:table-cell>
          <table:table-cell table:number-columns-repeated="101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050111" calcext:value-type="float">
            <text:p>20050111</text:p>
          </table:table-cell>
          <table:table-cell office:value-type="string" calcext:value-type="string">
            <text:p>Helen Thomas</text:p>
          </table:table-cell>
          <table:table-cell table:style-name="Default" office:value-type="string" calcext:value-type="string">
            <text:p>Lawson</text:p>
          </table:table-cell>
          <table:table-cell table:style-name="Default" office:value-type="string" calcext:value-type="string">
            <text:p>Stone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112];&quot;::&quot;;[.B112];&quot;::&quot;;[.C112];&quot;::&quot;;[.D112];&quot;::&quot;;[.E112];&quot;::&quot;;[.F112])" office:value-type="string" office:string-value="111::20050111::Helen Thomas::Lawson::Stone::3" calcext:value-type="string">
            <text:p>111::20050111::Helen Thomas::Lawson::Stone::3</text:p>
          </table:table-cell>
          <table:table-cell table:number-columns-repeated="101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050112" calcext:value-type="float">
            <text:p>20050112</text:p>
          </table:table-cell>
          <table:table-cell office:value-type="string" calcext:value-type="string">
            <text:p>Carlos Christopher</text:p>
          </table:table-cell>
          <table:table-cell table:style-name="Default" office:value-type="string" calcext:value-type="string">
            <text:p>Lee</text:p>
          </table:table-cell>
          <table:table-cell table:style-name="Default" office:value-type="string" calcext:value-type="string">
            <text:p>Thompson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113];&quot;::&quot;;[.B113];&quot;::&quot;;[.C113];&quot;::&quot;;[.D113];&quot;::&quot;;[.E113];&quot;::&quot;;[.F113])" office:value-type="string" office:string-value="112::20050112::Carlos Christopher::Lee::Thompson::3" calcext:value-type="string">
            <text:p>112::20050112::Carlos Christopher::Lee::Thompson::3</text:p>
          </table:table-cell>
          <table:table-cell table:number-columns-repeated="101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050113" calcext:value-type="float">
            <text:p>20050113</text:p>
          </table:table-cell>
          <table:table-cell office:value-type="string" calcext:value-type="string">
            <text:p>Angela Kathryn</text:p>
          </table:table-cell>
          <table:table-cell table:style-name="Default" office:value-type="string" calcext:value-type="string">
            <text:p>Lee</text:p>
          </table:table-cell>
          <table:table-cell table:style-name="Default" office:value-type="string" calcext:value-type="string">
            <text:p>Foster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114];&quot;::&quot;;[.B114];&quot;::&quot;;[.C114];&quot;::&quot;;[.D114];&quot;::&quot;;[.E114];&quot;::&quot;;[.F114])" office:value-type="string" office:string-value="113::20050113::Angela Kathryn::Lee::Foster::1" calcext:value-type="string">
            <text:p>113::20050113::Angela Kathryn::Lee::Foster::1</text:p>
          </table:table-cell>
          <table:table-cell table:number-columns-repeated="101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050114" calcext:value-type="float">
            <text:p>20050114</text:p>
          </table:table-cell>
          <table:table-cell office:value-type="string" calcext:value-type="string">
            <text:p>Aaron Antonio</text:p>
          </table:table-cell>
          <table:table-cell table:style-name="Default" office:value-type="string" calcext:value-type="string">
            <text:p>Long</text:p>
          </table:table-cell>
          <table:table-cell table:style-name="Default" office:value-type="string" calcext:value-type="string">
            <text:p>Hudson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115];&quot;::&quot;;[.B115];&quot;::&quot;;[.C115];&quot;::&quot;;[.D115];&quot;::&quot;;[.E115];&quot;::&quot;;[.F115])" office:value-type="string" office:string-value="114::20050114::Aaron Antonio::Long::Hudson::8" calcext:value-type="string">
            <text:p>114::20050114::Aaron Antonio::Long::Hudson::8</text:p>
          </table:table-cell>
          <table:table-cell table:number-columns-repeated="10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050115" calcext:value-type="float">
            <text:p>20050115</text:p>
          </table:table-cell>
          <table:table-cell office:value-type="string" calcext:value-type="string">
            <text:p>Michael Henry</text:p>
          </table:table-cell>
          <table:table-cell table:style-name="Default" office:value-type="string" calcext:value-type="string">
            <text:p>Lopez</text:p>
          </table:table-cell>
          <table:table-cell table:style-name="Default" office:value-type="string" calcext:value-type="string">
            <text:p>Martinez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116];&quot;::&quot;;[.B116];&quot;::&quot;;[.C116];&quot;::&quot;;[.D116];&quot;::&quot;;[.E116];&quot;::&quot;;[.F116])" office:value-type="string" office:string-value="115::20050115::Michael Henry::Lopez::Martinez::1" calcext:value-type="string">
            <text:p>115::20050115::Michael Henry::Lopez::Martinez::1</text:p>
          </table:table-cell>
          <table:table-cell table:number-columns-repeated="101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050116" calcext:value-type="float">
            <text:p>20050116</text:p>
          </table:table-cell>
          <table:table-cell office:value-type="string" calcext:value-type="string">
            <text:p>Michelle Russell</text:p>
          </table:table-cell>
          <table:table-cell table:style-name="Default" office:value-type="string" calcext:value-type="string">
            <text:p>Lynch</text:p>
          </table:table-cell>
          <table:table-cell table:style-name="Default" office:value-type="string" calcext:value-type="string">
            <text:p>Ramos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117];&quot;::&quot;;[.B117];&quot;::&quot;;[.C117];&quot;::&quot;;[.D117];&quot;::&quot;;[.E117];&quot;::&quot;;[.F117])" office:value-type="string" office:string-value="116::20050116::Michelle Russell::Lynch::Ramos::1" calcext:value-type="string">
            <text:p>116::20050116::Michelle Russell::Lynch::Ramos::1</text:p>
          </table:table-cell>
          <table:table-cell table:number-columns-repeated="101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050117" calcext:value-type="float">
            <text:p>20050117</text:p>
          </table:table-cell>
          <table:table-cell office:value-type="string" calcext:value-type="string">
            <text:p>Andrew Martha</text:p>
          </table:table-cell>
          <table:table-cell table:style-name="Default" office:value-type="string" calcext:value-type="string">
            <text:p>Lynch</text:p>
          </table:table-cell>
          <table:table-cell table:style-name="Default" office:value-type="string" calcext:value-type="string">
            <text:p>Coleman</text:p>
          </table:table-cell>
          <table:table-cell table:formula="of:=RANDBETWEEN(1;8)" office:value-type="float" office:value="7" calcext:value-type="float">
            <text:p>7</text:p>
          </table:table-cell>
          <table:table-cell/>
          <table:table-cell table:formula="of:=CONCATENATE([.A118];&quot;::&quot;;[.B118];&quot;::&quot;;[.C118];&quot;::&quot;;[.D118];&quot;::&quot;;[.E118];&quot;::&quot;;[.F118])" office:value-type="string" office:string-value="117::20050117::Andrew Martha::Lynch::Coleman::7" calcext:value-type="string">
            <text:p>117::20050117::Andrew Martha::Lynch::Coleman::7</text:p>
          </table:table-cell>
          <table:table-cell table:number-columns-repeated="101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050118" calcext:value-type="float">
            <text:p>20050118</text:p>
          </table:table-cell>
          <table:table-cell office:value-type="string" calcext:value-type="string">
            <text:p>Larry Carlos</text:p>
          </table:table-cell>
          <table:table-cell table:style-name="Default" office:value-type="string" calcext:value-type="string">
            <text:p>Lynch</text:p>
          </table:table-cell>
          <table:table-cell table:style-name="Default" office:value-type="string" calcext:value-type="string">
            <text:p>Powell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119];&quot;::&quot;;[.B119];&quot;::&quot;;[.C119];&quot;::&quot;;[.D119];&quot;::&quot;;[.E119];&quot;::&quot;;[.F119])" office:value-type="string" office:string-value="118::20050118::Larry Carlos::Lynch::Powell::8" calcext:value-type="string">
            <text:p>118::20050118::Larry Carlos::Lynch::Powell::8</text:p>
          </table:table-cell>
          <table:table-cell table:number-columns-repeated="101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050119" calcext:value-type="float">
            <text:p>20050119</text:p>
          </table:table-cell>
          <table:table-cell office:value-type="string" calcext:value-type="string">
            <text:p>Julia Virginia</text:p>
          </table:table-cell>
          <table:table-cell table:style-name="Default" office:value-type="string" calcext:value-type="string">
            <text:p>Mccoy</text:p>
          </table:table-cell>
          <table:table-cell table:style-name="Default" office:value-type="string" calcext:value-type="string">
            <text:p>Meyer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120];&quot;::&quot;;[.B120];&quot;::&quot;;[.C120];&quot;::&quot;;[.D120];&quot;::&quot;;[.E120];&quot;::&quot;;[.F120])" office:value-type="string" office:string-value="119::20050119::Julia Virginia::Mccoy::Meyer::1" calcext:value-type="string">
            <text:p>119::20050119::Julia Virginia::Mccoy::Meyer::1</text:p>
          </table:table-cell>
          <table:table-cell table:number-columns-repeated="10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050120" calcext:value-type="float">
            <text:p>20050120</text:p>
          </table:table-cell>
          <table:table-cell office:value-type="string" calcext:value-type="string">
            <text:p>Amy Carlos</text:p>
          </table:table-cell>
          <table:table-cell table:style-name="Default" office:value-type="string" calcext:value-type="string">
            <text:p>Mcdonald</text:p>
          </table:table-cell>
          <table:table-cell table:style-name="Default" office:value-type="string" calcext:value-type="string">
            <text:p>Rose</text:p>
          </table:table-cell>
          <table:table-cell table:formula="of:=RANDBETWEEN(1;8)" office:value-type="float" office:value="4" calcext:value-type="float">
            <text:p>4</text:p>
          </table:table-cell>
          <table:table-cell/>
          <table:table-cell table:formula="of:=CONCATENATE([.A121];&quot;::&quot;;[.B121];&quot;::&quot;;[.C121];&quot;::&quot;;[.D121];&quot;::&quot;;[.E121];&quot;::&quot;;[.F121])" office:value-type="string" office:string-value="120::20050120::Amy Carlos::Mcdonald::Rose::4" calcext:value-type="string">
            <text:p>120::20050120::Amy Carlos::Mcdonald::Rose::4</text:p>
          </table:table-cell>
          <table:table-cell table:number-columns-repeated="101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050121" calcext:value-type="float">
            <text:p>20050121</text:p>
          </table:table-cell>
          <table:table-cell office:value-type="string" calcext:value-type="string">
            <text:p>Ann Pamela</text:p>
          </table:table-cell>
          <table:table-cell table:style-name="Default" office:value-type="string" calcext:value-type="string">
            <text:p>Mcdonald</text:p>
          </table:table-cell>
          <table:table-cell table:style-name="Default" office:value-type="string" calcext:value-type="string">
            <text:p>Hudson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122];&quot;::&quot;;[.B122];&quot;::&quot;;[.C122];&quot;::&quot;;[.D122];&quot;::&quot;;[.E122];&quot;::&quot;;[.F122])" office:value-type="string" office:string-value="121::20050121::Ann Pamela::Mcdonald::Hudson::2" calcext:value-type="string">
            <text:p>121::20050121::Ann Pamela::Mcdonald::Hudson::2</text:p>
          </table:table-cell>
          <table:table-cell table:number-columns-repeated="101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050122" calcext:value-type="float">
            <text:p>20050122</text:p>
          </table:table-cell>
          <table:table-cell office:value-type="string" calcext:value-type="string">
            <text:p>Heather Sharon</text:p>
          </table:table-cell>
          <table:table-cell table:style-name="Default" office:value-type="string" calcext:value-type="string">
            <text:p>Mcdonald</text:p>
          </table:table-cell>
          <table:table-cell table:style-name="Default" office:value-type="string" calcext:value-type="string">
            <text:p>Turner</text:p>
          </table:table-cell>
          <table:table-cell table:formula="of:=RANDBETWEEN(1;8)" office:value-type="float" office:value="4" calcext:value-type="float">
            <text:p>4</text:p>
          </table:table-cell>
          <table:table-cell/>
          <table:table-cell table:formula="of:=CONCATENATE([.A123];&quot;::&quot;;[.B123];&quot;::&quot;;[.C123];&quot;::&quot;;[.D123];&quot;::&quot;;[.E123];&quot;::&quot;;[.F123])" office:value-type="string" office:string-value="122::20050122::Heather Sharon::Mcdonald::Turner::4" calcext:value-type="string">
            <text:p>122::20050122::Heather Sharon::Mcdonald::Turner::4</text:p>
          </table:table-cell>
          <table:table-cell table:number-columns-repeated="101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050123" calcext:value-type="float">
            <text:p>20050123</text:p>
          </table:table-cell>
          <table:table-cell office:value-type="string" calcext:value-type="string">
            <text:p>Elizabeth Andrea</text:p>
          </table:table-cell>
          <table:table-cell table:style-name="Default" office:value-type="string" calcext:value-type="string">
            <text:p>Mendoza</text:p>
          </table:table-cell>
          <table:table-cell table:style-name="Default" office:value-type="string" calcext:value-type="string">
            <text:p>Lynch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124];&quot;::&quot;;[.B124];&quot;::&quot;;[.C124];&quot;::&quot;;[.D124];&quot;::&quot;;[.E124];&quot;::&quot;;[.F124])" office:value-type="string" office:string-value="123::20050123::Elizabeth Andrea::Mendoza::Lynch::3" calcext:value-type="string">
            <text:p>123::20050123::Elizabeth Andrea::Mendoza::Lynch::3</text:p>
          </table:table-cell>
          <table:table-cell table:number-columns-repeated="101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050124" calcext:value-type="float">
            <text:p>20050124</text:p>
          </table:table-cell>
          <table:table-cell office:value-type="string" calcext:value-type="string">
            <text:p>Jose Louise</text:p>
          </table:table-cell>
          <table:table-cell table:style-name="Default" office:value-type="string" calcext:value-type="string">
            <text:p>Meyer</text:p>
          </table:table-cell>
          <table:table-cell table:style-name="Default" office:value-type="string" calcext:value-type="string">
            <text:p>Campbell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125];&quot;::&quot;;[.B125];&quot;::&quot;;[.C125];&quot;::&quot;;[.D125];&quot;::&quot;;[.E125];&quot;::&quot;;[.F125])" office:value-type="string" office:string-value="124::20050124::Jose Louise::Meyer::Campbell::6" calcext:value-type="string">
            <text:p>124::20050124::Jose Louise::Meyer::Campbell::6</text:p>
          </table:table-cell>
          <table:table-cell table:number-columns-repeated="10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0050125" calcext:value-type="float">
            <text:p>20050125</text:p>
          </table:table-cell>
          <table:table-cell office:value-type="string" calcext:value-type="string">
            <text:p>Maria Raymond</text:p>
          </table:table-cell>
          <table:table-cell table:style-name="Default" office:value-type="string" calcext:value-type="string">
            <text:p>Miller</text:p>
          </table:table-cell>
          <table:table-cell table:style-name="Default" office:value-type="string" calcext:value-type="string">
            <text:p>Riley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126];&quot;::&quot;;[.B126];&quot;::&quot;;[.C126];&quot;::&quot;;[.D126];&quot;::&quot;;[.E126];&quot;::&quot;;[.F126])" office:value-type="string" office:string-value="125::20050125::Maria Raymond::Miller::Riley::8" calcext:value-type="string">
            <text:p>125::20050125::Maria Raymond::Miller::Riley::8</text:p>
          </table:table-cell>
          <table:table-cell table:number-columns-repeated="101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050126" calcext:value-type="float">
            <text:p>20050126</text:p>
          </table:table-cell>
          <table:table-cell office:value-type="string" calcext:value-type="string">
            <text:p>Ralph Philip</text:p>
          </table:table-cell>
          <table:table-cell table:style-name="Default" office:value-type="string" calcext:value-type="string">
            <text:p>Mills</text:p>
          </table:table-cell>
          <table:table-cell table:style-name="Default" office:value-type="string" calcext:value-type="string">
            <text:p>Stephens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127];&quot;::&quot;;[.B127];&quot;::&quot;;[.C127];&quot;::&quot;;[.D127];&quot;::&quot;;[.E127];&quot;::&quot;;[.F127])" office:value-type="string" office:string-value="126::20050126::Ralph Philip::Mills::Stephens::2" calcext:value-type="string">
            <text:p>126::20050126::Ralph Philip::Mills::Stephens::2</text:p>
          </table:table-cell>
          <table:table-cell table:number-columns-repeated="101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0050127" calcext:value-type="float">
            <text:p>20050127</text:p>
          </table:table-cell>
          <table:table-cell office:value-type="string" calcext:value-type="string">
            <text:p>Stephen Timothy</text:p>
          </table:table-cell>
          <table:table-cell table:style-name="Default" office:value-type="string" calcext:value-type="string">
            <text:p>Moore</text:p>
          </table:table-cell>
          <table:table-cell table:style-name="Default" office:value-type="string" calcext:value-type="string">
            <text:p>Stevens</text:p>
          </table:table-cell>
          <table:table-cell table:formula="of:=RANDBETWEEN(1;8)" office:value-type="float" office:value="7" calcext:value-type="float">
            <text:p>7</text:p>
          </table:table-cell>
          <table:table-cell/>
          <table:table-cell table:formula="of:=CONCATENATE([.A128];&quot;::&quot;;[.B128];&quot;::&quot;;[.C128];&quot;::&quot;;[.D128];&quot;::&quot;;[.E128];&quot;::&quot;;[.F128])" office:value-type="string" office:string-value="127::20050127::Stephen Timothy::Moore::Stevens::7" calcext:value-type="string">
            <text:p>127::20050127::Stephen Timothy::Moore::Stevens::7</text:p>
          </table:table-cell>
          <table:table-cell table:number-columns-repeated="101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050128" calcext:value-type="float">
            <text:p>20050128</text:p>
          </table:table-cell>
          <table:table-cell office:value-type="string" calcext:value-type="string">
            <text:p>Thomas Brandon</text:p>
          </table:table-cell>
          <table:table-cell table:style-name="Default" office:value-type="string" calcext:value-type="string">
            <text:p>Morgan</text:p>
          </table:table-cell>
          <table:table-cell table:style-name="Default" office:value-type="string" calcext:value-type="string">
            <text:p>Perez</text:p>
          </table:table-cell>
          <table:table-cell table:formula="of:=RANDBETWEEN(1;8)" office:value-type="float" office:value="4" calcext:value-type="float">
            <text:p>4</text:p>
          </table:table-cell>
          <table:table-cell/>
          <table:table-cell table:formula="of:=CONCATENATE([.A129];&quot;::&quot;;[.B129];&quot;::&quot;;[.C129];&quot;::&quot;;[.D129];&quot;::&quot;;[.E129];&quot;::&quot;;[.F129])" office:value-type="string" office:string-value="128::20050128::Thomas Brandon::Morgan::Perez::4" calcext:value-type="string">
            <text:p>128::20050128::Thomas Brandon::Morgan::Perez::4</text:p>
          </table:table-cell>
          <table:table-cell table:number-columns-repeated="101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050129" calcext:value-type="float">
            <text:p>20050129</text:p>
          </table:table-cell>
          <table:table-cell office:value-type="string" calcext:value-type="string">
            <text:p>Peter John</text:p>
          </table:table-cell>
          <table:table-cell table:style-name="Default" office:value-type="string" calcext:value-type="string">
            <text:p>Murphy</text:p>
          </table:table-cell>
          <table:table-cell table:style-name="Default" office:value-type="string" calcext:value-type="string">
            <text:p>Peters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130];&quot;::&quot;;[.B130];&quot;::&quot;;[.C130];&quot;::&quot;;[.D130];&quot;::&quot;;[.E130];&quot;::&quot;;[.F130])" office:value-type="string" office:string-value="129::20050129::Peter John::Murphy::Peters::8" calcext:value-type="string">
            <text:p>129::20050129::Peter John::Murphy::Peters::8</text:p>
          </table:table-cell>
          <table:table-cell table:number-columns-repeated="10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050130" calcext:value-type="float">
            <text:p>20050130</text:p>
          </table:table-cell>
          <table:table-cell office:value-type="string" calcext:value-type="string">
            <text:p>Evelyn Timothy</text:p>
          </table:table-cell>
          <table:table-cell table:style-name="Default" office:value-type="string" calcext:value-type="string">
            <text:p>Nelson</text:p>
          </table:table-cell>
          <table:table-cell table:style-name="Default" office:value-type="string" calcext:value-type="string">
            <text:p>Morales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131];&quot;::&quot;;[.B131];&quot;::&quot;;[.C131];&quot;::&quot;;[.D131];&quot;::&quot;;[.E131];&quot;::&quot;;[.F131])" office:value-type="string" office:string-value="130::20050130::Evelyn Timothy::Nelson::Morales::5" calcext:value-type="string">
            <text:p>130::20050130::Evelyn Timothy::Nelson::Morales::5</text:p>
          </table:table-cell>
          <table:table-cell table:number-columns-repeated="101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050131" calcext:value-type="float">
            <text:p>20050131</text:p>
          </table:table-cell>
          <table:table-cell office:value-type="string" calcext:value-type="string">
            <text:p>Jeremy Charles</text:p>
          </table:table-cell>
          <table:table-cell table:style-name="Default" office:value-type="string" calcext:value-type="string">
            <text:p>Nguyen</text:p>
          </table:table-cell>
          <table:table-cell table:style-name="Default" office:value-type="string" calcext:value-type="string">
            <text:p>Diaz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132];&quot;::&quot;;[.B132];&quot;::&quot;;[.C132];&quot;::&quot;;[.D132];&quot;::&quot;;[.E132];&quot;::&quot;;[.F132])" office:value-type="string" office:string-value="131::20050131::Jeremy Charles::Nguyen::Diaz::2" calcext:value-type="string">
            <text:p>131::20050131::Jeremy Charles::Nguyen::Diaz::2</text:p>
          </table:table-cell>
          <table:table-cell table:number-columns-repeated="101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0050132" calcext:value-type="float">
            <text:p>20050132</text:p>
          </table:table-cell>
          <table:table-cell office:value-type="string" calcext:value-type="string">
            <text:p>Patrick Eugene</text:p>
          </table:table-cell>
          <table:table-cell table:style-name="Default" office:value-type="string" calcext:value-type="string">
            <text:p>Nichols</text:p>
          </table:table-cell>
          <table:table-cell table:style-name="Default" office:value-type="string" calcext:value-type="string">
            <text:p>Green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133];&quot;::&quot;;[.B133];&quot;::&quot;;[.C133];&quot;::&quot;;[.D133];&quot;::&quot;;[.E133];&quot;::&quot;;[.F133])" office:value-type="string" office:string-value="132::20050132::Patrick Eugene::Nichols::Green::6" calcext:value-type="string">
            <text:p>132::20050132::Patrick Eugene::Nichols::Green::6</text:p>
          </table:table-cell>
          <table:table-cell table:number-columns-repeated="101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050133" calcext:value-type="float">
            <text:p>20050133</text:p>
          </table:table-cell>
          <table:table-cell office:value-type="string" calcext:value-type="string">
            <text:p>Gregory Peter</text:p>
          </table:table-cell>
          <table:table-cell table:style-name="Default" office:value-type="string" calcext:value-type="string">
            <text:p>Nichols</text:p>
          </table:table-cell>
          <table:table-cell table:style-name="Default" office:value-type="string" calcext:value-type="string">
            <text:p>Oliver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134];&quot;::&quot;;[.B134];&quot;::&quot;;[.C134];&quot;::&quot;;[.D134];&quot;::&quot;;[.E134];&quot;::&quot;;[.F134])" office:value-type="string" office:string-value="133::20050133::Gregory Peter::Nichols::Oliver::5" calcext:value-type="string">
            <text:p>133::20050133::Gregory Peter::Nichols::Oliver::5</text:p>
          </table:table-cell>
          <table:table-cell table:number-columns-repeated="101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050134" calcext:value-type="float">
            <text:p>20050134</text:p>
          </table:table-cell>
          <table:table-cell office:value-type="string" calcext:value-type="string">
            <text:p>Johnny Wanda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Stephens</text:p>
          </table:table-cell>
          <table:table-cell table:formula="of:=RANDBETWEEN(1;8)" office:value-type="float" office:value="4" calcext:value-type="float">
            <text:p>4</text:p>
          </table:table-cell>
          <table:table-cell/>
          <table:table-cell table:formula="of:=CONCATENATE([.A135];&quot;::&quot;;[.B135];&quot;::&quot;;[.C135];&quot;::&quot;;[.D135];&quot;::&quot;;[.E135];&quot;::&quot;;[.F135])" office:value-type="string" office:string-value="134::20050134::Johnny Wanda::Oliver::Stephens::4" calcext:value-type="string">
            <text:p>134::20050134::Johnny Wanda::Oliver::Stephens::4</text:p>
          </table:table-cell>
          <table:table-cell table:number-columns-repeated="10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050135" calcext:value-type="float">
            <text:p>20050135</text:p>
          </table:table-cell>
          <table:table-cell office:value-type="string" calcext:value-type="string">
            <text:p>Harold Bruce</text:p>
          </table:table-cell>
          <table:table-cell table:style-name="Default" office:value-type="string" calcext:value-type="string">
            <text:p>Ortiz</text:p>
          </table:table-cell>
          <table:table-cell table:style-name="Default" office:value-type="string" calcext:value-type="string">
            <text:p>Berry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136];&quot;::&quot;;[.B136];&quot;::&quot;;[.C136];&quot;::&quot;;[.D136];&quot;::&quot;;[.E136];&quot;::&quot;;[.F136])" office:value-type="string" office:string-value="135::20050135::Harold Bruce::Ortiz::Berry::6" calcext:value-type="string">
            <text:p>135::20050135::Harold Bruce::Ortiz::Berry::6</text:p>
          </table:table-cell>
          <table:table-cell table:number-columns-repeated="101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0050136" calcext:value-type="float">
            <text:p>20050136</text:p>
          </table:table-cell>
          <table:table-cell office:value-type="string" calcext:value-type="string">
            <text:p>Lois Keith</text:p>
          </table:table-cell>
          <table:table-cell table:style-name="Default" office:value-type="string" calcext:value-type="string">
            <text:p>Owens</text:p>
          </table:table-cell>
          <table:table-cell table:style-name="Default" office:value-type="string" calcext:value-type="string">
            <text:p>Tucker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137];&quot;::&quot;;[.B137];&quot;::&quot;;[.C137];&quot;::&quot;;[.D137];&quot;::&quot;;[.E137];&quot;::&quot;;[.F137])" office:value-type="string" office:string-value="136::20050136::Lois Keith::Owens::Tucker::8" calcext:value-type="string">
            <text:p>136::20050136::Lois Keith::Owens::Tucker::8</text:p>
          </table:table-cell>
          <table:table-cell table:number-columns-repeated="101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0050137" calcext:value-type="float">
            <text:p>20050137</text:p>
          </table:table-cell>
          <table:table-cell office:value-type="string" calcext:value-type="string">
            <text:p>Ronald Amy</text:p>
          </table:table-cell>
          <table:table-cell table:style-name="Default" office:value-type="string" calcext:value-type="string">
            <text:p>Parker</text:p>
          </table:table-cell>
          <table:table-cell table:style-name="Default" office:value-type="string" calcext:value-type="string">
            <text:p>Richardson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138];&quot;::&quot;;[.B138];&quot;::&quot;;[.C138];&quot;::&quot;;[.D138];&quot;::&quot;;[.E138];&quot;::&quot;;[.F138])" office:value-type="string" office:string-value="137::20050137::Ronald Amy::Parker::Richardson::3" calcext:value-type="string">
            <text:p>137::20050137::Ronald Amy::Parker::Richardson::3</text:p>
          </table:table-cell>
          <table:table-cell table:number-columns-repeated="101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0050138" calcext:value-type="float">
            <text:p>20050138</text:p>
          </table:table-cell>
          <table:table-cell office:value-type="string" calcext:value-type="string">
            <text:p>Evelyn Adam</text:p>
          </table:table-cell>
          <table:table-cell table:style-name="Default" office:value-type="string" calcext:value-type="string">
            <text:p>Parker</text:p>
          </table:table-cell>
          <table:table-cell table:style-name="Default" office:value-type="string" calcext:value-type="string">
            <text:p>Hamilton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139];&quot;::&quot;;[.B139];&quot;::&quot;;[.C139];&quot;::&quot;;[.D139];&quot;::&quot;;[.E139];&quot;::&quot;;[.F139])" office:value-type="string" office:string-value="138::20050138::Evelyn Adam::Parker::Hamilton::3" calcext:value-type="string">
            <text:p>138::20050138::Evelyn Adam::Parker::Hamilton::3</text:p>
          </table:table-cell>
          <table:table-cell table:number-columns-repeated="101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050139" calcext:value-type="float">
            <text:p>20050139</text:p>
          </table:table-cell>
          <table:table-cell office:value-type="string" calcext:value-type="string">
            <text:p>Adam Heather</text:p>
          </table:table-cell>
          <table:table-cell table:style-name="Default" office:value-type="string" calcext:value-type="string">
            <text:p>Patterson</text:p>
          </table:table-cell>
          <table:table-cell table:style-name="Default" office:value-type="string" calcext:value-type="string">
            <text:p>Carpenter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140];&quot;::&quot;;[.B140];&quot;::&quot;;[.C140];&quot;::&quot;;[.D140];&quot;::&quot;;[.E140];&quot;::&quot;;[.F140])" office:value-type="string" office:string-value="139::20050139::Adam Heather::Patterson::Carpenter::2" calcext:value-type="string">
            <text:p>139::20050139::Adam Heather::Patterson::Carpenter::2</text:p>
          </table:table-cell>
          <table:table-cell table:number-columns-repeated="10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0140" calcext:value-type="float">
            <text:p>20050140</text:p>
          </table:table-cell>
          <table:table-cell office:value-type="string" calcext:value-type="string">
            <text:p>Dorothy Kevin</text:p>
          </table:table-cell>
          <table:table-cell table:style-name="Default" office:value-type="string" calcext:value-type="string">
            <text:p>Patterson</text:p>
          </table:table-cell>
          <table:table-cell table:style-name="Default" office:value-type="string" calcext:value-type="string">
            <text:p>Cook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141];&quot;::&quot;;[.B141];&quot;::&quot;;[.C141];&quot;::&quot;;[.D141];&quot;::&quot;;[.E141];&quot;::&quot;;[.F141])" office:value-type="string" office:string-value="140::20050140::Dorothy Kevin::Patterson::Cook::1" calcext:value-type="string">
            <text:p>140::20050140::Dorothy Kevin::Patterson::Cook::1</text:p>
          </table:table-cell>
          <table:table-cell table:number-columns-repeated="101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050141" calcext:value-type="float">
            <text:p>20050141</text:p>
          </table:table-cell>
          <table:table-cell office:value-type="string" calcext:value-type="string">
            <text:p>Shawn Virginia</text:p>
          </table:table-cell>
          <table:table-cell table:style-name="Default" office:value-type="string" calcext:value-type="string">
            <text:p>Patterson</text:p>
          </table:table-cell>
          <table:table-cell table:style-name="Default" office:value-type="string" calcext:value-type="string">
            <text:p>Turner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142];&quot;::&quot;;[.B142];&quot;::&quot;;[.C142];&quot;::&quot;;[.D142];&quot;::&quot;;[.E142];&quot;::&quot;;[.F142])" office:value-type="string" office:string-value="141::20050141::Shawn Virginia::Patterson::Turner::3" calcext:value-type="string">
            <text:p>141::20050141::Shawn Virginia::Patterson::Turner::3</text:p>
          </table:table-cell>
          <table:table-cell table:number-columns-repeated="101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050142" calcext:value-type="float">
            <text:p>20050142</text:p>
          </table:table-cell>
          <table:table-cell office:value-type="string" calcext:value-type="string">
            <text:p>Ashley Philip</text:p>
          </table:table-cell>
          <table:table-cell table:style-name="Default" office:value-type="string" calcext:value-type="string">
            <text:p>Payne</text:p>
          </table:table-cell>
          <table:table-cell table:style-name="Default" office:value-type="string" calcext:value-type="string">
            <text:p>Dixon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143];&quot;::&quot;;[.B143];&quot;::&quot;;[.C143];&quot;::&quot;;[.D143];&quot;::&quot;;[.E143];&quot;::&quot;;[.F143])" office:value-type="string" office:string-value="142::20050142::Ashley Philip::Payne::Dixon::3" calcext:value-type="string">
            <text:p>142::20050142::Ashley Philip::Payne::Dixon::3</text:p>
          </table:table-cell>
          <table:table-cell table:number-columns-repeated="101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0050143" calcext:value-type="float">
            <text:p>20050143</text:p>
          </table:table-cell>
          <table:table-cell office:value-type="string" calcext:value-type="string">
            <text:p>Brian Michelle</text:p>
          </table:table-cell>
          <table:table-cell table:style-name="Default" office:value-type="string" calcext:value-type="string">
            <text:p>Perez</text:p>
          </table:table-cell>
          <table:table-cell table:style-name="Default" office:value-type="string" calcext:value-type="string">
            <text:p>Ferguson</text:p>
          </table:table-cell>
          <table:table-cell table:formula="of:=RANDBETWEEN(1;8)" office:value-type="float" office:value="4" calcext:value-type="float">
            <text:p>4</text:p>
          </table:table-cell>
          <table:table-cell/>
          <table:table-cell table:formula="of:=CONCATENATE([.A144];&quot;::&quot;;[.B144];&quot;::&quot;;[.C144];&quot;::&quot;;[.D144];&quot;::&quot;;[.E144];&quot;::&quot;;[.F144])" office:value-type="string" office:string-value="143::20050143::Brian Michelle::Perez::Ferguson::4" calcext:value-type="string">
            <text:p>143::20050143::Brian Michelle::Perez::Ferguson::4</text:p>
          </table:table-cell>
          <table:table-cell table:number-columns-repeated="101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050200" calcext:value-type="float">
            <text:p>20050200</text:p>
          </table:table-cell>
          <table:table-cell office:value-type="string" calcext:value-type="string">
            <text:p>Walter Sean</text:p>
          </table:table-cell>
          <table:table-cell table:style-name="Default" office:value-type="string" calcext:value-type="string">
            <text:p>Perry</text:p>
          </table:table-cell>
          <table:table-cell table:style-name="Default" office:value-type="string" calcext:value-type="string">
            <text:p>Chapman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145];&quot;::&quot;;[.B145];&quot;::&quot;;[.C145];&quot;::&quot;;[.D145];&quot;::&quot;;[.E145];&quot;::&quot;;[.F145])" office:value-type="string" office:string-value="144::20050200::Walter Sean::Perry::Chapman::5" calcext:value-type="string">
            <text:p>144::20050200::Walter Sean::Perry::Chapman::5</text:p>
          </table:table-cell>
          <table:table-cell table:number-columns-repeated="10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050144" calcext:value-type="float">
            <text:p>20050144</text:p>
          </table:table-cell>
          <table:table-cell office:value-type="string" calcext:value-type="string">
            <text:p>Cheryl Judy</text:p>
          </table:table-cell>
          <table:table-cell table:style-name="Default" office:value-type="string" calcext:value-type="string">
            <text:p>Perkins</text:p>
          </table:table-cell>
          <table:table-cell table:style-name="Default" office:value-type="string" calcext:value-type="string">
            <text:p>Long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146];&quot;::&quot;;[.B146];&quot;::&quot;;[.C146];&quot;::&quot;;[.D146];&quot;::&quot;;[.E146];&quot;::&quot;;[.F146])" office:value-type="string" office:string-value="145::20050144::Cheryl Judy::Perkins::Long::6" calcext:value-type="string">
            <text:p>145::20050144::Cheryl Judy::Perkins::Long::6</text:p>
          </table:table-cell>
          <table:table-cell table:number-columns-repeated="101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050145" calcext:value-type="float">
            <text:p>20050145</text:p>
          </table:table-cell>
          <table:table-cell office:value-type="string" calcext:value-type="string">
            <text:p>Judy David</text:p>
          </table:table-cell>
          <table:table-cell table:style-name="Default" office:value-type="string" calcext:value-type="string">
            <text:p>Peters</text:p>
          </table:table-cell>
          <table:table-cell table:style-name="Default" office:value-type="string" calcext:value-type="string">
            <text:p>Foster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147];&quot;::&quot;;[.B147];&quot;::&quot;;[.C147];&quot;::&quot;;[.D147];&quot;::&quot;;[.E147];&quot;::&quot;;[.F147])" office:value-type="string" office:string-value="146::20050145::Judy David::Peters::Foster::6" calcext:value-type="string">
            <text:p>146::20050145::Judy David::Peters::Foster::6</text:p>
          </table:table-cell>
          <table:table-cell table:number-columns-repeated="101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050146" calcext:value-type="float">
            <text:p>20050146</text:p>
          </table:table-cell>
          <table:table-cell office:value-type="string" calcext:value-type="string">
            <text:p>Bruce David</text:p>
          </table:table-cell>
          <table:table-cell table:style-name="Default" office:value-type="string" calcext:value-type="string">
            <text:p>Peters</text:p>
          </table:table-cell>
          <table:table-cell table:style-name="Default" office:value-type="string" calcext:value-type="string">
            <text:p>Hayes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148];&quot;::&quot;;[.B148];&quot;::&quot;;[.C148];&quot;::&quot;;[.D148];&quot;::&quot;;[.E148];&quot;::&quot;;[.F148])" office:value-type="string" office:string-value="147::20050146::Bruce David::Peters::Hayes::2" calcext:value-type="string">
            <text:p>147::20050146::Bruce David::Peters::Hayes::2</text:p>
          </table:table-cell>
          <table:table-cell table:number-columns-repeated="101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0050147" calcext:value-type="float">
            <text:p>20050147</text:p>
          </table:table-cell>
          <table:table-cell office:value-type="string" calcext:value-type="string">
            <text:p>Keith Juan</text:p>
          </table:table-cell>
          <table:table-cell table:style-name="Default" office:value-type="string" calcext:value-type="string">
            <text:p>Peterson</text:p>
          </table:table-cell>
          <table:table-cell table:style-name="Default" office:value-type="string" calcext:value-type="string">
            <text:p>Anderson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149];&quot;::&quot;;[.B149];&quot;::&quot;;[.C149];&quot;::&quot;;[.D149];&quot;::&quot;;[.E149];&quot;::&quot;;[.F149])" office:value-type="string" office:string-value="148::20050147::Keith Juan::Peterson::Anderson::2" calcext:value-type="string">
            <text:p>148::20050147::Keith Juan::Peterson::Anderson::2</text:p>
          </table:table-cell>
          <table:table-cell table:number-columns-repeated="101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0050148" calcext:value-type="float">
            <text:p>20050148</text:p>
          </table:table-cell>
          <table:table-cell office:value-type="string" calcext:value-type="string">
            <text:p>Katherine Anthony</text:p>
          </table:table-cell>
          <table:table-cell table:style-name="Default" office:value-type="string" calcext:value-type="string">
            <text:p>Pierce</text:p>
          </table:table-cell>
          <table:table-cell table:style-name="Default" office:value-type="string" calcext:value-type="string">
            <text:p>Carter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150];&quot;::&quot;;[.B150];&quot;::&quot;;[.C150];&quot;::&quot;;[.D150];&quot;::&quot;;[.E150];&quot;::&quot;;[.F150])" office:value-type="string" office:string-value="149::20050148::Katherine Anthony::Pierce::Carter::6" calcext:value-type="string">
            <text:p>149::20050148::Katherine Anthony::Pierce::Carter::6</text:p>
          </table:table-cell>
          <table:table-cell table:number-columns-repeated="10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050149" calcext:value-type="float">
            <text:p>20050149</text:p>
          </table:table-cell>
          <table:table-cell office:value-type="string" calcext:value-type="string">
            <text:p>Victor Eugene</text:p>
          </table:table-cell>
          <table:table-cell table:style-name="Default" office:value-type="string" calcext:value-type="string">
            <text:p>Pierce</text:p>
          </table:table-cell>
          <table:table-cell table:style-name="Default" office:value-type="string" calcext:value-type="string">
            <text:p>Collins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151];&quot;::&quot;;[.B151];&quot;::&quot;;[.C151];&quot;::&quot;;[.D151];&quot;::&quot;;[.E151];&quot;::&quot;;[.F151])" office:value-type="string" office:string-value="150::20050149::Victor Eugene::Pierce::Collins::8" calcext:value-type="string">
            <text:p>150::20050149::Victor Eugene::Pierce::Collins::8</text:p>
          </table:table-cell>
          <table:table-cell table:number-columns-repeated="101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050150" calcext:value-type="float">
            <text:p>20050150</text:p>
          </table:table-cell>
          <table:table-cell office:value-type="string" calcext:value-type="string">
            <text:p>Peter Kimberly</text:p>
          </table:table-cell>
          <table:table-cell table:style-name="Default" office:value-type="string" calcext:value-type="string">
            <text:p>Powell</text:p>
          </table:table-cell>
          <table:table-cell table:style-name="Default" office:value-type="string" calcext:value-type="string">
            <text:p>Gomez</text:p>
          </table:table-cell>
          <table:table-cell table:formula="of:=RANDBETWEEN(1;8)" office:value-type="float" office:value="7" calcext:value-type="float">
            <text:p>7</text:p>
          </table:table-cell>
          <table:table-cell/>
          <table:table-cell table:formula="of:=CONCATENATE([.A152];&quot;::&quot;;[.B152];&quot;::&quot;;[.C152];&quot;::&quot;;[.D152];&quot;::&quot;;[.E152];&quot;::&quot;;[.F152])" office:value-type="string" office:string-value="151::20050150::Peter Kimberly::Powell::Gomez::7" calcext:value-type="string">
            <text:p>151::20050150::Peter Kimberly::Powell::Gomez::7</text:p>
          </table:table-cell>
          <table:table-cell table:number-columns-repeated="101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050151" calcext:value-type="float">
            <text:p>20050151</text:p>
          </table:table-cell>
          <table:table-cell office:value-type="string" calcext:value-type="string">
            <text:p>Evelyn Betty</text:p>
          </table:table-cell>
          <table:table-cell table:style-name="Default" office:value-type="string" calcext:value-type="string">
            <text:p>Powell</text:p>
          </table:table-cell>
          <table:table-cell table:style-name="Default" office:value-type="string" calcext:value-type="string">
            <text:p>Hill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153];&quot;::&quot;;[.B153];&quot;::&quot;;[.C153];&quot;::&quot;;[.D153];&quot;::&quot;;[.E153];&quot;::&quot;;[.F153])" office:value-type="string" office:string-value="152::20050151::Evelyn Betty::Powell::Hill::1" calcext:value-type="string">
            <text:p>152::20050151::Evelyn Betty::Powell::Hill::1</text:p>
          </table:table-cell>
          <table:table-cell table:number-columns-repeated="101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050152" calcext:value-type="float">
            <text:p>20050152</text:p>
          </table:table-cell>
          <table:table-cell office:value-type="string" calcext:value-type="string">
            <text:p>Jose Chris</text:p>
          </table:table-cell>
          <table:table-cell table:style-name="Default" office:value-type="string" calcext:value-type="string">
            <text:p>Ray</text:p>
          </table:table-cell>
          <table:table-cell table:style-name="Default" office:value-type="string" calcext:value-type="string">
            <text:p>Lane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154];&quot;::&quot;;[.B154];&quot;::&quot;;[.C154];&quot;::&quot;;[.D154];&quot;::&quot;;[.E154];&quot;::&quot;;[.F154])" office:value-type="string" office:string-value="153::20050152::Jose Chris::Ray::Lane::5" calcext:value-type="string">
            <text:p>153::20050152::Jose Chris::Ray::Lane::5</text:p>
          </table:table-cell>
          <table:table-cell table:number-columns-repeated="101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050153" calcext:value-type="float">
            <text:p>20050153</text:p>
          </table:table-cell>
          <table:table-cell office:value-type="string" calcext:value-type="string">
            <text:p>Louise Andrew</text:p>
          </table:table-cell>
          <table:table-cell table:style-name="Default" office:value-type="string" calcext:value-type="string">
            <text:p>Reid</text:p>
          </table:table-cell>
          <table:table-cell table:style-name="Default" office:value-type="string" calcext:value-type="string">
            <text:p>Carpenter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155];&quot;::&quot;;[.B155];&quot;::&quot;;[.C155];&quot;::&quot;;[.D155];&quot;::&quot;;[.E155];&quot;::&quot;;[.F155])" office:value-type="string" office:string-value="154::20050153::Louise Andrew::Reid::Carpenter::5" calcext:value-type="string">
            <text:p>154::20050153::Louise Andrew::Reid::Carpenter::5</text:p>
          </table:table-cell>
          <table:table-cell table:number-columns-repeated="10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050154" calcext:value-type="float">
            <text:p>20050154</text:p>
          </table:table-cell>
          <table:table-cell office:value-type="string" calcext:value-type="string">
            <text:p>Evelyn Gary</text:p>
          </table:table-cell>
          <table:table-cell table:style-name="Default" office:value-type="string" calcext:value-type="string">
            <text:p>Reyes</text:p>
          </table:table-cell>
          <table:table-cell table:style-name="Default" office:value-type="string" calcext:value-type="string">
            <text:p>Burns</text:p>
          </table:table-cell>
          <table:table-cell table:formula="of:=RANDBETWEEN(1;8)" office:value-type="float" office:value="4" calcext:value-type="float">
            <text:p>4</text:p>
          </table:table-cell>
          <table:table-cell/>
          <table:table-cell table:formula="of:=CONCATENATE([.A156];&quot;::&quot;;[.B156];&quot;::&quot;;[.C156];&quot;::&quot;;[.D156];&quot;::&quot;;[.E156];&quot;::&quot;;[.F156])" office:value-type="string" office:string-value="155::20050154::Evelyn Gary::Reyes::Burns::4" calcext:value-type="string">
            <text:p>155::20050154::Evelyn Gary::Reyes::Burns::4</text:p>
          </table:table-cell>
          <table:table-cell table:number-columns-repeated="101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0050155" calcext:value-type="float">
            <text:p>20050155</text:p>
          </table:table-cell>
          <table:table-cell office:value-type="string" calcext:value-type="string">
            <text:p>Amanda Jerry</text:p>
          </table:table-cell>
          <table:table-cell table:style-name="Default" office:value-type="string" calcext:value-type="string">
            <text:p>Reyes</text:p>
          </table:table-cell>
          <table:table-cell table:style-name="Default" office:value-type="string" calcext:value-type="string">
            <text:p>Sullivan</text:p>
          </table:table-cell>
          <table:table-cell table:formula="of:=RANDBETWEEN(1;8)" office:value-type="float" office:value="4" calcext:value-type="float">
            <text:p>4</text:p>
          </table:table-cell>
          <table:table-cell/>
          <table:table-cell table:formula="of:=CONCATENATE([.A157];&quot;::&quot;;[.B157];&quot;::&quot;;[.C157];&quot;::&quot;;[.D157];&quot;::&quot;;[.E157];&quot;::&quot;;[.F157])" office:value-type="string" office:string-value="156::20050155::Amanda Jerry::Reyes::Sullivan::4" calcext:value-type="string">
            <text:p>156::20050155::Amanda Jerry::Reyes::Sullivan::4</text:p>
          </table:table-cell>
          <table:table-cell table:number-columns-repeated="101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0050156" calcext:value-type="float">
            <text:p>20050156</text:p>
          </table:table-cell>
          <table:table-cell office:value-type="string" calcext:value-type="string">
            <text:p>Johnny Peter</text:p>
          </table:table-cell>
          <table:table-cell table:style-name="Default" office:value-type="string" calcext:value-type="string">
            <text:p>Reynolds</text:p>
          </table:table-cell>
          <table:table-cell table:style-name="Default" office:value-type="string" calcext:value-type="string">
            <text:p>Moore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158];&quot;::&quot;;[.B158];&quot;::&quot;;[.C158];&quot;::&quot;;[.D158];&quot;::&quot;;[.E158];&quot;::&quot;;[.F158])" office:value-type="string" office:string-value="157::20050156::Johnny Peter::Reynolds::Moore::1" calcext:value-type="string">
            <text:p>157::20050156::Johnny Peter::Reynolds::Moore::1</text:p>
          </table:table-cell>
          <table:table-cell table:number-columns-repeated="101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0050157" calcext:value-type="float">
            <text:p>20050157</text:p>
          </table:table-cell>
          <table:table-cell office:value-type="string" calcext:value-type="string">
            <text:p>Willie Donald</text:p>
          </table:table-cell>
          <table:table-cell table:style-name="Default" office:value-type="string" calcext:value-type="string">
            <text:p>Reynolds</text:p>
          </table:table-cell>
          <table:table-cell table:style-name="Default" office:value-type="string" calcext:value-type="string">
            <text:p>Richardson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159];&quot;::&quot;;[.B159];&quot;::&quot;;[.C159];&quot;::&quot;;[.D159];&quot;::&quot;;[.E159];&quot;::&quot;;[.F159])" office:value-type="string" office:string-value="158::20050157::Willie Donald::Reynolds::Richardson::6" calcext:value-type="string">
            <text:p>158::20050157::Willie Donald::Reynolds::Richardson::6</text:p>
          </table:table-cell>
          <table:table-cell table:number-columns-repeated="101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0050158" calcext:value-type="float">
            <text:p>20050158</text:p>
          </table:table-cell>
          <table:table-cell office:value-type="string" calcext:value-type="string">
            <text:p>Jimmy Steve</text:p>
          </table:table-cell>
          <table:table-cell table:style-name="Default" office:value-type="string" calcext:value-type="string">
            <text:p>Richards</text:p>
          </table:table-cell>
          <table:table-cell table:style-name="Default" office:value-type="string" calcext:value-type="string">
            <text:p>Kelly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160];&quot;::&quot;;[.B160];&quot;::&quot;;[.C160];&quot;::&quot;;[.D160];&quot;::&quot;;[.E160];&quot;::&quot;;[.F160])" office:value-type="string" office:string-value="159::20050158::Jimmy Steve::Richards::Kelly::2" calcext:value-type="string">
            <text:p>159::20050158::Jimmy Steve::Richards::Kelly::2</text:p>
          </table:table-cell>
          <table:table-cell table:number-columns-repeated="10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050159" calcext:value-type="float">
            <text:p>20050159</text:p>
          </table:table-cell>
          <table:table-cell office:value-type="string" calcext:value-type="string">
            <text:p>Cynthia Craig</text:p>
          </table:table-cell>
          <table:table-cell table:style-name="Default" office:value-type="string" calcext:value-type="string">
            <text:p>Rivera</text:p>
          </table:table-cell>
          <table:table-cell table:style-name="Default" office:value-type="string" calcext:value-type="string">
            <text:p>White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161];&quot;::&quot;;[.B161];&quot;::&quot;;[.C161];&quot;::&quot;;[.D161];&quot;::&quot;;[.E161];&quot;::&quot;;[.F161])" office:value-type="string" office:string-value="160::20050159::Cynthia Craig::Rivera::White::5" calcext:value-type="string">
            <text:p>160::20050159::Cynthia Craig::Rivera::White::5</text:p>
          </table:table-cell>
          <table:table-cell table:number-columns-repeated="101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0050160" calcext:value-type="float">
            <text:p>20050160</text:p>
          </table:table-cell>
          <table:table-cell office:value-type="string" calcext:value-type="string">
            <text:p>Jean Jeffrey</text:p>
          </table:table-cell>
          <table:table-cell table:style-name="Default" office:value-type="string" calcext:value-type="string">
            <text:p>Rivera</text:p>
          </table:table-cell>
          <table:table-cell table:style-name="Default" office:value-type="string" calcext:value-type="string">
            <text:p>Cox</text:p>
          </table:table-cell>
          <table:table-cell table:formula="of:=RANDBETWEEN(1;8)" office:value-type="float" office:value="4" calcext:value-type="float">
            <text:p>4</text:p>
          </table:table-cell>
          <table:table-cell/>
          <table:table-cell table:formula="of:=CONCATENATE([.A162];&quot;::&quot;;[.B162];&quot;::&quot;;[.C162];&quot;::&quot;;[.D162];&quot;::&quot;;[.E162];&quot;::&quot;;[.F162])" office:value-type="string" office:string-value="161::20050160::Jean Jeffrey::Rivera::Cox::4" calcext:value-type="string">
            <text:p>161::20050160::Jean Jeffrey::Rivera::Cox::4</text:p>
          </table:table-cell>
          <table:table-cell table:number-columns-repeated="101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050161" calcext:value-type="float">
            <text:p>20050161</text:p>
          </table:table-cell>
          <table:table-cell office:value-type="string" calcext:value-type="string">
            <text:p>Phyllis Carolyn</text:p>
          </table:table-cell>
          <table:table-cell table:style-name="Default" office:value-type="string" calcext:value-type="string">
            <text:p>Rivera</text:p>
          </table:table-cell>
          <table:table-cell table:style-name="Default" office:value-type="string" calcext:value-type="string">
            <text:p>Fox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163];&quot;::&quot;;[.B163];&quot;::&quot;;[.C163];&quot;::&quot;;[.D163];&quot;::&quot;;[.E163];&quot;::&quot;;[.F163])" office:value-type="string" office:string-value="162::20050161::Phyllis Carolyn::Rivera::Fox::8" calcext:value-type="string">
            <text:p>162::20050161::Phyllis Carolyn::Rivera::Fox::8</text:p>
          </table:table-cell>
          <table:table-cell table:number-columns-repeated="101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050162" calcext:value-type="float">
            <text:p>20050162</text:p>
          </table:table-cell>
          <table:table-cell office:value-type="string" calcext:value-type="string">
            <text:p>Tina Carlos</text:p>
          </table:table-cell>
          <table:table-cell table:style-name="Default" office:value-type="string" calcext:value-type="string">
            <text:p>Roberts</text:p>
          </table:table-cell>
          <table:table-cell table:style-name="Default" office:value-type="string" calcext:value-type="string">
            <text:p>Wheeler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164];&quot;::&quot;;[.B164];&quot;::&quot;;[.C164];&quot;::&quot;;[.D164];&quot;::&quot;;[.E164];&quot;::&quot;;[.F164])" office:value-type="string" office:string-value="163::20050162::Tina Carlos::Roberts::Wheeler::2" calcext:value-type="string">
            <text:p>163::20050162::Tina Carlos::Roberts::Wheeler::2</text:p>
          </table:table-cell>
          <table:table-cell table:number-columns-repeated="101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050163" calcext:value-type="float">
            <text:p>20050163</text:p>
          </table:table-cell>
          <table:table-cell office:value-type="string" calcext:value-type="string">
            <text:p>Donna Anthony</text:p>
          </table:table-cell>
          <table:table-cell table:style-name="Default" office:value-type="string" calcext:value-type="string">
            <text:p>Roberts</text:p>
          </table:table-cell>
          <table:table-cell table:style-name="Default" office:value-type="string" calcext:value-type="string">
            <text:p>Collins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165];&quot;::&quot;;[.B165];&quot;::&quot;;[.C165];&quot;::&quot;;[.D165];&quot;::&quot;;[.E165];&quot;::&quot;;[.F165])" office:value-type="string" office:string-value="164::20050163::Donna Anthony::Roberts::Collins::6" calcext:value-type="string">
            <text:p>164::20050163::Donna Anthony::Roberts::Collins::6</text:p>
          </table:table-cell>
          <table:table-cell table:number-columns-repeated="10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050164" calcext:value-type="float">
            <text:p>20050164</text:p>
          </table:table-cell>
          <table:table-cell office:value-type="string" calcext:value-type="string">
            <text:p>Phyllis Jessica</text:p>
          </table:table-cell>
          <table:table-cell table:style-name="Default" office:value-type="string" calcext:value-type="string">
            <text:p>Rodriguez</text:p>
          </table:table-cell>
          <table:table-cell table:style-name="Default" office:value-type="string" calcext:value-type="string">
            <text:p>Cruz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166];&quot;::&quot;;[.B166];&quot;::&quot;;[.C166];&quot;::&quot;;[.D166];&quot;::&quot;;[.E166];&quot;::&quot;;[.F166])" office:value-type="string" office:string-value="165::20050164::Phyllis Jessica::Rodriguez::Cruz::8" calcext:value-type="string">
            <text:p>165::20050164::Phyllis Jessica::Rodriguez::Cruz::8</text:p>
          </table:table-cell>
          <table:table-cell table:number-columns-repeated="101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050165" calcext:value-type="float">
            <text:p>20050165</text:p>
          </table:table-cell>
          <table:table-cell office:value-type="string" calcext:value-type="string">
            <text:p>Jeffrey Evelyn</text:p>
          </table:table-cell>
          <table:table-cell table:style-name="Default" office:value-type="string" calcext:value-type="string">
            <text:p>Rodriguez</text:p>
          </table:table-cell>
          <table:table-cell table:style-name="Default" office:value-type="string" calcext:value-type="string">
            <text:p>Boyd</text:p>
          </table:table-cell>
          <table:table-cell table:formula="of:=RANDBETWEEN(1;8)" office:value-type="float" office:value="7" calcext:value-type="float">
            <text:p>7</text:p>
          </table:table-cell>
          <table:table-cell/>
          <table:table-cell table:formula="of:=CONCATENATE([.A167];&quot;::&quot;;[.B167];&quot;::&quot;;[.C167];&quot;::&quot;;[.D167];&quot;::&quot;;[.E167];&quot;::&quot;;[.F167])" office:value-type="string" office:string-value="166::20050165::Jeffrey Evelyn::Rodriguez::Boyd::7" calcext:value-type="string">
            <text:p>166::20050165::Jeffrey Evelyn::Rodriguez::Boyd::7</text:p>
          </table:table-cell>
          <table:table-cell table:number-columns-repeated="101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0050166" calcext:value-type="float">
            <text:p>20050166</text:p>
          </table:table-cell>
          <table:table-cell office:value-type="string" calcext:value-type="string">
            <text:p>Lori Albert</text:p>
          </table:table-cell>
          <table:table-cell table:style-name="Default" office:value-type="string" calcext:value-type="string">
            <text:p>Rodriguez</text:p>
          </table:table-cell>
          <table:table-cell table:style-name="Default" office:value-type="string" calcext:value-type="string">
            <text:p>Bailey</text:p>
          </table:table-cell>
          <table:table-cell table:formula="of:=RANDBETWEEN(1;8)" office:value-type="float" office:value="4" calcext:value-type="float">
            <text:p>4</text:p>
          </table:table-cell>
          <table:table-cell/>
          <table:table-cell table:formula="of:=CONCATENATE([.A168];&quot;::&quot;;[.B168];&quot;::&quot;;[.C168];&quot;::&quot;;[.D168];&quot;::&quot;;[.E168];&quot;::&quot;;[.F168])" office:value-type="string" office:string-value="167::20050166::Lori Albert::Rodriguez::Bailey::4" calcext:value-type="string">
            <text:p>167::20050166::Lori Albert::Rodriguez::Bailey::4</text:p>
          </table:table-cell>
          <table:table-cell table:number-columns-repeated="101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0050167" calcext:value-type="float">
            <text:p>20050167</text:p>
          </table:table-cell>
          <table:table-cell office:value-type="string" calcext:value-type="string">
            <text:p>Louis Amanda</text:p>
          </table:table-cell>
          <table:table-cell table:style-name="Default" office:value-type="string" calcext:value-type="string">
            <text:p>Rogers</text:p>
          </table:table-cell>
          <table:table-cell table:style-name="Default" office:value-type="string" calcext:value-type="string">
            <text:p>Sanchez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169];&quot;::&quot;;[.B169];&quot;::&quot;;[.C169];&quot;::&quot;;[.D169];&quot;::&quot;;[.E169];&quot;::&quot;;[.F169])" office:value-type="string" office:string-value="168::20050167::Louis Amanda::Rogers::Sanchez::5" calcext:value-type="string">
            <text:p>168::20050167::Louis Amanda::Rogers::Sanchez::5</text:p>
          </table:table-cell>
          <table:table-cell table:number-columns-repeated="101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0050168" calcext:value-type="float">
            <text:p>20050168</text:p>
          </table:table-cell>
          <table:table-cell office:value-type="string" calcext:value-type="string">
            <text:p>Amy Michael</text:p>
          </table:table-cell>
          <table:table-cell table:style-name="Default" office:value-type="string" calcext:value-type="string">
            <text:p>Rogers</text:p>
          </table:table-cell>
          <table:table-cell table:style-name="Default" office:value-type="string" calcext:value-type="string">
            <text:p>Simmons</text:p>
          </table:table-cell>
          <table:table-cell table:formula="of:=RANDBETWEEN(1;8)" office:value-type="float" office:value="4" calcext:value-type="float">
            <text:p>4</text:p>
          </table:table-cell>
          <table:table-cell/>
          <table:table-cell table:formula="of:=CONCATENATE([.A170];&quot;::&quot;;[.B170];&quot;::&quot;;[.C170];&quot;::&quot;;[.D170];&quot;::&quot;;[.E170];&quot;::&quot;;[.F170])" office:value-type="string" office:string-value="169::20050168::Amy Michael::Rogers::Simmons::4" calcext:value-type="string">
            <text:p>169::20050168::Amy Michael::Rogers::Simmons::4</text:p>
          </table:table-cell>
          <table:table-cell table:number-columns-repeated="10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050169" calcext:value-type="float">
            <text:p>20050169</text:p>
          </table:table-cell>
          <table:table-cell office:value-type="string" calcext:value-type="string">
            <text:p>Richard Anne</text:p>
          </table:table-cell>
          <table:table-cell table:style-name="Default" office:value-type="string" calcext:value-type="string">
            <text:p>Ryan</text:p>
          </table:table-cell>
          <table:table-cell table:style-name="Default" office:value-type="string" calcext:value-type="string">
            <text:p>Wells</text:p>
          </table:table-cell>
          <table:table-cell table:formula="of:=RANDBETWEEN(1;8)" office:value-type="float" office:value="7" calcext:value-type="float">
            <text:p>7</text:p>
          </table:table-cell>
          <table:table-cell/>
          <table:table-cell table:formula="of:=CONCATENATE([.A171];&quot;::&quot;;[.B171];&quot;::&quot;;[.C171];&quot;::&quot;;[.D171];&quot;::&quot;;[.E171];&quot;::&quot;;[.F171])" office:value-type="string" office:string-value="170::20050169::Richard Anne::Ryan::Wells::7" calcext:value-type="string">
            <text:p>170::20050169::Richard Anne::Ryan::Wells::7</text:p>
          </table:table-cell>
          <table:table-cell table:number-columns-repeated="101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50170" calcext:value-type="float">
            <text:p>20050170</text:p>
          </table:table-cell>
          <table:table-cell office:value-type="string" calcext:value-type="string">
            <text:p>Lois Helen</text:p>
          </table:table-cell>
          <table:table-cell table:style-name="Default" office:value-type="string" calcext:value-type="string">
            <text:p>Scott</text:p>
          </table:table-cell>
          <table:table-cell table:style-name="Default" office:value-type="string" calcext:value-type="string">
            <text:p>Dunn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172];&quot;::&quot;;[.B172];&quot;::&quot;;[.C172];&quot;::&quot;;[.D172];&quot;::&quot;;[.E172];&quot;::&quot;;[.F172])" office:value-type="string" office:string-value="171::20050170::Lois Helen::Scott::Dunn::6" calcext:value-type="string">
            <text:p>171::20050170::Lois Helen::Scott::Dunn::6</text:p>
          </table:table-cell>
          <table:table-cell table:number-columns-repeated="101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050171" calcext:value-type="float">
            <text:p>20050171</text:p>
          </table:table-cell>
          <table:table-cell office:value-type="string" calcext:value-type="string">
            <text:p>Andrea Melissa</text:p>
          </table:table-cell>
          <table:table-cell table:style-name="Default" office:value-type="string" calcext:value-type="string">
            <text:p>Shaw</text:p>
          </table:table-cell>
          <table:table-cell table:style-name="Default" office:value-type="string" calcext:value-type="string">
            <text:p>Spencer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173];&quot;::&quot;;[.B173];&quot;::&quot;;[.C173];&quot;::&quot;;[.D173];&quot;::&quot;;[.E173];&quot;::&quot;;[.F173])" office:value-type="string" office:string-value="172::20050171::Andrea Melissa::Shaw::Spencer::2" calcext:value-type="string">
            <text:p>172::20050171::Andrea Melissa::Shaw::Spencer::2</text:p>
          </table:table-cell>
          <table:table-cell table:number-columns-repeated="101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0050172" calcext:value-type="float">
            <text:p>20050172</text:p>
          </table:table-cell>
          <table:table-cell office:value-type="string" calcext:value-type="string">
            <text:p>Katherine Emily</text:p>
          </table:table-cell>
          <table:table-cell table:style-name="Default" office:value-type="string" calcext:value-type="string">
            <text:p>Stanley</text:p>
          </table:table-cell>
          <table:table-cell table:style-name="Default" office:value-type="string" calcext:value-type="string">
            <text:p>Day</text:p>
          </table:table-cell>
          <table:table-cell table:formula="of:=RANDBETWEEN(1;8)" office:value-type="float" office:value="4" calcext:value-type="float">
            <text:p>4</text:p>
          </table:table-cell>
          <table:table-cell/>
          <table:table-cell table:formula="of:=CONCATENATE([.A174];&quot;::&quot;;[.B174];&quot;::&quot;;[.C174];&quot;::&quot;;[.D174];&quot;::&quot;;[.E174];&quot;::&quot;;[.F174])" office:value-type="string" office:string-value="173::20050172::Katherine Emily::Stanley::Day::4" calcext:value-type="string">
            <text:p>173::20050172::Katherine Emily::Stanley::Day::4</text:p>
          </table:table-cell>
          <table:table-cell table:number-columns-repeated="101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0050173" calcext:value-type="float">
            <text:p>20050173</text:p>
          </table:table-cell>
          <table:table-cell office:value-type="string" calcext:value-type="string">
            <text:p>Christine Jimmy</text:p>
          </table:table-cell>
          <table:table-cell table:style-name="Default" office:value-type="string" calcext:value-type="string">
            <text:p>Stephens</text:p>
          </table:table-cell>
          <table:table-cell table:style-name="Default" office:value-type="string" calcext:value-type="string">
            <text:p>Evans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175];&quot;::&quot;;[.B175];&quot;::&quot;;[.C175];&quot;::&quot;;[.D175];&quot;::&quot;;[.E175];&quot;::&quot;;[.F175])" office:value-type="string" office:string-value="174::20050173::Christine Jimmy::Stephens::Evans::2" calcext:value-type="string">
            <text:p>174::20050173::Christine Jimmy::Stephens::Evans::2</text:p>
          </table:table-cell>
          <table:table-cell table:number-columns-repeated="101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0050174" calcext:value-type="float">
            <text:p>20050174</text:p>
          </table:table-cell>
          <table:table-cell office:value-type="string" calcext:value-type="string">
            <text:p>Bobby Annie</text:p>
          </table:table-cell>
          <table:table-cell table:style-name="Default" office:value-type="string" calcext:value-type="string">
            <text:p>Stevens</text:p>
          </table:table-cell>
          <table:table-cell table:style-name="Default" office:value-type="string" calcext:value-type="string">
            <text:p>Carroll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176];&quot;::&quot;;[.B176];&quot;::&quot;;[.C176];&quot;::&quot;;[.D176];&quot;::&quot;;[.E176];&quot;::&quot;;[.F176])" office:value-type="string" office:string-value="175::20050174::Bobby Annie::Stevens::Carroll::3" calcext:value-type="string">
            <text:p>175::20050174::Bobby Annie::Stevens::Carroll::3</text:p>
          </table:table-cell>
          <table:table-cell table:number-columns-repeated="101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0050175" calcext:value-type="float">
            <text:p>20050175</text:p>
          </table:table-cell>
          <table:table-cell office:value-type="string" calcext:value-type="string">
            <text:p>Lawrence John</text:p>
          </table:table-cell>
          <table:table-cell table:style-name="Default" office:value-type="string" calcext:value-type="string">
            <text:p>Stevens</text:p>
          </table:table-cell>
          <table:table-cell table:style-name="Default" office:value-type="string" calcext:value-type="string">
            <text:p>Scott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177];&quot;::&quot;;[.B177];&quot;::&quot;;[.C177];&quot;::&quot;;[.D177];&quot;::&quot;;[.E177];&quot;::&quot;;[.F177])" office:value-type="string" office:string-value="176::20050175::Lawrence John::Stevens::Scott::5" calcext:value-type="string">
            <text:p>176::20050175::Lawrence John::Stevens::Scott::5</text:p>
          </table:table-cell>
          <table:table-cell table:number-columns-repeated="101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050176" calcext:value-type="float">
            <text:p>20050176</text:p>
          </table:table-cell>
          <table:table-cell office:value-type="string" calcext:value-type="string">
            <text:p>Donna Alan</text:p>
          </table:table-cell>
          <table:table-cell table:style-name="Default" office:value-type="string" calcext:value-type="string">
            <text:p>Stone</text:p>
          </table:table-cell>
          <table:table-cell table:style-name="Default" office:value-type="string" calcext:value-type="string">
            <text:p>Moreno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178];&quot;::&quot;;[.B178];&quot;::&quot;;[.C178];&quot;::&quot;;[.D178];&quot;::&quot;;[.E178];&quot;::&quot;;[.F178])" office:value-type="string" office:string-value="177::20050176::Donna Alan::Stone::Moreno::6" calcext:value-type="string">
            <text:p>177::20050176::Donna Alan::Stone::Moreno::6</text:p>
          </table:table-cell>
          <table:table-cell table:number-columns-repeated="101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050177" calcext:value-type="float">
            <text:p>20050177</text:p>
          </table:table-cell>
          <table:table-cell office:value-type="string" calcext:value-type="string">
            <text:p>Jack Walter</text:p>
          </table:table-cell>
          <table:table-cell table:style-name="Default" office:value-type="string" calcext:value-type="string">
            <text:p>Sullivan</text:p>
          </table:table-cell>
          <table:table-cell table:style-name="Default" office:value-type="string" calcext:value-type="string">
            <text:p>Evans</text:p>
          </table:table-cell>
          <table:table-cell table:formula="of:=RANDBETWEEN(1;8)" office:value-type="float" office:value="4" calcext:value-type="float">
            <text:p>4</text:p>
          </table:table-cell>
          <table:table-cell/>
          <table:table-cell table:formula="of:=CONCATENATE([.A179];&quot;::&quot;;[.B179];&quot;::&quot;;[.C179];&quot;::&quot;;[.D179];&quot;::&quot;;[.E179];&quot;::&quot;;[.F179])" office:value-type="string" office:string-value="178::20050177::Jack Walter::Sullivan::Evans::4" calcext:value-type="string">
            <text:p>178::20050177::Jack Walter::Sullivan::Evans::4</text:p>
          </table:table-cell>
          <table:table-cell table:number-columns-repeated="101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0050178" calcext:value-type="float">
            <text:p>20050178</text:p>
          </table:table-cell>
          <table:table-cell office:value-type="string" calcext:value-type="string">
            <text:p>Douglas Mildred</text:p>
          </table:table-cell>
          <table:table-cell table:style-name="Default" office:value-type="string" calcext:value-type="string">
            <text:p>Thomas</text:p>
          </table:table-cell>
          <table:table-cell table:style-name="Default" office:value-type="string" calcext:value-type="string">
            <text:p>Banks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180];&quot;::&quot;;[.B180];&quot;::&quot;;[.C180];&quot;::&quot;;[.D180];&quot;::&quot;;[.E180];&quot;::&quot;;[.F180])" office:value-type="string" office:string-value="179::20050178::Douglas Mildred::Thomas::Banks::5" calcext:value-type="string">
            <text:p>179::20050178::Douglas Mildred::Thomas::Banks::5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050179" calcext:value-type="float">
            <text:p>20050179</text:p>
          </table:table-cell>
          <table:table-cell office:value-type="string" calcext:value-type="string">
            <text:p>Karen Andrea</text:p>
          </table:table-cell>
          <table:table-cell table:style-name="Default" office:value-type="string" calcext:value-type="string">
            <text:p>Thomas</text:p>
          </table:table-cell>
          <table:table-cell table:style-name="Default" office:value-type="string" calcext:value-type="string">
            <text:p>Jenkins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181];&quot;::&quot;;[.B181];&quot;::&quot;;[.C181];&quot;::&quot;;[.D181];&quot;::&quot;;[.E181];&quot;::&quot;;[.F181])" office:value-type="string" office:string-value="180::20050179::Karen Andrea::Thomas::Jenkins::2" calcext:value-type="string">
            <text:p>180::20050179::Karen Andrea::Thomas::Jenkins::2</text:p>
          </table:table-cell>
          <table:table-cell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050180" calcext:value-type="float">
            <text:p>20050180</text:p>
          </table:table-cell>
          <table:table-cell office:value-type="string" calcext:value-type="string">
            <text:p>Martha Edward</text:p>
          </table:table-cell>
          <table:table-cell table:style-name="Default" office:value-type="string" calcext:value-type="string">
            <text:p>Thompson</text:p>
          </table:table-cell>
          <table:table-cell table:style-name="Default" office:value-type="string" calcext:value-type="string">
            <text:p>Mccoy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182];&quot;::&quot;;[.B182];&quot;::&quot;;[.C182];&quot;::&quot;;[.D182];&quot;::&quot;;[.E182];&quot;::&quot;;[.F182])" office:value-type="string" office:string-value="181::20050180::Martha Edward::Thompson::Mccoy::5" calcext:value-type="string">
            <text:p>181::20050180::Martha Edward::Thompson::Mccoy::5</text:p>
          </table:table-cell>
          <table:table-cell table:number-columns-repeated="101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050181" calcext:value-type="float">
            <text:p>20050181</text:p>
          </table:table-cell>
          <table:table-cell office:value-type="string" calcext:value-type="string">
            <text:p>Melissa Billy</text:p>
          </table:table-cell>
          <table:table-cell table:style-name="Default" office:value-type="string" calcext:value-type="string">
            <text:p>Torres</text:p>
          </table:table-cell>
          <table:table-cell table:style-name="Default" office:value-type="string" calcext:value-type="string">
            <text:p>Matthews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183];&quot;::&quot;;[.B183];&quot;::&quot;;[.C183];&quot;::&quot;;[.D183];&quot;::&quot;;[.E183];&quot;::&quot;;[.F183])" office:value-type="string" office:string-value="182::20050181::Melissa Billy::Torres::Matthews::1" calcext:value-type="string">
            <text:p>182::20050181::Melissa Billy::Torres::Matthews::1</text:p>
          </table:table-cell>
          <table:table-cell table:number-columns-repeated="101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050182" calcext:value-type="float">
            <text:p>20050182</text:p>
          </table:table-cell>
          <table:table-cell office:value-type="string" calcext:value-type="string">
            <text:p>Paula Albert</text:p>
          </table:table-cell>
          <table:table-cell table:style-name="Default" office:value-type="string" calcext:value-type="string">
            <text:p>Turner</text:p>
          </table:table-cell>
          <table:table-cell table:style-name="Default" office:value-type="string" calcext:value-type="string">
            <text:p>Dean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184];&quot;::&quot;;[.B184];&quot;::&quot;;[.C184];&quot;::&quot;;[.D184];&quot;::&quot;;[.E184];&quot;::&quot;;[.F184])" office:value-type="string" office:string-value="183::20050182::Paula Albert::Turner::Dean::2" calcext:value-type="string">
            <text:p>183::20050182::Paula Albert::Turner::Dean::2</text:p>
          </table:table-cell>
          <table:table-cell table:number-columns-repeated="101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050183" calcext:value-type="float">
            <text:p>20050183</text:p>
          </table:table-cell>
          <table:table-cell office:value-type="string" calcext:value-type="string">
            <text:p>Joseph Joan</text:p>
          </table:table-cell>
          <table:table-cell table:style-name="Default" office:value-type="string" calcext:value-type="string">
            <text:p>Turner</text:p>
          </table:table-cell>
          <table:table-cell table:style-name="Default" office:value-type="string" calcext:value-type="string">
            <text:p>George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185];&quot;::&quot;;[.B185];&quot;::&quot;;[.C185];&quot;::&quot;;[.D185];&quot;::&quot;;[.E185];&quot;::&quot;;[.F185])" office:value-type="string" office:string-value="184::20050183::Joseph Joan::Turner::George::5" calcext:value-type="string">
            <text:p>184::20050183::Joseph Joan::Turner::George::5</text:p>
          </table:table-cell>
          <table:table-cell table:number-columns-repeated="10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050184" calcext:value-type="float">
            <text:p>20050184</text:p>
          </table:table-cell>
          <table:table-cell office:value-type="string" calcext:value-type="string">
            <text:p>Jason Antonio</text:p>
          </table:table-cell>
          <table:table-cell table:style-name="Default" office:value-type="string" calcext:value-type="string">
            <text:p>Wagner</text:p>
          </table:table-cell>
          <table:table-cell table:style-name="Default" office:value-type="string" calcext:value-type="string">
            <text:p>Morrison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186];&quot;::&quot;;[.B186];&quot;::&quot;;[.C186];&quot;::&quot;;[.D186];&quot;::&quot;;[.E186];&quot;::&quot;;[.F186])" office:value-type="string" office:string-value="185::20050184::Jason Antonio::Wagner::Morrison::3" calcext:value-type="string">
            <text:p>185::20050184::Jason Antonio::Wagner::Morrison::3</text:p>
          </table:table-cell>
          <table:table-cell table:number-columns-repeated="101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050185" calcext:value-type="float">
            <text:p>20050185</text:p>
          </table:table-cell>
          <table:table-cell office:value-type="string" calcext:value-type="string">
            <text:p>Jeffrey Doris</text:p>
          </table:table-cell>
          <table:table-cell table:style-name="Default" office:value-type="string" calcext:value-type="string">
            <text:p>Washington</text:p>
          </table:table-cell>
          <table:table-cell table:style-name="Default" office:value-type="string" calcext:value-type="string">
            <text:p>Richards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187];&quot;::&quot;;[.B187];&quot;::&quot;;[.C187];&quot;::&quot;;[.D187];&quot;::&quot;;[.E187];&quot;::&quot;;[.F187])" office:value-type="string" office:string-value="186::20050185::Jeffrey Doris::Washington::Richards::8" calcext:value-type="string">
            <text:p>186::20050185::Jeffrey Doris::Washington::Richards::8</text:p>
          </table:table-cell>
          <table:table-cell table:number-columns-repeated="101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050186" calcext:value-type="float">
            <text:p>20050186</text:p>
          </table:table-cell>
          <table:table-cell office:value-type="string" calcext:value-type="string">
            <text:p>Philip Sandra</text:p>
          </table:table-cell>
          <table:table-cell table:style-name="Default" office:value-type="string" calcext:value-type="string">
            <text:p>Watkins</text:p>
          </table:table-cell>
          <table:table-cell table:style-name="Default" office:value-type="string" calcext:value-type="string">
            <text:p>Carter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188];&quot;::&quot;;[.B188];&quot;::&quot;;[.C188];&quot;::&quot;;[.D188];&quot;::&quot;;[.E188];&quot;::&quot;;[.F188])" office:value-type="string" office:string-value="187::20050186::Philip Sandra::Watkins::Carter::2" calcext:value-type="string">
            <text:p>187::20050186::Philip Sandra::Watkins::Carter::2</text:p>
          </table:table-cell>
          <table:table-cell table:number-columns-repeated="101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050187" calcext:value-type="float">
            <text:p>20050187</text:p>
          </table:table-cell>
          <table:table-cell office:value-type="string" calcext:value-type="string">
            <text:p>Fred Jason</text:p>
          </table:table-cell>
          <table:table-cell table:style-name="Default" office:value-type="string" calcext:value-type="string">
            <text:p>Watkins</text:p>
          </table:table-cell>
          <table:table-cell table:style-name="Default" office:value-type="string" calcext:value-type="string">
            <text:p>Rose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189];&quot;::&quot;;[.B189];&quot;::&quot;;[.C189];&quot;::&quot;;[.D189];&quot;::&quot;;[.E189];&quot;::&quot;;[.F189])" office:value-type="string" office:string-value="188::20050187::Fred Jason::Watkins::Rose::3" calcext:value-type="string">
            <text:p>188::20050187::Fred Jason::Watkins::Rose::3</text:p>
          </table:table-cell>
          <table:table-cell table:number-columns-repeated="101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050188" calcext:value-type="float">
            <text:p>20050188</text:p>
          </table:table-cell>
          <table:table-cell office:value-type="string" calcext:value-type="string">
            <text:p>Irene Janet</text:p>
          </table:table-cell>
          <table:table-cell table:style-name="Default" office:value-type="string" calcext:value-type="string">
            <text:p>Watson</text:p>
          </table:table-cell>
          <table:table-cell table:style-name="Default" office:value-type="string" calcext:value-type="string">
            <text:p>Hawkins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190];&quot;::&quot;;[.B190];&quot;::&quot;;[.C190];&quot;::&quot;;[.D190];&quot;::&quot;;[.E190];&quot;::&quot;;[.F190])" office:value-type="string" office:string-value="189::20050188::Irene Janet::Watson::Hawkins::5" calcext:value-type="string">
            <text:p>189::20050188::Irene Janet::Watson::Hawkins::5</text:p>
          </table:table-cell>
          <table:table-cell table:number-columns-repeated="10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050189" calcext:value-type="float">
            <text:p>20050189</text:p>
          </table:table-cell>
          <table:table-cell office:value-type="string" calcext:value-type="string">
            <text:p>Albert Phyllis</text:p>
          </table:table-cell>
          <table:table-cell table:style-name="Default" office:value-type="string" calcext:value-type="string">
            <text:p>Webb</text:p>
          </table:table-cell>
          <table:table-cell table:style-name="Default" office:value-type="string" calcext:value-type="string">
            <text:p>Frazier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191];&quot;::&quot;;[.B191];&quot;::&quot;;[.C191];&quot;::&quot;;[.D191];&quot;::&quot;;[.E191];&quot;::&quot;;[.F191])" office:value-type="string" office:string-value="190::20050189::Albert Phyllis::Webb::Frazier::1" calcext:value-type="string">
            <text:p>190::20050189::Albert Phyllis::Webb::Frazier::1</text:p>
          </table:table-cell>
          <table:table-cell table:number-columns-repeated="101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0050190" calcext:value-type="float">
            <text:p>20050190</text:p>
          </table:table-cell>
          <table:table-cell office:value-type="string" calcext:value-type="string">
            <text:p>Adam Bruce</text:p>
          </table:table-cell>
          <table:table-cell table:style-name="Default" office:value-type="string" calcext:value-type="string">
            <text:p>Welch</text:p>
          </table:table-cell>
          <table:table-cell table:style-name="Default" office:value-type="string" calcext:value-type="string">
            <text:p>Simmons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192];&quot;::&quot;;[.B192];&quot;::&quot;;[.C192];&quot;::&quot;;[.D192];&quot;::&quot;;[.E192];&quot;::&quot;;[.F192])" office:value-type="string" office:string-value="191::20050190::Adam Bruce::Welch::Simmons::1" calcext:value-type="string">
            <text:p>191::20050190::Adam Bruce::Welch::Simmons::1</text:p>
          </table:table-cell>
          <table:table-cell table:number-columns-repeated="101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050191" calcext:value-type="float">
            <text:p>20050191</text:p>
          </table:table-cell>
          <table:table-cell table:style-name="ce19" office:value-type="string" calcext:value-type="string">
            <text:p>Amanda Aaron</text:p>
          </table:table-cell>
          <table:table-cell table:style-name="Default" office:value-type="string" calcext:value-type="string">
            <text:p>Welch</text:p>
          </table:table-cell>
          <table:table-cell table:style-name="Default" office:value-type="string" calcext:value-type="string">
            <text:p>Ryan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193];&quot;::&quot;;[.B193];&quot;::&quot;;[.C193];&quot;::&quot;;[.D193];&quot;::&quot;;[.E193];&quot;::&quot;;[.F193])" office:value-type="string" office:string-value="192::20050191::Amanda Aaron::Welch::Ryan::6" calcext:value-type="string">
            <text:p>192::20050191::Amanda Aaron::Welch::Ryan::6</text:p>
          </table:table-cell>
          <table:table-cell table:number-columns-repeated="101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050192" calcext:value-type="float">
            <text:p>20050192</text:p>
          </table:table-cell>
          <table:table-cell office:value-type="string" calcext:value-type="string">
            <text:p>Thomas Jeremy</text:p>
          </table:table-cell>
          <table:table-cell table:style-name="Default" office:value-type="string" calcext:value-type="string">
            <text:p>Wheeler</text:p>
          </table:table-cell>
          <table:table-cell table:style-name="Default" office:value-type="string" calcext:value-type="string">
            <text:p>Lopez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194];&quot;::&quot;;[.B194];&quot;::&quot;;[.C194];&quot;::&quot;;[.D194];&quot;::&quot;;[.E194];&quot;::&quot;;[.F194])" office:value-type="string" office:string-value="193::20050192::Thomas Jeremy::Wheeler::Lopez::1" calcext:value-type="string">
            <text:p>193::20050192::Thomas Jeremy::Wheeler::Lopez::1</text:p>
          </table:table-cell>
          <table:table-cell table:number-columns-repeated="101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0050193" calcext:value-type="float">
            <text:p>20050193</text:p>
          </table:table-cell>
          <table:table-cell office:value-type="string" calcext:value-type="string">
            <text:p>Shirley Howard</text:p>
          </table:table-cell>
          <table:table-cell table:style-name="Default" office:value-type="string" calcext:value-type="string">
            <text:p>White</text:p>
          </table:table-cell>
          <table:table-cell table:style-name="Default" office:value-type="string" calcext:value-type="string">
            <text:p>Moreno</text:p>
          </table:table-cell>
          <table:table-cell table:formula="of:=RANDBETWEEN(1;8)" office:value-type="float" office:value="4" calcext:value-type="float">
            <text:p>4</text:p>
          </table:table-cell>
          <table:table-cell/>
          <table:table-cell table:formula="of:=CONCATENATE([.A195];&quot;::&quot;;[.B195];&quot;::&quot;;[.C195];&quot;::&quot;;[.D195];&quot;::&quot;;[.E195];&quot;::&quot;;[.F195])" office:value-type="string" office:string-value="194::20050193::Shirley Howard::White::Moreno::4" calcext:value-type="string">
            <text:p>194::20050193::Shirley Howard::White::Moreno::4</text:p>
          </table:table-cell>
          <table:table-cell table:number-columns-repeated="10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050194" calcext:value-type="float">
            <text:p>20050194</text:p>
          </table:table-cell>
          <table:table-cell office:value-type="string" calcext:value-type="string">
            <text:p>Marilyn Philip</text:p>
          </table:table-cell>
          <table:table-cell table:style-name="Default" office:value-type="string" calcext:value-type="string">
            <text:p>White</text:p>
          </table:table-cell>
          <table:table-cell table:style-name="Default" office:value-type="string" calcext:value-type="string">
            <text:p>Fisher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196];&quot;::&quot;;[.B196];&quot;::&quot;;[.C196];&quot;::&quot;;[.D196];&quot;::&quot;;[.E196];&quot;::&quot;;[.F196])" office:value-type="string" office:string-value="195::20050194::Marilyn Philip::White::Fisher::3" calcext:value-type="string">
            <text:p>195::20050194::Marilyn Philip::White::Fisher::3</text:p>
          </table:table-cell>
          <table:table-cell table:number-columns-repeated="101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0050195" calcext:value-type="float">
            <text:p>20050195</text:p>
          </table:table-cell>
          <table:table-cell office:value-type="string" calcext:value-type="string">
            <text:p>Judy Matthew</text:p>
          </table:table-cell>
          <table:table-cell table:style-name="Default" office:value-type="string" calcext:value-type="string">
            <text:p>White</text:p>
          </table:table-cell>
          <table:table-cell table:style-name="Default" office:value-type="string" calcext:value-type="string">
            <text:p>Snyder</text:p>
          </table:table-cell>
          <table:table-cell table:formula="of:=RANDBETWEEN(1;8)" office:value-type="float" office:value="7" calcext:value-type="float">
            <text:p>7</text:p>
          </table:table-cell>
          <table:table-cell/>
          <table:table-cell table:formula="of:=CONCATENATE([.A197];&quot;::&quot;;[.B197];&quot;::&quot;;[.C197];&quot;::&quot;;[.D197];&quot;::&quot;;[.E197];&quot;::&quot;;[.F197])" office:value-type="string" office:string-value="196::20050195::Judy Matthew::White::Snyder::7" calcext:value-type="string">
            <text:p>196::20050195::Judy Matthew::White::Snyder::7</text:p>
          </table:table-cell>
          <table:table-cell table:number-columns-repeated="101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050196" calcext:value-type="float">
            <text:p>20050196</text:p>
          </table:table-cell>
          <table:table-cell office:value-type="string" calcext:value-type="string">
            <text:p>Scott Kathryn</text:p>
          </table:table-cell>
          <table:table-cell table:style-name="Default" office:value-type="string" calcext:value-type="string">
            <text:p>Wilson</text:p>
          </table:table-cell>
          <table:table-cell table:style-name="Default" office:value-type="string" calcext:value-type="string">
            <text:p>Wallace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198];&quot;::&quot;;[.B198];&quot;::&quot;;[.C198];&quot;::&quot;;[.D198];&quot;::&quot;;[.E198];&quot;::&quot;;[.F198])" office:value-type="string" office:string-value="197::20050196::Scott Kathryn::Wilson::Wallace::2" calcext:value-type="string">
            <text:p>197::20050196::Scott Kathryn::Wilson::Wallace::2</text:p>
          </table:table-cell>
          <table:table-cell table:number-columns-repeated="101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050197" calcext:value-type="float">
            <text:p>20050197</text:p>
          </table:table-cell>
          <table:table-cell office:value-type="string" calcext:value-type="string">
            <text:p>Heather Antonio</text:p>
          </table:table-cell>
          <table:table-cell table:style-name="Default" office:value-type="string" calcext:value-type="string">
            <text:p>Wilson</text:p>
          </table:table-cell>
          <table:table-cell table:style-name="Default" office:value-type="string" calcext:value-type="string">
            <text:p>Edwards</text:p>
          </table:table-cell>
          <table:table-cell table:formula="of:=RANDBETWEEN(1;8)" office:value-type="float" office:value="4" calcext:value-type="float">
            <text:p>4</text:p>
          </table:table-cell>
          <table:table-cell/>
          <table:table-cell table:formula="of:=CONCATENATE([.A199];&quot;::&quot;;[.B199];&quot;::&quot;;[.C199];&quot;::&quot;;[.D199];&quot;::&quot;;[.E199];&quot;::&quot;;[.F199])" office:value-type="string" office:string-value="198::20050197::Heather Antonio::Wilson::Edwards::4" calcext:value-type="string">
            <text:p>198::20050197::Heather Antonio::Wilson::Edwards::4</text:p>
          </table:table-cell>
          <table:table-cell table:number-columns-repeated="101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050198" calcext:value-type="float">
            <text:p>20050198</text:p>
          </table:table-cell>
          <table:table-cell office:value-type="string" calcext:value-type="string">
            <text:p>Daniel Beverly</text:p>
          </table:table-cell>
          <table:table-cell table:style-name="Default" office:value-type="string" calcext:value-type="string">
            <text:p>Woods</text:p>
          </table:table-cell>
          <table:table-cell table:style-name="Default" office:value-type="string" calcext:value-type="string">
            <text:p>Anderson</text:p>
          </table:table-cell>
          <table:table-cell table:formula="of:=RANDBETWEEN(1;8)" office:value-type="float" office:value="7" calcext:value-type="float">
            <text:p>7</text:p>
          </table:table-cell>
          <table:table-cell/>
          <table:table-cell table:formula="of:=CONCATENATE([.A200];&quot;::&quot;;[.B200];&quot;::&quot;;[.C200];&quot;::&quot;;[.D200];&quot;::&quot;;[.E200];&quot;::&quot;;[.F200])" office:value-type="string" office:string-value="199::20050198::Daniel Beverly::Woods::Anderson::7" calcext:value-type="string">
            <text:p>199::20050198::Daniel Beverly::Woods::Anderson::7</text:p>
          </table:table-cell>
          <table:table-cell table:number-columns-repeated="10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50199" calcext:value-type="float">
            <text:p>20050199</text:p>
          </table:table-cell>
          <table:table-cell office:value-type="string" calcext:value-type="string">
            <text:p>Brenda Cynthia</text:p>
          </table:table-cell>
          <table:table-cell table:style-name="Default" office:value-type="string" calcext:value-type="string">
            <text:p>Wright</text:p>
          </table:table-cell>
          <table:table-cell table:style-name="Default" office:value-type="string" calcext:value-type="string">
            <text:p>King</text:p>
          </table:table-cell>
          <table:table-cell table:formula="of:=RANDBETWEEN(1;8)" office:value-type="float" office:value="7" calcext:value-type="float">
            <text:p>7</text:p>
          </table:table-cell>
          <table:table-cell/>
          <table:table-cell table:formula="of:=CONCATENATE([.A201];&quot;::&quot;;[.B201];&quot;::&quot;;[.C201];&quot;::&quot;;[.D201];&quot;::&quot;;[.E201];&quot;::&quot;;[.F201])" office:value-type="string" office:string-value="200::20050199::Brenda Cynthia::Wright::King::7" calcext:value-type="string">
            <text:p>200::20050199::Brenda Cynthia::Wright::King::7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7"/>
          <table:table-cell table:number-columns-repeated="1015"/>
        </table:table-row>
        <table:table-row table:style-name="ro1" table:number-rows-repeated="104837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2" table:target-range-address="alumnos.D2:alumnos.D20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8">00/00/0000</text:date>, <text:time style:data-style-name="N2" text:time-value="11:46:10.8586343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0:20:38.824063615</meta:creation-date>
    <meta:generator>LibreOffice/5.1.4.2$Linux_X86_64 LibreOffice_project/10m0$Build-2</meta:generator>
    <dc:date>2017-01-28T11:57:28.499629815</dc:date>
    <meta:editing-duration>PT37M2S</meta:editing-duration>
    <meta:editing-cycles>9</meta:editing-cycles>
    <meta:document-statistic meta:table-count="3" meta:cell-count="1479" meta:object-count="0"/>
  </office:meta>
</office:document-meta>
</file>